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2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4.96mm" fo:break-before="auto" style:use-optimal-row-height="false"/>
    </style:style>
    <style:style style:name="ro5" style:family="table-row">
      <style:table-row-properties style:row-height="4.29mm" fo:break-before="auto" style:use-optimal-row-height="false"/>
    </style:style>
    <style:style style:name="ro6" style:family="table-row">
      <style:table-row-properties style:row-height="9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 fo:border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dddddd" fo:border="0.99pt solid #000000"/>
    </style:style>
    <style:style style:name="ce6" style:family="table-cell" style:parent-style-name="Default">
      <style:table-cell-properties fo:background-color="#dddddd" style:text-align-source="fix" style:repeat-content="false" fo:border="0.99pt solid #000000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 style:data-style-name="N107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3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 style:data-style-name="N107">
      <style:table-cell-properties fo:border-bottom="0.06pt solid #000000" fo:border-left="none" fo:border-right="none" fo:border-top="0.06pt solid #000000"/>
    </style:style>
    <style:style style:name="ce2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6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position="-33% 58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Laptop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Alphabet «ab», malloc</text:p>
          </table:table-cell>
          <table:covered-table-cell table:number-columns-repeated="16"/>
          <table:covered-table-cell table:style-name="ce15"/>
          <table:covered-table-cell table:number-columns-repeated="8"/>
          <table:table-cell/>
        </table:table-row>
        <table:table-row table:style-name="ro2">
          <table:table-cell table:style-name="ce2" office:value-type="string" calcext:value-type="string">
            <text:p>WL</text:p>
          </table:table-cell>
          <table:table-cell table:style-name="ce2" office:value-type="string" calcext:value-type="string">
            <text:p>1-1</text:p>
          </table:table-cell>
          <table:table-cell table:style-name="ce2" office:value-type="string" calcext:value-type="string">
            <text:p>1-2</text:p>
          </table:table-cell>
          <table:table-cell table:style-name="ce2" office:value-type="string" calcext:value-type="string">
            <text:p>1-3</text:p>
          </table:table-cell>
          <table:table-cell table:style-name="ce2" office:value-type="string" calcext:value-type="string">
            <text:p>1-4</text:p>
          </table:table-cell>
          <table:table-cell table:style-name="ce2" office:value-type="string" calcext:value-type="string">
            <text:p>1-5</text:p>
          </table:table-cell>
          <table:table-cell table:style-name="ce2" office:value-type="string" calcext:value-type="string">
            <text:p>1-6</text:p>
          </table:table-cell>
          <table:table-cell table:style-name="ce2" office:value-type="string" calcext:value-type="string">
            <text:p>1-7</text:p>
          </table:table-cell>
          <table:table-cell table:style-name="ce2" office:value-type="string" calcext:value-type="string">
            <text:p>1-8</text:p>
          </table:table-cell>
          <table:table-cell table:style-name="ce2" office:value-type="string" calcext:value-type="string">
            <text:p>1-9</text:p>
          </table:table-cell>
          <table:table-cell table:style-name="ce2" office:value-type="string" calcext:value-type="string">
            <text:p>1-10</text:p>
          </table:table-cell>
          <table:table-cell table:style-name="ce2" office:value-type="string" calcext:value-type="string">
            <text:p>1-11</text:p>
          </table:table-cell>
          <table:table-cell table:style-name="ce2" office:value-type="string" calcext:value-type="string">
            <text:p>1-12</text:p>
          </table:table-cell>
          <table:table-cell table:style-name="ce2" office:value-type="string" calcext:value-type="string">
            <text:p>1-13</text:p>
          </table:table-cell>
          <table:table-cell table:style-name="ce2" office:value-type="string" calcext:value-type="string">
            <text:p>1-14</text:p>
          </table:table-cell>
          <table:table-cell table:style-name="ce2" office:value-type="string" calcext:value-type="string">
            <text:p>1-15</text:p>
          </table:table-cell>
          <table:table-cell table:style-name="ce2" office:value-type="string" calcext:value-type="string">
            <text:p>1-16</text:p>
          </table:table-cell>
          <table:table-cell table:style-name="ce2" office:value-type="string" calcext:value-type="string">
            <text:p>1-17</text:p>
          </table:table-cell>
          <table:table-cell table:style-name="ce2" office:value-type="string" calcext:value-type="string">
            <text:p>1-18</text:p>
          </table:table-cell>
          <table:table-cell table:style-name="ce2" office:value-type="string" calcext:value-type="string">
            <text:p>1-19</text:p>
          </table:table-cell>
          <table:table-cell table:style-name="ce2" office:value-type="string" calcext:value-type="string">
            <text:p>1-20</text:p>
          </table:table-cell>
          <table:table-cell table:style-name="ce2" office:value-type="string" calcext:value-type="string">
            <text:p>1-21</text:p>
          </table:table-cell>
          <table:table-cell table:style-name="ce2" office:value-type="string" calcext:value-type="string">
            <text:p>1-22</text:p>
          </table:table-cell>
          <table:table-cell table:style-name="ce2" office:value-type="string" calcext:value-type="string">
            <text:p>1-23</text:p>
          </table:table-cell>
          <table:table-cell table:style-name="ce2" office:value-type="string" calcext:value-type="string">
            <text:p>1-24</text:p>
          </table:table-cell>
          <table:table-cell table:style-name="ce2" office:value-type="string" calcext:value-type="string">
            <text:p>1-25</text:p>
          </table:table-cell>
          <table:table-cell/>
        </table:table-row>
        <table:table-row table:style-name="ro2">
          <table:table-cell table:style-name="ce2" office:value-type="string" calcext:value-type="string">
            <text:p>Serial</text:p>
          </table:table-cell>
          <table:table-cell table:style-name="ce10" office:value-type="float" office:value="0.000007" calcext:value-type="float">
            <text:p>0,000007</text:p>
          </table:table-cell>
          <table:table-cell table:style-name="ce19" office:value-type="float" office:value="0.000009" calcext:value-type="float">
            <text:p>0,000009</text:p>
          </table:table-cell>
          <table:table-cell table:style-name="ce19" office:value-type="float" office:value="0.000013" calcext:value-type="float">
            <text:p>0,000013</text:p>
          </table:table-cell>
          <table:table-cell table:style-name="ce19" office:value-type="float" office:value="0.000019" calcext:value-type="float">
            <text:p>0,000019</text:p>
          </table:table-cell>
          <table:table-cell table:style-name="ce19" office:value-type="float" office:value="0.000031" calcext:value-type="float">
            <text:p>0,000031</text:p>
          </table:table-cell>
          <table:table-cell table:style-name="ce19" office:value-type="float" office:value="0.000055" calcext:value-type="float">
            <text:p>0,000055</text:p>
          </table:table-cell>
          <table:table-cell table:style-name="ce19" office:value-type="float" office:value="0.000102" calcext:value-type="float">
            <text:p>0,000102</text:p>
          </table:table-cell>
          <table:table-cell table:style-name="ce19" office:value-type="float" office:value="0.000197" calcext:value-type="float">
            <text:p>0,000197</text:p>
          </table:table-cell>
          <table:table-cell table:style-name="ce19" office:value-type="float" office:value="0.000389" calcext:value-type="float">
            <text:p>0,000389</text:p>
          </table:table-cell>
          <table:table-cell table:style-name="ce19" office:value-type="float" office:value="0.000832" calcext:value-type="float">
            <text:p>0,000832</text:p>
          </table:table-cell>
          <table:table-cell table:style-name="ce19" office:value-type="float" office:value="0.001631" calcext:value-type="float">
            <text:p>0,001631</text:p>
          </table:table-cell>
          <table:table-cell table:style-name="ce19" office:value-type="float" office:value="0.003288" calcext:value-type="float">
            <text:p>0,003288</text:p>
          </table:table-cell>
          <table:table-cell table:style-name="ce19" office:value-type="float" office:value="0.006658" calcext:value-type="float">
            <text:p>0,006658</text:p>
          </table:table-cell>
          <table:table-cell table:style-name="ce19" office:value-type="float" office:value="0.015506" calcext:value-type="float">
            <text:p>0,015506</text:p>
          </table:table-cell>
          <table:table-cell table:style-name="ce19" office:value-type="float" office:value="0.034074" calcext:value-type="float">
            <text:p>0,034074</text:p>
          </table:table-cell>
          <table:table-cell table:style-name="ce20" office:value-type="float" office:value="0.055436" calcext:value-type="float">
            <text:p>0,055436</text:p>
          </table:table-cell>
          <table:table-cell table:style-name="ce20" office:value-type="float" office:value="0.114304" calcext:value-type="float">
            <text:p>0,114304</text:p>
          </table:table-cell>
          <table:table-cell table:style-name="ce20" office:value-type="float" office:value="0.230439" calcext:value-type="float">
            <text:p>0,230439</text:p>
          </table:table-cell>
          <table:table-cell table:style-name="ce20" office:value-type="float" office:value="0.474591" calcext:value-type="float">
            <text:p>0,474591</text:p>
          </table:table-cell>
          <table:table-cell table:style-name="ce20" office:value-type="float" office:value="1.121803" calcext:value-type="float">
            <text:p>1,121803</text:p>
          </table:table-cell>
          <table:table-cell table:style-name="ce20" office:value-type="float" office:value="2.185189" calcext:value-type="float">
            <text:p>2,185189</text:p>
          </table:table-cell>
          <table:table-cell table:style-name="ce20" office:value-type="float" office:value="4.507917" calcext:value-type="float">
            <text:p>4,507917</text:p>
          </table:table-cell>
          <table:table-cell table:style-name="ce20" office:value-type="float" office:value="8.718166" calcext:value-type="float">
            <text:p>8,718166</text:p>
          </table:table-cell>
          <table:table-cell table:style-name="ce20" office:value-type="float" office:value="17.061946" calcext:value-type="float">
            <text:p>17,061946</text:p>
          </table:table-cell>
          <table:table-cell table:style-name="ce26" office:value-type="float" office:value="33.229442" calcext:value-type="float">
            <text:p>33,229442</text:p>
          </table:table-cell>
          <table:table-cell/>
        </table:table-row>
        <table:table-row table:style-name="ro2">
          <table:table-cell table:style-name="ce2" office:value-type="string" calcext:value-type="string">
            <text:p>P2 min</text:p>
          </table:table-cell>
          <table:table-cell table:style-name="ce18" office:value-type="float" office:value="0.000019" calcext:value-type="float">
            <text:p>0,000019</text:p>
          </table:table-cell>
          <table:table-cell table:style-name="ce18" office:value-type="float" office:value="0.000021" calcext:value-type="float">
            <text:p>0,000021</text:p>
          </table:table-cell>
          <table:table-cell table:style-name="ce18" office:value-type="float" office:value="0.000027" calcext:value-type="float">
            <text:p>0,000027</text:p>
          </table:table-cell>
          <table:table-cell table:style-name="ce18" office:value-type="float" office:value="0.00003" calcext:value-type="float">
            <text:p>0,000030</text:p>
          </table:table-cell>
          <table:table-cell table:style-name="ce18" office:value-type="float" office:value="0.000037" calcext:value-type="float">
            <text:p>0,000037</text:p>
          </table:table-cell>
          <table:table-cell table:style-name="ce18" office:value-type="float" office:value="0.00005" calcext:value-type="float">
            <text:p>0,000050</text:p>
          </table:table-cell>
          <table:table-cell table:style-name="ce18" office:value-type="float" office:value="0.000075" calcext:value-type="float">
            <text:p>0,000075</text:p>
          </table:table-cell>
          <table:table-cell table:style-name="ce18" office:value-type="float" office:value="0.000124" calcext:value-type="float">
            <text:p>0,000124</text:p>
          </table:table-cell>
          <table:table-cell table:style-name="ce18" office:value-type="float" office:value="0.000222" calcext:value-type="float">
            <text:p>0,000222</text:p>
          </table:table-cell>
          <table:table-cell table:style-name="ce18" office:value-type="float" office:value="0.000419" calcext:value-type="float">
            <text:p>0,000419</text:p>
          </table:table-cell>
          <table:table-cell table:style-name="ce18" office:value-type="float" office:value="0.000818" calcext:value-type="float">
            <text:p>0,000818</text:p>
          </table:table-cell>
          <table:table-cell table:style-name="ce18" office:value-type="float" office:value="0.001616" calcext:value-type="float">
            <text:p>0,001616</text:p>
          </table:table-cell>
          <table:table-cell table:style-name="ce18" office:value-type="float" office:value="0.003631" calcext:value-type="float">
            <text:p>0,003631</text:p>
          </table:table-cell>
          <table:table-cell table:style-name="ce18" office:value-type="float" office:value="0.007276" calcext:value-type="float">
            <text:p>0,007276</text:p>
          </table:table-cell>
          <table:table-cell table:style-name="ce18" office:value-type="float" office:value="0.014528" calcext:value-type="float">
            <text:p>0,014528</text:p>
          </table:table-cell>
          <table:table-cell table:style-name="ce18" office:value-type="float" office:value="0.030789" calcext:value-type="float">
            <text:p>0,030789</text:p>
          </table:table-cell>
          <table:table-cell table:style-name="ce18" office:value-type="float" office:value="0.063581" calcext:value-type="float">
            <text:p>0,063581</text:p>
          </table:table-cell>
          <table:table-cell table:style-name="ce18" office:value-type="float" office:value="0.128882" calcext:value-type="float">
            <text:p>0,128882</text:p>
          </table:table-cell>
          <table:table-cell table:style-name="ce18" office:value-type="float" office:value="0.258843" calcext:value-type="float">
            <text:p>0,258843</text:p>
          </table:table-cell>
          <table:table-cell table:style-name="ce18" office:value-type="float" office:value="0.520044" calcext:value-type="float">
            <text:p>0,520044</text:p>
          </table:table-cell>
          <table:table-cell table:style-name="ce18" office:value-type="float" office:value="1.035222" calcext:value-type="float">
            <text:p>1,035222</text:p>
          </table:table-cell>
          <table:table-cell table:style-name="ce18" office:value-type="float" office:value="1.986688" calcext:value-type="float">
            <text:p>1,986688</text:p>
          </table:table-cell>
          <table:table-cell table:style-name="ce18" office:value-type="float" office:value="3.831908" calcext:value-type="float">
            <text:p>3,831908</text:p>
          </table:table-cell>
          <table:table-cell table:style-name="ce18" office:value-type="float" office:value="7.570622" calcext:value-type="float">
            <text:p>7,570622</text:p>
          </table:table-cell>
          <table:table-cell table:style-name="ce18" office:value-type="float" office:value="15.150021" calcext:value-type="float">
            <text:p>15,15002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ce2" office:value-type="string" calcext:value-type="string">
            <text:p>P2 max</text:p>
          </table:table-cell>
          <table:table-cell table:style-name="ce18" office:value-type="float" office:value="0.000022" calcext:value-type="float">
            <text:p>0,000022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32" calcext:value-type="float">
            <text:p>0,000032</text:p>
          </table:table-cell>
          <table:table-cell table:style-name="ce18" office:value-type="float" office:value="0.000037" calcext:value-type="float">
            <text:p>0,000037</text:p>
          </table:table-cell>
          <table:table-cell table:style-name="ce18" office:value-type="float" office:value="0.000046" calcext:value-type="float">
            <text:p>0,000046</text:p>
          </table:table-cell>
          <table:table-cell table:style-name="ce18" office:value-type="float" office:value="0.000063" calcext:value-type="float">
            <text:p>0,000063</text:p>
          </table:table-cell>
          <table:table-cell table:style-name="ce18" office:value-type="float" office:value="0.000096" calcext:value-type="float">
            <text:p>0,000096</text:p>
          </table:table-cell>
          <table:table-cell table:style-name="ce18" office:value-type="float" office:value="0.000162" calcext:value-type="float">
            <text:p>0,000162</text:p>
          </table:table-cell>
          <table:table-cell table:style-name="ce18" office:value-type="float" office:value="0.000291" calcext:value-type="float">
            <text:p>0,000291</text:p>
          </table:table-cell>
          <table:table-cell table:style-name="ce18" office:value-type="float" office:value="0.000587" calcext:value-type="float">
            <text:p>0,000587</text:p>
          </table:table-cell>
          <table:table-cell table:style-name="ce18" office:value-type="float" office:value="0.001125" calcext:value-type="float">
            <text:p>0,001125</text:p>
          </table:table-cell>
          <table:table-cell table:style-name="ce18" office:value-type="float" office:value="0.002247" calcext:value-type="float">
            <text:p>0,002247</text:p>
          </table:table-cell>
          <table:table-cell table:style-name="ce18" office:value-type="float" office:value="0.004398" calcext:value-type="float">
            <text:p>0,004398</text:p>
          </table:table-cell>
          <table:table-cell table:style-name="ce18" office:value-type="float" office:value="0.008686" calcext:value-type="float">
            <text:p>0,008686</text:p>
          </table:table-cell>
          <table:table-cell table:style-name="ce18" office:value-type="float" office:value="0.017716" calcext:value-type="float">
            <text:p>0,017716</text:p>
          </table:table-cell>
          <table:table-cell table:style-name="ce18" office:value-type="float" office:value="0.035543" calcext:value-type="float">
            <text:p>0,035543</text:p>
          </table:table-cell>
          <table:table-cell table:style-name="ce18" office:value-type="float" office:value="0.068114" calcext:value-type="float">
            <text:p>0,068114</text:p>
          </table:table-cell>
          <table:table-cell table:style-name="ce18" office:value-type="float" office:value="0.130592" calcext:value-type="float">
            <text:p>0,130592</text:p>
          </table:table-cell>
          <table:table-cell table:style-name="ce18" office:value-type="float" office:value="0.263295" calcext:value-type="float">
            <text:p>0,263295</text:p>
          </table:table-cell>
          <table:table-cell table:style-name="ce18" office:value-type="float" office:value="0.524295" calcext:value-type="float">
            <text:p>0,524295</text:p>
          </table:table-cell>
          <table:table-cell table:style-name="ce18" office:value-type="float" office:value="1.041061" calcext:value-type="float">
            <text:p>1,041061</text:p>
          </table:table-cell>
          <table:table-cell table:style-name="ce18" office:value-type="float" office:value="1.99432" calcext:value-type="float">
            <text:p>1,994320</text:p>
          </table:table-cell>
          <table:table-cell table:style-name="ce18" office:value-type="float" office:value="3.84115" calcext:value-type="float">
            <text:p>3,841150</text:p>
          </table:table-cell>
          <table:table-cell table:style-name="ce18" office:value-type="float" office:value="7.594508" calcext:value-type="float">
            <text:p>7,594508</text:p>
          </table:table-cell>
          <table:table-cell table:style-name="ce18" office:value-type="float" office:value="15.174548" calcext:value-type="float">
            <text:p>15,17454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2" office:value-type="string" calcext:value-type="string">
            <text:p>P2 avg</text:p>
          </table:table-cell>
          <table:table-cell table:style-name="ce18" office:value-type="float" office:value="0.00002" calcext:value-type="float">
            <text:p>0,000020</text:p>
          </table:table-cell>
          <table:table-cell table:style-name="ce18" office:value-type="float" office:value="0.000022" calcext:value-type="float">
            <text:p>0,000022</text:p>
          </table:table-cell>
          <table:table-cell table:style-name="ce18" office:value-type="float" office:value="0.000029" calcext:value-type="float">
            <text:p>0,000029</text:p>
          </table:table-cell>
          <table:table-cell table:style-name="ce18" office:value-type="float" office:value="0.000034" calcext:value-type="float">
            <text:p>0,000034</text:p>
          </table:table-cell>
          <table:table-cell table:style-name="ce18" office:value-type="float" office:value="0.000041" calcext:value-type="float">
            <text:p>0,000041</text:p>
          </table:table-cell>
          <table:table-cell table:style-name="ce18" office:value-type="float" office:value="0.000056" calcext:value-type="float">
            <text:p>0,000056</text:p>
          </table:table-cell>
          <table:table-cell table:style-name="ce18" office:value-type="float" office:value="0.000085" calcext:value-type="float">
            <text:p>0,000085</text:p>
          </table:table-cell>
          <table:table-cell table:style-name="ce18" office:value-type="float" office:value="0.000143" calcext:value-type="float">
            <text:p>0,000143</text:p>
          </table:table-cell>
          <table:table-cell table:style-name="ce18" office:value-type="float" office:value="0.000257" calcext:value-type="float">
            <text:p>0,000257</text:p>
          </table:table-cell>
          <table:table-cell table:style-name="ce18" office:value-type="float" office:value="0.000503" calcext:value-type="float">
            <text:p>0,000503</text:p>
          </table:table-cell>
          <table:table-cell table:style-name="ce18" office:value-type="float" office:value="0.000971" calcext:value-type="float">
            <text:p>0,000971</text:p>
          </table:table-cell>
          <table:table-cell table:style-name="ce18" office:value-type="float" office:value="0.001931" calcext:value-type="float">
            <text:p>0,001931</text:p>
          </table:table-cell>
          <table:table-cell table:style-name="ce18" office:value-type="float" office:value="0.004014" calcext:value-type="float">
            <text:p>0,004014</text:p>
          </table:table-cell>
          <table:table-cell table:style-name="ce18" office:value-type="float" office:value="0.007981" calcext:value-type="float">
            <text:p>0,007981</text:p>
          </table:table-cell>
          <table:table-cell table:style-name="ce18" office:value-type="float" office:value="0.016122" calcext:value-type="float">
            <text:p>0,016122</text:p>
          </table:table-cell>
          <table:table-cell table:style-name="ce18" office:value-type="float" office:value="0.033166" calcext:value-type="float">
            <text:p>0,033166</text:p>
          </table:table-cell>
          <table:table-cell table:style-name="ce18" office:value-type="float" office:value="0.065847" calcext:value-type="float">
            <text:p>0,065847</text:p>
          </table:table-cell>
          <table:table-cell table:style-name="ce18" office:value-type="float" office:value="0.129737" calcext:value-type="float">
            <text:p>0,129737</text:p>
          </table:table-cell>
          <table:table-cell table:style-name="ce18" office:value-type="float" office:value="0.261069" calcext:value-type="float">
            <text:p>0,261069</text:p>
          </table:table-cell>
          <table:table-cell table:style-name="ce18" office:value-type="float" office:value="0.52217" calcext:value-type="float">
            <text:p>0,522170</text:p>
          </table:table-cell>
          <table:table-cell table:style-name="ce18" office:value-type="float" office:value="1.038142" calcext:value-type="float">
            <text:p>1,038142</text:p>
          </table:table-cell>
          <table:table-cell table:style-name="ce18" office:value-type="float" office:value="1.990504" calcext:value-type="float">
            <text:p>1,990504</text:p>
          </table:table-cell>
          <table:table-cell table:style-name="ce18" office:value-type="float" office:value="3.836529" calcext:value-type="float">
            <text:p>3,836529</text:p>
          </table:table-cell>
          <table:table-cell table:style-name="ce18" office:value-type="float" office:value="7.582565" calcext:value-type="float">
            <text:p>7,582565</text:p>
          </table:table-cell>
          <table:table-cell table:style-name="ce18" office:value-type="float" office:value="15.162284" calcext:value-type="float">
            <text:p>15,16228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style-name="ce2" office:value-type="string" calcext:value-type="string">
            <text:p>P4 min</text:p>
          </table:table-cell>
          <table:table-cell table:style-name="ce18" office:value-type="float" office:value="0.000007" calcext:value-type="float">
            <text:p>0,000007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35" calcext:value-type="float">
            <text:p>0,000035</text:p>
          </table:table-cell>
          <table:table-cell table:style-name="ce18" office:value-type="float" office:value="0.000038" calcext:value-type="float">
            <text:p>0,000038</text:p>
          </table:table-cell>
          <table:table-cell table:style-name="ce18" office:value-type="float" office:value="0.000043" calcext:value-type="float">
            <text:p>0,000043</text:p>
          </table:table-cell>
          <table:table-cell table:style-name="ce18" office:value-type="float" office:value="0.000054" calcext:value-type="float">
            <text:p>0,000054</text:p>
          </table:table-cell>
          <table:table-cell table:style-name="ce18" office:value-type="float" office:value="0.000074" calcext:value-type="float">
            <text:p>0,000074</text:p>
          </table:table-cell>
          <table:table-cell table:style-name="ce18" office:value-type="float" office:value="0.000113" calcext:value-type="float">
            <text:p>0,000113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18" office:value-type="float" office:value="0.000344" calcext:value-type="float">
            <text:p>0,000344</text:p>
          </table:table-cell>
          <table:table-cell table:style-name="ce18" office:value-type="float" office:value="0.000655" calcext:value-type="float">
            <text:p>0,000655</text:p>
          </table:table-cell>
          <table:table-cell table:style-name="ce18" office:value-type="float" office:value="0.001279" calcext:value-type="float">
            <text:p>0,001279</text:p>
          </table:table-cell>
          <table:table-cell table:style-name="ce18" office:value-type="float" office:value="0.002531" calcext:value-type="float">
            <text:p>0,002531</text:p>
          </table:table-cell>
          <table:table-cell table:style-name="ce18" office:value-type="float" office:value="0.005052" calcext:value-type="float">
            <text:p>0,005052</text:p>
          </table:table-cell>
          <table:table-cell table:style-name="ce18" office:value-type="float" office:value="0.010146" calcext:value-type="float">
            <text:p>0,010146</text:p>
          </table:table-cell>
          <table:table-cell table:style-name="ce18" office:value-type="float" office:value="0.020519" calcext:value-type="float">
            <text:p>0,020519</text:p>
          </table:table-cell>
          <table:table-cell table:style-name="ce18" office:value-type="float" office:value="0.041312" calcext:value-type="float">
            <text:p>0,041312</text:p>
          </table:table-cell>
          <table:table-cell table:style-name="ce18" office:value-type="float" office:value="0.083284" calcext:value-type="float">
            <text:p>0,083284</text:p>
          </table:table-cell>
          <table:table-cell table:style-name="ce18" office:value-type="float" office:value="0.168733" calcext:value-type="float">
            <text:p>0,168733</text:p>
          </table:table-cell>
          <table:table-cell table:style-name="ce18" office:value-type="float" office:value="0.380217" calcext:value-type="float">
            <text:p>0,380217</text:p>
          </table:table-cell>
          <table:table-cell table:style-name="ce18" office:value-type="float" office:value="0.745353" calcext:value-type="float">
            <text:p>0,745353</text:p>
          </table:table-cell>
          <table:table-cell table:style-name="ce18" office:value-type="float" office:value="1.468966" calcext:value-type="float">
            <text:p>1,468966</text:p>
          </table:table-cell>
          <table:table-cell table:style-name="ce18" office:value-type="float" office:value="2.918233" calcext:value-type="float">
            <text:p>2,918233</text:p>
          </table:table-cell>
          <table:table-cell table:style-name="ce18" office:value-type="float" office:value="5.809031" calcext:value-type="float">
            <text:p>5,809031</text:p>
          </table:table-cell>
          <table:table-cell table:style-name="ce18" office:value-type="float" office:value="11.602818" calcext:value-type="float">
            <text:p>11,602818</text:p>
          </table:table-cell>
          <table:table-cell/>
        </table:table-row>
        <table:table-row table:style-name="ro2">
          <table:table-cell table:style-name="ce2" office:value-type="string" calcext:value-type="string">
            <text:p>P4 max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24" calcext:value-type="float">
            <text:p>0,000024</text:p>
          </table:table-cell>
          <table:table-cell table:style-name="ce18" office:value-type="float" office:value="0.000036" calcext:value-type="float">
            <text:p>0,000036</text:p>
          </table:table-cell>
          <table:table-cell table:style-name="ce18" office:value-type="float" office:value="0.000039" calcext:value-type="float">
            <text:p>0,000039</text:p>
          </table:table-cell>
          <table:table-cell table:style-name="ce18" office:value-type="float" office:value="0.000045" calcext:value-type="float">
            <text:p>0,000045</text:p>
          </table:table-cell>
          <table:table-cell table:style-name="ce18" office:value-type="float" office:value="0.000055" calcext:value-type="float">
            <text:p>0,000055</text:p>
          </table:table-cell>
          <table:table-cell table:style-name="ce18" office:value-type="float" office:value="0.000075" calcext:value-type="float">
            <text:p>0,000075</text:p>
          </table:table-cell>
          <table:table-cell table:style-name="ce18" office:value-type="float" office:value="0.000114" calcext:value-type="float">
            <text:p>0,000114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18" office:value-type="float" office:value="0.000345" calcext:value-type="float">
            <text:p>0,000345</text:p>
          </table:table-cell>
          <table:table-cell table:style-name="ce18" office:value-type="float" office:value="0.000659" calcext:value-type="float">
            <text:p>0,000659</text:p>
          </table:table-cell>
          <table:table-cell table:style-name="ce18" office:value-type="float" office:value="0.001281" calcext:value-type="float">
            <text:p>0,001281</text:p>
          </table:table-cell>
          <table:table-cell table:style-name="ce18" office:value-type="float" office:value="0.002545" calcext:value-type="float">
            <text:p>0,002545</text:p>
          </table:table-cell>
          <table:table-cell table:style-name="ce18" office:value-type="float" office:value="0.005257" calcext:value-type="float">
            <text:p>0,005257</text:p>
          </table:table-cell>
          <table:table-cell table:style-name="ce18" office:value-type="float" office:value="0.010509" calcext:value-type="float">
            <text:p>0,010509</text:p>
          </table:table-cell>
          <table:table-cell table:style-name="ce18" office:value-type="float" office:value="0.02595" calcext:value-type="float">
            <text:p>0,025950</text:p>
          </table:table-cell>
          <table:table-cell table:style-name="ce18" office:value-type="float" office:value="0.05333" calcext:value-type="float">
            <text:p>0,053330</text:p>
          </table:table-cell>
          <table:table-cell table:style-name="ce18" office:value-type="float" office:value="0.115059" calcext:value-type="float">
            <text:p>0,115059</text:p>
          </table:table-cell>
          <table:table-cell table:style-name="ce18" office:value-type="float" office:value="0.234233" calcext:value-type="float">
            <text:p>0,234233</text:p>
          </table:table-cell>
          <table:table-cell table:style-name="ce18" office:value-type="float" office:value="0.449589" calcext:value-type="float">
            <text:p>0,449589</text:p>
          </table:table-cell>
          <table:table-cell table:style-name="ce18" office:value-type="float" office:value="0.806998" calcext:value-type="float">
            <text:p>0,806998</text:p>
          </table:table-cell>
          <table:table-cell table:style-name="ce18" office:value-type="float" office:value="1.518203" calcext:value-type="float">
            <text:p>1,518203</text:p>
          </table:table-cell>
          <table:table-cell table:style-name="ce18" office:value-type="float" office:value="2.948897" calcext:value-type="float">
            <text:p>2,948897</text:p>
          </table:table-cell>
          <table:table-cell table:style-name="ce18" office:value-type="float" office:value="5.868357" calcext:value-type="float">
            <text:p>5,868357</text:p>
          </table:table-cell>
          <table:table-cell table:style-name="ce18" office:value-type="float" office:value="11.77757" calcext:value-type="float">
            <text:p>11,777570</text:p>
          </table:table-cell>
          <table:table-cell/>
        </table:table-row>
        <table:table-row table:style-name="ro2">
          <table:table-cell table:style-name="ce2" office:value-type="string" calcext:value-type="string">
            <text:p>P4 avg</text:p>
          </table:table-cell>
          <table:table-cell table:style-name="ce18" office:value-type="float" office:value="0.000015" calcext:value-type="float">
            <text:p>0,000015</text:p>
          </table:table-cell>
          <table:table-cell table:style-name="ce18" office:value-type="float" office:value="0.000023" calcext:value-type="float">
            <text:p>0,000023</text:p>
          </table:table-cell>
          <table:table-cell table:style-name="ce18" office:value-type="float" office:value="0.000036" calcext:value-type="float">
            <text:p>0,000036</text:p>
          </table:table-cell>
          <table:table-cell table:style-name="ce18" office:value-type="float" office:value="0.000039" calcext:value-type="float">
            <text:p>0,000039</text:p>
          </table:table-cell>
          <table:table-cell table:style-name="ce18" office:value-type="float" office:value="0.000044" calcext:value-type="float">
            <text:p>0,000044</text:p>
          </table:table-cell>
          <table:table-cell table:style-name="ce18" office:value-type="float" office:value="0.000055" calcext:value-type="float">
            <text:p>0,000055</text:p>
          </table:table-cell>
          <table:table-cell table:style-name="ce18" office:value-type="float" office:value="0.000075" calcext:value-type="float">
            <text:p>0,000075</text:p>
          </table:table-cell>
          <table:table-cell table:style-name="ce18" office:value-type="float" office:value="0.000114" calcext:value-type="float">
            <text:p>0,000114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18" office:value-type="float" office:value="0.000344" calcext:value-type="float">
            <text:p>0,000344</text:p>
          </table:table-cell>
          <table:table-cell table:style-name="ce18" office:value-type="float" office:value="0.000657" calcext:value-type="float">
            <text:p>0,000657</text:p>
          </table:table-cell>
          <table:table-cell table:style-name="ce18" office:value-type="float" office:value="0.001281" calcext:value-type="float">
            <text:p>0,001281</text:p>
          </table:table-cell>
          <table:table-cell table:style-name="ce18" office:value-type="float" office:value="0.002538" calcext:value-type="float">
            <text:p>0,002538</text:p>
          </table:table-cell>
          <table:table-cell table:style-name="ce18" office:value-type="float" office:value="0.005123" calcext:value-type="float">
            <text:p>0,005123</text:p>
          </table:table-cell>
          <table:table-cell table:style-name="ce18" office:value-type="float" office:value="0.010366" calcext:value-type="float">
            <text:p>0,010366</text:p>
          </table:table-cell>
          <table:table-cell table:style-name="ce18" office:value-type="float" office:value="0.022268" calcext:value-type="float">
            <text:p>0,022268</text:p>
          </table:table-cell>
          <table:table-cell table:style-name="ce18" office:value-type="float" office:value="0.045235" calcext:value-type="float">
            <text:p>0,045235</text:p>
          </table:table-cell>
          <table:table-cell table:style-name="ce18" office:value-type="float" office:value="0.093303" calcext:value-type="float">
            <text:p>0,093303</text:p>
          </table:table-cell>
          <table:table-cell table:style-name="ce18" office:value-type="float" office:value="0.201909" calcext:value-type="float">
            <text:p>0,201909</text:p>
          </table:table-cell>
          <table:table-cell table:style-name="ce18" office:value-type="float" office:value="0.41557" calcext:value-type="float">
            <text:p>0,415570</text:p>
          </table:table-cell>
          <table:table-cell table:style-name="ce18" office:value-type="float" office:value="0.772866" calcext:value-type="float">
            <text:p>0,772866</text:p>
          </table:table-cell>
          <table:table-cell table:style-name="ce18" office:value-type="float" office:value="1.490442" calcext:value-type="float">
            <text:p>1,490442</text:p>
          </table:table-cell>
          <table:table-cell table:style-name="ce18" office:value-type="float" office:value="2.939111" calcext:value-type="float">
            <text:p>2,939111</text:p>
          </table:table-cell>
          <table:table-cell table:style-name="ce18" office:value-type="float" office:value="5.837159" calcext:value-type="float">
            <text:p>5,837159</text:p>
          </table:table-cell>
          <table:table-cell table:style-name="ce18" office:value-type="float" office:value="11.694215" calcext:value-type="float">
            <text:p>11,694215</text:p>
          </table:table-cell>
          <table:table-cell/>
        </table:table-row>
        <table:table-row table:style-name="ro2">
          <table:table-cell table:style-name="ce2" office:value-type="string" calcext:value-type="string">
            <text:p>P8 min</text:p>
          </table:table-cell>
          <table:table-cell table:style-name="ce18" office:value-type="float" office:value="0.000006" calcext:value-type="float">
            <text:p>0,000006</text:p>
          </table:table-cell>
          <table:table-cell table:style-name="ce18" office:value-type="float" office:value="0.000014" calcext:value-type="float">
            <text:p>0,000014</text:p>
          </table:table-cell>
          <table:table-cell table:style-name="ce18" office:value-type="float" office:value="0.000026" calcext:value-type="float">
            <text:p>0,000026</text:p>
          </table:table-cell>
          <table:table-cell table:style-name="ce18" office:value-type="float" office:value="0.000028" calcext:value-type="float">
            <text:p>0,000028</text:p>
          </table:table-cell>
          <table:table-cell table:style-name="ce18" office:value-type="float" office:value="0.000031" calcext:value-type="float">
            <text:p>0,000031</text:p>
          </table:table-cell>
          <table:table-cell table:style-name="ce18" office:value-type="float" office:value="0.000037" calcext:value-type="float">
            <text:p>0,000037</text:p>
          </table:table-cell>
          <table:table-cell table:style-name="ce18" office:value-type="float" office:value="0.000047" calcext:value-type="float">
            <text:p>0,000047</text:p>
          </table:table-cell>
          <table:table-cell table:style-name="ce18" office:value-type="float" office:value="0.000063" calcext:value-type="float">
            <text:p>0,000063</text:p>
          </table:table-cell>
          <table:table-cell table:style-name="ce18" office:value-type="float" office:value="0.000096" calcext:value-type="float">
            <text:p>0,000096</text:p>
          </table:table-cell>
          <table:table-cell table:style-name="ce18" office:value-type="float" office:value="0.000164" calcext:value-type="float">
            <text:p>0,000164</text:p>
          </table:table-cell>
          <table:table-cell table:style-name="ce18" office:value-type="float" office:value="0.000295" calcext:value-type="float">
            <text:p>0,000295</text:p>
          </table:table-cell>
          <table:table-cell table:style-name="ce18" office:value-type="float" office:value="0.00057" calcext:value-type="float">
            <text:p>0,000570</text:p>
          </table:table-cell>
          <table:table-cell table:style-name="ce18" office:value-type="float" office:value="0.001157" calcext:value-type="float">
            <text:p>0,001157</text:p>
          </table:table-cell>
          <table:table-cell table:style-name="ce18" office:value-type="float" office:value="0.002362" calcext:value-type="float">
            <text:p>0,002362</text:p>
          </table:table-cell>
          <table:table-cell table:style-name="ce18" office:value-type="float" office:value="0.004816" calcext:value-type="float">
            <text:p>0,004816</text:p>
          </table:table-cell>
          <table:table-cell table:style-name="ce18" office:value-type="float" office:value="0.010217" calcext:value-type="float">
            <text:p>0,010217</text:p>
          </table:table-cell>
          <table:table-cell table:style-name="ce18" office:value-type="float" office:value="0.029233" calcext:value-type="float">
            <text:p>0,029233</text:p>
          </table:table-cell>
          <table:table-cell table:style-name="ce18" office:value-type="float" office:value="0.077519" calcext:value-type="float">
            <text:p>0,077519</text:p>
          </table:table-cell>
          <table:table-cell table:style-name="ce18" office:value-type="float" office:value="0.171837" calcext:value-type="float">
            <text:p>0,171837</text:p>
          </table:table-cell>
          <table:table-cell table:style-name="ce18" office:value-type="float" office:value="0.369079" calcext:value-type="float">
            <text:p>0,369079</text:p>
          </table:table-cell>
          <table:table-cell table:style-name="ce18" office:value-type="float" office:value="0.714877" calcext:value-type="float">
            <text:p>0,714877</text:p>
          </table:table-cell>
          <table:table-cell table:style-name="ce18" office:value-type="float" office:value="1.419889" calcext:value-type="float">
            <text:p>1,419889</text:p>
          </table:table-cell>
          <table:table-cell table:style-name="ce18" office:value-type="float" office:value="2.830257" calcext:value-type="float">
            <text:p>2,830257</text:p>
          </table:table-cell>
          <table:table-cell table:style-name="ce18" office:value-type="float" office:value="5.690051" calcext:value-type="float">
            <text:p>5,690051</text:p>
          </table:table-cell>
          <table:table-cell table:style-name="ce18" office:value-type="float" office:value="11.478524" calcext:value-type="float">
            <text:p>11,478524</text:p>
          </table:table-cell>
          <table:table-cell/>
        </table:table-row>
        <table:table-row table:style-name="ro2">
          <table:table-cell table:style-name="ce2" office:value-type="string" calcext:value-type="string">
            <text:p>P8 max</text:p>
          </table:table-cell>
          <table:table-cell table:number-columns-repeated="2" table:style-name="ce18" office:value-type="float" office:value="0.000023" calcext:value-type="float">
            <text:p>0,000023</text:p>
          </table:table-cell>
          <table:table-cell table:style-name="ce18" office:value-type="float" office:value="0.000035" calcext:value-type="float">
            <text:p>0,000035</text:p>
          </table:table-cell>
          <table:table-cell table:style-name="ce18" office:value-type="float" office:value="0.000038" calcext:value-type="float">
            <text:p>0,000038</text:p>
          </table:table-cell>
          <table:table-cell table:style-name="ce18" office:value-type="float" office:value="0.000041" calcext:value-type="float">
            <text:p>0,000041</text:p>
          </table:table-cell>
          <table:table-cell table:style-name="ce18" office:value-type="float" office:value="0.000047" calcext:value-type="float">
            <text:p>0,000047</text:p>
          </table:table-cell>
          <table:table-cell table:style-name="ce18" office:value-type="float" office:value="0.000057" calcext:value-type="float">
            <text:p>0,000057</text:p>
          </table:table-cell>
          <table:table-cell table:style-name="ce18" office:value-type="float" office:value="0.000077" calcext:value-type="float">
            <text:p>0,000077</text:p>
          </table:table-cell>
          <table:table-cell table:style-name="ce18" office:value-type="float" office:value="0.000114" calcext:value-type="float">
            <text:p>0,000114</text:p>
          </table:table-cell>
          <table:table-cell table:style-name="ce18" office:value-type="float" office:value="0.0002" calcext:value-type="float">
            <text:p>0,000200</text:p>
          </table:table-cell>
          <table:table-cell table:style-name="ce18" office:value-type="float" office:value="0.000367" calcext:value-type="float">
            <text:p>0,000367</text:p>
          </table:table-cell>
          <table:table-cell table:style-name="ce18" office:value-type="float" office:value="0.000667" calcext:value-type="float">
            <text:p>0,000667</text:p>
          </table:table-cell>
          <table:table-cell table:style-name="ce18" office:value-type="float" office:value="0.001307" calcext:value-type="float">
            <text:p>0,001307</text:p>
          </table:table-cell>
          <table:table-cell table:style-name="ce18" office:value-type="float" office:value="0.002719" calcext:value-type="float">
            <text:p>0,002719</text:p>
          </table:table-cell>
          <table:table-cell table:style-name="ce18" office:value-type="float" office:value="0.012762" calcext:value-type="float">
            <text:p>0,012762</text:p>
          </table:table-cell>
          <table:table-cell table:style-name="ce18" office:value-type="float" office:value="0.026016" calcext:value-type="float">
            <text:p>0,026016</text:p>
          </table:table-cell>
          <table:table-cell table:style-name="ce18" office:value-type="float" office:value="0.067715" calcext:value-type="float">
            <text:p>0,067715</text:p>
          </table:table-cell>
          <table:table-cell table:style-name="ce18" office:value-type="float" office:value="0.14361" calcext:value-type="float">
            <text:p>0,143610</text:p>
          </table:table-cell>
          <table:table-cell table:style-name="ce18" office:value-type="float" office:value="0.248029" calcext:value-type="float">
            <text:p>0,248029</text:p>
          </table:table-cell>
          <table:table-cell table:style-name="ce18" office:value-type="float" office:value="0.465381" calcext:value-type="float">
            <text:p>0,465381</text:p>
          </table:table-cell>
          <table:table-cell table:style-name="ce18" office:value-type="float" office:value="0.879306" calcext:value-type="float">
            <text:p>0,879306</text:p>
          </table:table-cell>
          <table:table-cell table:style-name="ce18" office:value-type="float" office:value="1.682266" calcext:value-type="float">
            <text:p>1,682266</text:p>
          </table:table-cell>
          <table:table-cell table:style-name="ce18" office:value-type="float" office:value="3.222648" calcext:value-type="float">
            <text:p>3,222648</text:p>
          </table:table-cell>
          <table:table-cell table:style-name="ce18" office:value-type="float" office:value="6.341344" calcext:value-type="float">
            <text:p>6,341344</text:p>
          </table:table-cell>
          <table:table-cell table:style-name="ce18" office:value-type="float" office:value="12.507539" calcext:value-type="float">
            <text:p>12,507539</text:p>
          </table:table-cell>
          <table:table-cell/>
        </table:table-row>
        <table:table-row table:style-name="ro2">
          <table:table-cell table:style-name="ce2" office:value-type="string" calcext:value-type="string">
            <text:p>P8 avg</text:p>
          </table:table-cell>
          <table:table-cell table:style-name="ce18" office:value-type="float" office:value="0.000011" calcext:value-type="float">
            <text:p>0,000011</text:p>
          </table:table-cell>
          <table:table-cell table:style-name="ce18" office:value-type="float" office:value="0.000019" calcext:value-type="float">
            <text:p>0,000019</text:p>
          </table:table-cell>
          <table:table-cell table:style-name="ce18" office:value-type="float" office:value="0.000029" calcext:value-type="float">
            <text:p>0,000029</text:p>
          </table:table-cell>
          <table:table-cell table:style-name="ce18" office:value-type="float" office:value="0.000031" calcext:value-type="float">
            <text:p>0,000031</text:p>
          </table:table-cell>
          <table:table-cell table:style-name="ce18" office:value-type="float" office:value="0.000034" calcext:value-type="float">
            <text:p>0,000034</text:p>
          </table:table-cell>
          <table:table-cell table:style-name="ce18" office:value-type="float" office:value="0.00004" calcext:value-type="float">
            <text:p>0,000040</text:p>
          </table:table-cell>
          <table:table-cell table:style-name="ce18" office:value-type="float" office:value="0.00005" calcext:value-type="float">
            <text:p>0,000050</text:p>
          </table:table-cell>
          <table:table-cell table:style-name="ce18" office:value-type="float" office:value="0.00007" calcext:value-type="float">
            <text:p>0,000070</text:p>
          </table:table-cell>
          <table:table-cell table:style-name="ce18" office:value-type="float" office:value="0.000108" calcext:value-type="float">
            <text:p>0,000108</text:p>
          </table:table-cell>
          <table:table-cell table:style-name="ce18" office:value-type="float" office:value="0.000184" calcext:value-type="float">
            <text:p>0,000184</text:p>
          </table:table-cell>
          <table:table-cell table:style-name="ce18" office:value-type="float" office:value="0.000338" calcext:value-type="float">
            <text:p>0,000338</text:p>
          </table:table-cell>
          <table:table-cell table:style-name="ce18" office:value-type="float" office:value="0.000639" calcext:value-type="float">
            <text:p>0,000639</text:p>
          </table:table-cell>
          <table:table-cell table:style-name="ce18" office:value-type="float" office:value="0.001257" calcext:value-type="float">
            <text:p>0,001257</text:p>
          </table:table-cell>
          <table:table-cell table:style-name="ce18" office:value-type="float" office:value="0.002517" calcext:value-type="float">
            <text:p>0,002517</text:p>
          </table:table-cell>
          <table:table-cell table:style-name="ce18" office:value-type="float" office:value="0.006053" calcext:value-type="float">
            <text:p>0,006053</text:p>
          </table:table-cell>
          <table:table-cell table:style-name="ce18" office:value-type="float" office:value="0.018914" calcext:value-type="float">
            <text:p>0,018914</text:p>
          </table:table-cell>
          <table:table-cell table:style-name="ce18" office:value-type="float" office:value="0.045599" calcext:value-type="float">
            <text:p>0,045599</text:p>
          </table:table-cell>
          <table:table-cell table:style-name="ce18" office:value-type="float" office:value="0.097319" calcext:value-type="float">
            <text:p>0,097319</text:p>
          </table:table-cell>
          <table:table-cell table:style-name="ce18" office:value-type="float" office:value="0.19535" calcext:value-type="float">
            <text:p>0,195350</text:p>
          </table:table-cell>
          <table:table-cell table:style-name="ce18" office:value-type="float" office:value="0.406776" calcext:value-type="float">
            <text:p>0,406776</text:p>
          </table:table-cell>
          <table:table-cell table:style-name="ce18" office:value-type="float" office:value="0.820924" calcext:value-type="float">
            <text:p>0,820924</text:p>
          </table:table-cell>
          <table:table-cell table:style-name="ce18" office:value-type="float" office:value="1.568211" calcext:value-type="float">
            <text:p>1,568211</text:p>
          </table:table-cell>
          <table:table-cell table:style-name="ce18" office:value-type="float" office:value="3.015479" calcext:value-type="float">
            <text:p>3,015479</text:p>
          </table:table-cell>
          <table:table-cell table:style-name="ce18" office:value-type="float" office:value="5.939228" calcext:value-type="float">
            <text:p>5,939228</text:p>
          </table:table-cell>
          <table:table-cell table:style-name="ce18" office:value-type="float" office:value="11.854662" calcext:value-type="float">
            <text:p>11,854662</text:p>
          </table:table-cell>
          <table:table-cell/>
        </table:table-row>
        <table:table-row table:style-name="ro2" table:number-rows-repeated="2">
          <table:table-cell table:style-name="ce15"/>
          <table:table-cell table:number-columns-repeated="15"/>
          <table:table-cell table:style-name="ce21" table:number-columns-repeated="2"/>
          <table:table-cell table:number-columns-repeated="9"/>
        </table:table-row>
        <table:table-row table:style-name="ro3">
          <table:table-cell table:style-name="ce4" office:value-type="string" calcext:value-type="string" table:number-columns-spanned="26" table:number-rows-spanned="1">
            <text:p>Serial speedup for t<text:span text:style-name="T1">max</text:span></text:p>
          </table:table-cell>
          <table:covered-table-cell table:number-columns-repeated="15"/>
          <table:covered-table-cell table:style-name="ce22"/>
          <table:covered-table-cell table:style-name="ce15"/>
          <table:covered-table-cell table:number-columns-repeated="8"/>
          <table:table-cell/>
        </table:table-row>
        <table:table-row table:style-name="ro2">
          <table:table-cell table:style-name="ce5" office:value-type="string" calcext:value-type="string">
            <text:p>Linear speedup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-4</text:p>
          </table:table-cell>
          <table:table-cell table:style-name="ce5" office:value-type="string" calcext:value-type="string">
            <text:p>1-5</text:p>
          </table:table-cell>
          <table:table-cell table:style-name="ce5" office:value-type="string" calcext:value-type="string">
            <text:p>1-6</text:p>
          </table:table-cell>
          <table:table-cell table:style-name="ce5" office:value-type="string" calcext:value-type="string">
            <text:p>1-7</text:p>
          </table:table-cell>
          <table:table-cell table:style-name="ce5" office:value-type="string" calcext:value-type="string">
            <text:p>1-8</text:p>
          </table:table-cell>
          <table:table-cell table:style-name="ce5" office:value-type="string" calcext:value-type="string">
            <text:p>1-9</text:p>
          </table:table-cell>
          <table:table-cell table:style-name="ce5" office:value-type="string" calcext:value-type="string">
            <text:p>1-10</text:p>
          </table:table-cell>
          <table:table-cell table:style-name="ce5" office:value-type="string" calcext:value-type="string">
            <text:p>1-11</text:p>
          </table:table-cell>
          <table:table-cell table:style-name="ce5" office:value-type="string" calcext:value-type="string">
            <text:p>1-12</text:p>
          </table:table-cell>
          <table:table-cell table:style-name="ce5" office:value-type="string" calcext:value-type="string">
            <text:p>1-13</text:p>
          </table:table-cell>
          <table:table-cell table:style-name="ce5" office:value-type="string" calcext:value-type="string">
            <text:p>1-14</text:p>
          </table:table-cell>
          <table:table-cell table:style-name="ce5" office:value-type="string" calcext:value-type="string">
            <text:p>1-15</text:p>
          </table:table-cell>
          <table:table-cell table:style-name="ce23" office:value-type="string" calcext:value-type="string">
            <text:p>1-16</text:p>
          </table:table-cell>
          <table:table-cell table:style-name="ce2" office:value-type="string" calcext:value-type="string">
            <text:p>1-17</text:p>
          </table:table-cell>
          <table:table-cell table:style-name="ce2" office:value-type="string" calcext:value-type="string">
            <text:p>1-18</text:p>
          </table:table-cell>
          <table:table-cell table:style-name="ce2" office:value-type="string" calcext:value-type="string">
            <text:p>1-19</text:p>
          </table:table-cell>
          <table:table-cell table:style-name="ce2" office:value-type="string" calcext:value-type="string">
            <text:p>1-20</text:p>
          </table:table-cell>
          <table:table-cell table:style-name="ce2" office:value-type="string" calcext:value-type="string">
            <text:p>1-21</text:p>
          </table:table-cell>
          <table:table-cell table:style-name="ce2" office:value-type="string" calcext:value-type="string">
            <text:p>1-22</text:p>
          </table:table-cell>
          <table:table-cell table:style-name="ce2" office:value-type="string" calcext:value-type="string">
            <text:p>1-23</text:p>
          </table:table-cell>
          <table:table-cell table:style-name="ce2" office:value-type="string" calcext:value-type="string">
            <text:p>1-24</text:p>
          </table:table-cell>
          <table:table-cell table:style-name="ce2" office:value-type="string" calcext:value-type="string">
            <text:p>1-25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table:formula="of:=[.B3]/[.B5]" office:value-type="float" office:value="0.318181818181818" calcext:value-type="float">
            <text:p>0,318182</text:p>
          </table:table-cell>
          <table:table-cell table:style-name="ce11" table:formula="of:=[.C3]/[.C5]" office:value-type="float" office:value="0.391304347826087" calcext:value-type="float">
            <text:p>0,391304</text:p>
          </table:table-cell>
          <table:table-cell table:style-name="ce11" table:formula="of:=[.D3]/[.D5]" office:value-type="float" office:value="0.40625" calcext:value-type="float">
            <text:p>0,406250</text:p>
          </table:table-cell>
          <table:table-cell table:style-name="ce11" table:formula="of:=[.E3]/[.E5]" office:value-type="float" office:value="0.513513513513513" calcext:value-type="float">
            <text:p>0,513514</text:p>
          </table:table-cell>
          <table:table-cell table:style-name="ce11" table:formula="of:=[.F3]/[.F5]" office:value-type="float" office:value="0.673913043478261" calcext:value-type="float">
            <text:p>0,673913</text:p>
          </table:table-cell>
          <table:table-cell table:style-name="ce11" table:formula="of:=[.G3]/[.G5]" office:value-type="float" office:value="0.873015873015873" calcext:value-type="float">
            <text:p>0,873016</text:p>
          </table:table-cell>
          <table:table-cell table:style-name="ce11" table:formula="of:=[.H3]/[.H5]" office:value-type="float" office:value="1.0625" calcext:value-type="float">
            <text:p>1,062500</text:p>
          </table:table-cell>
          <table:table-cell table:style-name="ce11" table:formula="of:=[.I3]/[.I5]" office:value-type="float" office:value="1.21604938271605" calcext:value-type="float">
            <text:p>1,216049</text:p>
          </table:table-cell>
          <table:table-cell table:style-name="ce11" table:formula="of:=[.J3]/[.J5]" office:value-type="float" office:value="1.33676975945017" calcext:value-type="float">
            <text:p>1,336770</text:p>
          </table:table-cell>
          <table:table-cell table:style-name="ce11" table:formula="of:=[.K3]/[.K5]" office:value-type="float" office:value="1.41737649063032" calcext:value-type="float">
            <text:p>1,417376</text:p>
          </table:table-cell>
          <table:table-cell table:style-name="ce11" table:formula="of:=[.L3]/[.L5]" office:value-type="float" office:value="1.44977777777778" calcext:value-type="float">
            <text:p>1,449778</text:p>
          </table:table-cell>
          <table:table-cell table:style-name="ce11" table:formula="of:=[.M3]/[.M5]" office:value-type="float" office:value="1.46328437917223" calcext:value-type="float">
            <text:p>1,463284</text:p>
          </table:table-cell>
          <table:table-cell table:style-name="ce11" table:formula="of:=[.N3]/[.N5]" office:value-type="float" office:value="1.51386994088222" calcext:value-type="float">
            <text:p>1,513870</text:p>
          </table:table-cell>
          <table:table-cell table:style-name="ce11" table:formula="of:=[.O3]/[.O5]" office:value-type="float" office:value="1.78517154040986" calcext:value-type="float">
            <text:p>1,785172</text:p>
          </table:table-cell>
          <table:table-cell table:style-name="ce11" table:formula="of:=[.P3]/[.P5]" office:value-type="float" office:value="1.92334612779408" calcext:value-type="float">
            <text:p>1,923346</text:p>
          </table:table-cell>
          <table:table-cell table:style-name="ce11" table:formula="of:=[.Q3]/[.Q5]" office:value-type="float" office:value="1.55968826491855" calcext:value-type="float">
            <text:p>1,559688</text:p>
          </table:table-cell>
          <table:table-cell table:style-name="ce11" table:formula="of:=[.R3]/[.R5]" office:value-type="float" office:value="1.67812784449599" calcext:value-type="float">
            <text:p>1,678128</text:p>
          </table:table-cell>
          <table:table-cell table:style-name="ce11" table:formula="of:=[.S3]/[.S5]" office:value-type="float" office:value="1.76457210242588" calcext:value-type="float">
            <text:p>1,764572</text:p>
          </table:table-cell>
          <table:table-cell table:style-name="ce11" table:formula="of:=[.T3]/[.T5]" office:value-type="float" office:value="1.80250669401242" calcext:value-type="float">
            <text:p>1,802507</text:p>
          </table:table-cell>
          <table:table-cell table:style-name="ce11" table:formula="of:=[.U3]/[.U5]" office:value-type="float" office:value="2.1396408510476" calcext:value-type="float">
            <text:p>2,139641</text:p>
          </table:table-cell>
          <table:table-cell table:style-name="ce11" table:formula="of:=[.V3]/[.V5]" office:value-type="float" office:value="2.09900188365523" calcext:value-type="float">
            <text:p>2,099002</text:p>
          </table:table-cell>
          <table:table-cell table:style-name="ce11" table:formula="of:=[.W3]/[.W5]" office:value-type="float" office:value="2.26037797344458" calcext:value-type="float">
            <text:p>2,260378</text:p>
          </table:table-cell>
          <table:table-cell table:style-name="ce11" table:formula="of:=[.X3]/[.X5]" office:value-type="float" office:value="2.26967600848704" calcext:value-type="float">
            <text:p>2,269676</text:p>
          </table:table-cell>
          <table:table-cell table:style-name="ce11" table:formula="of:=[.Y3]/[.Y5]" office:value-type="float" office:value="2.24661637067207" calcext:value-type="float">
            <text:p>2,246616</text:p>
          </table:table-cell>
          <table:table-cell table:style-name="ce11" table:formula="of:=[.Z3]/[.Z5]" office:value-type="float" office:value="2.18981428639588" calcext:value-type="float">
            <text:p>2,189814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2" table:formula="of:=[.B3]/[.B8]" office:value-type="float" office:value="0.304347826086957" calcext:value-type="float">
            <text:p>0,304348</text:p>
          </table:table-cell>
          <table:table-cell table:style-name="ce12" table:formula="of:=[.C3]/[.C8]" office:value-type="float" office:value="0.375" calcext:value-type="float">
            <text:p>0,375000</text:p>
          </table:table-cell>
          <table:table-cell table:style-name="ce12" table:formula="of:=[.D3]/[.D8]" office:value-type="float" office:value="0.361111111111111" calcext:value-type="float">
            <text:p>0,361111</text:p>
          </table:table-cell>
          <table:table-cell table:style-name="ce12" table:formula="of:=[.E3]/[.E8]" office:value-type="float" office:value="0.487179487179487" calcext:value-type="float">
            <text:p>0,487179</text:p>
          </table:table-cell>
          <table:table-cell table:style-name="ce12" table:formula="of:=[.F3]/[.F8]" office:value-type="float" office:value="0.688888888888889" calcext:value-type="float">
            <text:p>0,688889</text:p>
          </table:table-cell>
          <table:table-cell table:style-name="ce12" table:formula="of:=[.G3]/[.G8]" office:value-type="float" office:value="1" calcext:value-type="float">
            <text:p>1,000000</text:p>
          </table:table-cell>
          <table:table-cell table:style-name="ce12" table:formula="of:=[.H3]/[.H8]" office:value-type="float" office:value="1.36" calcext:value-type="float">
            <text:p>1,360000</text:p>
          </table:table-cell>
          <table:table-cell table:style-name="ce12" table:formula="of:=[.I3]/[.I8]" office:value-type="float" office:value="1.7280701754386" calcext:value-type="float">
            <text:p>1,728070</text:p>
          </table:table-cell>
          <table:table-cell table:style-name="ce12" table:formula="of:=[.J3]/[.J8]" office:value-type="float" office:value="2.04736842105263" calcext:value-type="float">
            <text:p>2,047368</text:p>
          </table:table-cell>
          <table:table-cell table:style-name="ce12" table:formula="of:=[.K3]/[.K8]" office:value-type="float" office:value="2.41159420289855" calcext:value-type="float">
            <text:p>2,411594</text:p>
          </table:table-cell>
          <table:table-cell table:style-name="ce12" table:formula="of:=[.L3]/[.L8]" office:value-type="float" office:value="2.47496206373293" calcext:value-type="float">
            <text:p>2,474962</text:p>
          </table:table-cell>
          <table:table-cell table:style-name="ce12" table:formula="of:=[.M3]/[.M8]" office:value-type="float" office:value="2.56674473067916" calcext:value-type="float">
            <text:p>2,566745</text:p>
          </table:table-cell>
          <table:table-cell table:style-name="ce12" table:formula="of:=[.N3]/[.N8]" office:value-type="float" office:value="2.61611001964637" calcext:value-type="float">
            <text:p>2,616110</text:p>
          </table:table-cell>
          <table:table-cell table:style-name="ce12" table:formula="of:=[.O3]/[.O8]" office:value-type="float" office:value="2.94959102149515" calcext:value-type="float">
            <text:p>2,949591</text:p>
          </table:table-cell>
          <table:table-cell table:style-name="ce12" table:formula="of:=[.P3]/[.P8]" office:value-type="float" office:value="3.2423636882672" calcext:value-type="float">
            <text:p>3,242364</text:p>
          </table:table-cell>
          <table:table-cell table:style-name="ce12" table:formula="of:=[.Q3]/[.Q8]" office:value-type="float" office:value="2.13626204238921" calcext:value-type="float">
            <text:p>2,136262</text:p>
          </table:table-cell>
          <table:table-cell table:style-name="ce12" table:formula="of:=[.R3]/[.R8]" office:value-type="float" office:value="2.1433339583724" calcext:value-type="float">
            <text:p>2,143334</text:p>
          </table:table-cell>
          <table:table-cell table:style-name="ce12" table:formula="of:=[.S3]/[.S8]" office:value-type="float" office:value="2.00278987302167" calcext:value-type="float">
            <text:p>2,002790</text:p>
          </table:table-cell>
          <table:table-cell table:style-name="ce12" table:formula="of:=[.T3]/[.T8]" office:value-type="float" office:value="2.02614917624758" calcext:value-type="float">
            <text:p>2,026149</text:p>
          </table:table-cell>
          <table:table-cell table:style-name="ce12" table:formula="of:=[.U3]/[.U8]" office:value-type="float" office:value="2.49517448158207" calcext:value-type="float">
            <text:p>2,495174</text:p>
          </table:table-cell>
          <table:table-cell table:style-name="ce12" table:formula="of:=[.V3]/[.V8]" office:value-type="float" office:value="2.70779977149881" calcext:value-type="float">
            <text:p>2,707800</text:p>
          </table:table-cell>
          <table:table-cell table:style-name="ce12" table:formula="of:=[.W3]/[.W8]" office:value-type="float" office:value="2.96924521951281" calcext:value-type="float">
            <text:p>2,969245</text:p>
          </table:table-cell>
          <table:table-cell table:style-name="ce12" table:formula="of:=[.X3]/[.X8]" office:value-type="float" office:value="2.95641590737147" calcext:value-type="float">
            <text:p>2,956416</text:p>
          </table:table-cell>
          <table:table-cell table:style-name="ce12" table:formula="of:=[.Y3]/[.Y8]" office:value-type="float" office:value="2.90744854138901" calcext:value-type="float">
            <text:p>2,907449</text:p>
          </table:table-cell>
          <table:table-cell table:style-name="ce12" table:formula="of:=[.Z3]/[.Z8]" office:value-type="float" office:value="2.82141749104442" calcext:value-type="float">
            <text:p>2,821417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3" table:formula="of:=[.B3]/[.B11]" office:value-type="float" office:value="0.304347826086957" calcext:value-type="float">
            <text:p>0,304348</text:p>
          </table:table-cell>
          <table:table-cell table:style-name="ce13" table:formula="of:=[.C3]/[.C11]" office:value-type="float" office:value="0.391304347826087" calcext:value-type="float">
            <text:p>0,391304</text:p>
          </table:table-cell>
          <table:table-cell table:style-name="ce13" table:formula="of:=[.D3]/[.D11]" office:value-type="float" office:value="0.371428571428571" calcext:value-type="float">
            <text:p>0,371429</text:p>
          </table:table-cell>
          <table:table-cell table:style-name="ce13" table:formula="of:=[.E3]/[.E11]" office:value-type="float" office:value="0.5" calcext:value-type="float">
            <text:p>0,500000</text:p>
          </table:table-cell>
          <table:table-cell table:style-name="ce13" table:formula="of:=[.F3]/[.F11]" office:value-type="float" office:value="0.75609756097561" calcext:value-type="float">
            <text:p>0,756098</text:p>
          </table:table-cell>
          <table:table-cell table:style-name="ce13" table:formula="of:=[.G3]/[.G11]" office:value-type="float" office:value="1.17021276595745" calcext:value-type="float">
            <text:p>1,170213</text:p>
          </table:table-cell>
          <table:table-cell table:style-name="ce13" table:formula="of:=[.H3]/[.H11]" office:value-type="float" office:value="1.78947368421053" calcext:value-type="float">
            <text:p>1,789474</text:p>
          </table:table-cell>
          <table:table-cell table:style-name="ce13" table:formula="of:=[.I3]/[.I11]" office:value-type="float" office:value="2.55844155844156" calcext:value-type="float">
            <text:p>2,558442</text:p>
          </table:table-cell>
          <table:table-cell table:style-name="ce13" table:formula="of:=[.J3]/[.J11]" office:value-type="float" office:value="3.41228070175439" calcext:value-type="float">
            <text:p>3,412281</text:p>
          </table:table-cell>
          <table:table-cell table:style-name="ce13" table:formula="of:=[.K3]/[.K11]" office:value-type="float" office:value="4.16" calcext:value-type="float">
            <text:p>4,160000</text:p>
          </table:table-cell>
          <table:table-cell table:style-name="ce13" table:formula="of:=[.L3]/[.L11]" office:value-type="float" office:value="4.4441416893733" calcext:value-type="float">
            <text:p>4,444142</text:p>
          </table:table-cell>
          <table:table-cell table:style-name="ce13" table:formula="of:=[.M3]/[.M11]" office:value-type="float" office:value="4.92953523238381" calcext:value-type="float">
            <text:p>4,929535</text:p>
          </table:table-cell>
          <table:table-cell table:style-name="ce13" table:formula="of:=[.N3]/[.N11]" office:value-type="float" office:value="5.09410864575363" calcext:value-type="float">
            <text:p>5,094109</text:p>
          </table:table-cell>
          <table:table-cell table:style-name="ce13" table:formula="of:=[.O3]/[.O11]" office:value-type="float" office:value="5.70283192350129" calcext:value-type="float">
            <text:p>5,702832</text:p>
          </table:table-cell>
          <table:table-cell table:style-name="ce13" table:formula="of:=[.P3]/[.P11]" office:value-type="float" office:value="2.66995768688293" calcext:value-type="float">
            <text:p>2,669958</text:p>
          </table:table-cell>
          <table:table-cell table:style-name="ce13" table:formula="of:=[.Q3]/[.Q11]" office:value-type="float" office:value="2.13084255842558" calcext:value-type="float">
            <text:p>2,130843</text:p>
          </table:table-cell>
          <table:table-cell table:style-name="ce13" table:formula="of:=[.R3]/[.R11]" office:value-type="float" office:value="1.68801594919885" calcext:value-type="float">
            <text:p>1,688016</text:p>
          </table:table-cell>
          <table:table-cell table:style-name="ce13" table:formula="of:=[.S3]/[.S11]" office:value-type="float" office:value="1.60461667014832" calcext:value-type="float">
            <text:p>1,604617</text:p>
          </table:table-cell>
          <table:table-cell table:style-name="ce13" table:formula="of:=[.T3]/[.T11]" office:value-type="float" office:value="1.91344963693762" calcext:value-type="float">
            <text:p>1,913450</text:p>
          </table:table-cell>
          <table:table-cell table:style-name="ce13" table:formula="of:=[.U3]/[.U11]" office:value-type="float" office:value="2.41050451135736" calcext:value-type="float">
            <text:p>2,410505</text:p>
          </table:table-cell>
          <table:table-cell table:style-name="ce13" table:formula="of:=[.V3]/[.V11]" office:value-type="float" office:value="2.48512918142262" calcext:value-type="float">
            <text:p>2,485129</text:p>
          </table:table-cell>
          <table:table-cell table:style-name="ce13" table:formula="of:=[.W3]/[.W11]" office:value-type="float" office:value="2.67966956474184" calcext:value-type="float">
            <text:p>2,679670</text:p>
          </table:table-cell>
          <table:table-cell table:style-name="ce13" table:formula="of:=[.X3]/[.X11]" office:value-type="float" office:value="2.7052802540023" calcext:value-type="float">
            <text:p>2,705280</text:p>
          </table:table-cell>
          <table:table-cell table:style-name="ce13" table:formula="of:=[.Y3]/[.Y11]" office:value-type="float" office:value="2.69058830430899" calcext:value-type="float">
            <text:p>2,690588</text:p>
          </table:table-cell>
          <table:table-cell table:style-name="ce13" table:formula="of:=[.Z3]/[.Z11]" office:value-type="float" office:value="2.65675301911911" calcext:value-type="float">
            <text:p>2,656753</text:p>
          </table:table-cell>
          <table:table-cell/>
        </table:table-row>
        <table:table-row table:style-name="ro4">
          <table:table-cell table:style-name="ce7"/>
          <table:table-cell table:style-name="ce36" table:number-columns-repeated="15"/>
          <table:table-cell table:style-name="ce24"/>
          <table:table-cell table:style-name="ce21"/>
          <table:table-cell table:number-columns-repeated="9"/>
        </table:table-row>
        <table:table-row table:style-name="ro3">
          <table:table-cell table:style-name="ce8" office:value-type="string" calcext:value-type="string" table:number-columns-spanned="26" table:number-rows-spanned="1">
            <text:p>Serial speedup for t<text:span text:style-name="T2">mean</text:span></text:p>
          </table:table-cell>
          <table:covered-table-cell table:number-columns-repeated="15" table:style-name="ce36"/>
          <table:covered-table-cell table:style-name="ce25"/>
          <table:covered-table-cell table:style-name="ce15"/>
          <table:covered-table-cell table:number-columns-repeated="8"/>
          <table:table-cell/>
        </table:table-row>
        <table:table-row table:style-name="ro2">
          <table:table-cell table:style-name="ce9" office:value-type="string" calcext:value-type="string">
            <text:p>Linear speedup</text:p>
          </table:table-cell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1-4</text:p>
          </table:table-cell>
          <table:table-cell table:style-name="ce9" office:value-type="string" calcext:value-type="string">
            <text:p>1-5</text:p>
          </table:table-cell>
          <table:table-cell table:style-name="ce9" office:value-type="string" calcext:value-type="string">
            <text:p>1-6</text:p>
          </table:table-cell>
          <table:table-cell table:style-name="ce9" office:value-type="string" calcext:value-type="string">
            <text:p>1-7</text:p>
          </table:table-cell>
          <table:table-cell table:style-name="ce9" office:value-type="string" calcext:value-type="string">
            <text:p>1-8</text:p>
          </table:table-cell>
          <table:table-cell table:style-name="ce9" office:value-type="string" calcext:value-type="string">
            <text:p>1-9</text:p>
          </table:table-cell>
          <table:table-cell table:style-name="ce9" office:value-type="string" calcext:value-type="string">
            <text:p>1-10</text:p>
          </table:table-cell>
          <table:table-cell table:style-name="ce9" office:value-type="string" calcext:value-type="string">
            <text:p>1-11</text:p>
          </table:table-cell>
          <table:table-cell table:style-name="ce9" office:value-type="string" calcext:value-type="string">
            <text:p>1-12</text:p>
          </table:table-cell>
          <table:table-cell table:style-name="ce9" office:value-type="string" calcext:value-type="string">
            <text:p>1-13</text:p>
          </table:table-cell>
          <table:table-cell table:style-name="ce9" office:value-type="string" calcext:value-type="string">
            <text:p>1-14</text:p>
          </table:table-cell>
          <table:table-cell table:style-name="ce9" office:value-type="string" calcext:value-type="string">
            <text:p>1-15</text:p>
          </table:table-cell>
          <table:table-cell table:style-name="ce2" office:value-type="string" calcext:value-type="string">
            <text:p>1-16</text:p>
          </table:table-cell>
          <table:table-cell table:style-name="ce2" office:value-type="string" calcext:value-type="string">
            <text:p>1-17</text:p>
          </table:table-cell>
          <table:table-cell table:style-name="ce2" office:value-type="string" calcext:value-type="string">
            <text:p>1-18</text:p>
          </table:table-cell>
          <table:table-cell table:style-name="ce2" office:value-type="string" calcext:value-type="string">
            <text:p>1-19</text:p>
          </table:table-cell>
          <table:table-cell table:style-name="ce2" office:value-type="string" calcext:value-type="string">
            <text:p>1-20</text:p>
          </table:table-cell>
          <table:table-cell table:style-name="ce2" office:value-type="string" calcext:value-type="string">
            <text:p>1-21</text:p>
          </table:table-cell>
          <table:table-cell table:style-name="ce2" office:value-type="string" calcext:value-type="string">
            <text:p>1-22</text:p>
          </table:table-cell>
          <table:table-cell table:style-name="ce2" office:value-type="string" calcext:value-type="string">
            <text:p>1-23</text:p>
          </table:table-cell>
          <table:table-cell table:style-name="ce2" office:value-type="string" calcext:value-type="string">
            <text:p>1-24</text:p>
          </table:table-cell>
          <table:table-cell table:style-name="ce2" office:value-type="string" calcext:value-type="string">
            <text:p>1-25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1" table:formula="of:=[.B3]/[.B6]" office:value-type="float" office:value="0.35" calcext:value-type="float">
            <text:p>0,350000</text:p>
          </table:table-cell>
          <table:table-cell table:style-name="ce11" table:formula="of:=[.C3]/[.C6]" office:value-type="float" office:value="0.409090909090909" calcext:value-type="float">
            <text:p>0,409091</text:p>
          </table:table-cell>
          <table:table-cell table:style-name="ce11" table:formula="of:=[.D3]/[.D6]" office:value-type="float" office:value="0.448275862068966" calcext:value-type="float">
            <text:p>0,448276</text:p>
          </table:table-cell>
          <table:table-cell table:style-name="ce11" table:formula="of:=[.E3]/[.E6]" office:value-type="float" office:value="0.558823529411765" calcext:value-type="float">
            <text:p>0,558824</text:p>
          </table:table-cell>
          <table:table-cell table:style-name="ce11" table:formula="of:=[.F3]/[.F6]" office:value-type="float" office:value="0.75609756097561" calcext:value-type="float">
            <text:p>0,756098</text:p>
          </table:table-cell>
          <table:table-cell table:style-name="ce11" table:formula="of:=[.G3]/[.G6]" office:value-type="float" office:value="0.982142857142857" calcext:value-type="float">
            <text:p>0,982143</text:p>
          </table:table-cell>
          <table:table-cell table:style-name="ce11" table:formula="of:=[.H3]/[.H6]" office:value-type="float" office:value="1.2" calcext:value-type="float">
            <text:p>1,200000</text:p>
          </table:table-cell>
          <table:table-cell table:style-name="ce11" table:formula="of:=[.I3]/[.I6]" office:value-type="float" office:value="1.37762237762238" calcext:value-type="float">
            <text:p>1,377622</text:p>
          </table:table-cell>
          <table:table-cell table:style-name="ce11" table:formula="of:=[.J3]/[.J6]" office:value-type="float" office:value="1.5136186770428" calcext:value-type="float">
            <text:p>1,513619</text:p>
          </table:table-cell>
          <table:table-cell table:style-name="ce11" table:formula="of:=[.K3]/[.K6]" office:value-type="float" office:value="1.65407554671968" calcext:value-type="float">
            <text:p>1,654076</text:p>
          </table:table-cell>
          <table:table-cell table:style-name="ce11" table:formula="of:=[.L3]/[.L6]" office:value-type="float" office:value="1.67971163748713" calcext:value-type="float">
            <text:p>1,679712</text:p>
          </table:table-cell>
          <table:table-cell table:style-name="ce11" table:formula="of:=[.M3]/[.M6]" office:value-type="float" office:value="1.7027446918695" calcext:value-type="float">
            <text:p>1,702745</text:p>
          </table:table-cell>
          <table:table-cell table:style-name="ce11" table:formula="of:=[.N3]/[.N6]" office:value-type="float" office:value="1.65869456900847" calcext:value-type="float">
            <text:p>1,658695</text:p>
          </table:table-cell>
          <table:table-cell table:style-name="ce11" table:formula="of:=[.O3]/[.O6]" office:value-type="float" office:value="1.94286430271896" calcext:value-type="float">
            <text:p>1,942864</text:p>
          </table:table-cell>
          <table:table-cell table:style-name="ce11" table:formula="of:=[.P3]/[.P6]" office:value-type="float" office:value="2.1135094901377" calcext:value-type="float">
            <text:p>2,113509</text:p>
          </table:table-cell>
          <table:table-cell table:style-name="ce11" table:formula="of:=[.Q3]/[.Q6]" office:value-type="float" office:value="1.67147078333233" calcext:value-type="float">
            <text:p>1,671471</text:p>
          </table:table-cell>
          <table:table-cell table:style-name="ce11" table:formula="of:=[.R3]/[.R6]" office:value-type="float" office:value="1.73590292648108" calcext:value-type="float">
            <text:p>1,735903</text:p>
          </table:table-cell>
          <table:table-cell table:style-name="ce11" table:formula="of:=[.S3]/[.S6]" office:value-type="float" office:value="1.77620108373093" calcext:value-type="float">
            <text:p>1,776201</text:p>
          </table:table-cell>
          <table:table-cell table:style-name="ce11" table:formula="of:=[.T3]/[.T6]" office:value-type="float" office:value="1.81787573400136" calcext:value-type="float">
            <text:p>1,817876</text:p>
          </table:table-cell>
          <table:table-cell table:style-name="ce11" table:formula="of:=[.U3]/[.U6]" office:value-type="float" office:value="2.14834823907923" calcext:value-type="float">
            <text:p>2,148348</text:p>
          </table:table-cell>
          <table:table-cell table:style-name="ce11" table:formula="of:=[.V3]/[.V6]" office:value-type="float" office:value="2.1049037607572" calcext:value-type="float">
            <text:p>2,104904</text:p>
          </table:table-cell>
          <table:table-cell table:style-name="ce11" table:formula="of:=[.W3]/[.W6]" office:value-type="float" office:value="2.26471134948737" calcext:value-type="float">
            <text:p>2,264711</text:p>
          </table:table-cell>
          <table:table-cell table:style-name="ce11" table:formula="of:=[.X3]/[.X6]" office:value-type="float" office:value="2.27240977456446" calcext:value-type="float">
            <text:p>2,272410</text:p>
          </table:table-cell>
          <table:table-cell table:style-name="ce11" table:formula="of:=[.Y3]/[.Y6]" office:value-type="float" office:value="2.25015492778499" calcext:value-type="float">
            <text:p>2,250155</text:p>
          </table:table-cell>
          <table:table-cell table:style-name="ce11" table:formula="of:=[.Z3]/[.Z6]" office:value-type="float" office:value="2.1915855157442" calcext:value-type="float">
            <text:p>2,191586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2" table:formula="of:=[.B3]/[.B9]" office:value-type="float" office:value="0.466666666666667" calcext:value-type="float">
            <text:p>0,466667</text:p>
          </table:table-cell>
          <table:table-cell table:style-name="ce12" table:formula="of:=[.C3]/[.C9]" office:value-type="float" office:value="0.391304347826087" calcext:value-type="float">
            <text:p>0,391304</text:p>
          </table:table-cell>
          <table:table-cell table:style-name="ce12" table:formula="of:=[.D3]/[.D9]" office:value-type="float" office:value="0.361111111111111" calcext:value-type="float">
            <text:p>0,361111</text:p>
          </table:table-cell>
          <table:table-cell table:style-name="ce12" table:formula="of:=[.E3]/[.E9]" office:value-type="float" office:value="0.487179487179487" calcext:value-type="float">
            <text:p>0,487179</text:p>
          </table:table-cell>
          <table:table-cell table:style-name="ce12" table:formula="of:=[.F3]/[.F9]" office:value-type="float" office:value="0.704545454545455" calcext:value-type="float">
            <text:p>0,704545</text:p>
          </table:table-cell>
          <table:table-cell table:style-name="ce12" table:formula="of:=[.G3]/[.G9]" office:value-type="float" office:value="1" calcext:value-type="float">
            <text:p>1,000000</text:p>
          </table:table-cell>
          <table:table-cell table:style-name="ce12" table:formula="of:=[.H3]/[.H9]" office:value-type="float" office:value="1.36" calcext:value-type="float">
            <text:p>1,360000</text:p>
          </table:table-cell>
          <table:table-cell table:style-name="ce12" table:formula="of:=[.I3]/[.I9]" office:value-type="float" office:value="1.7280701754386" calcext:value-type="float">
            <text:p>1,728070</text:p>
          </table:table-cell>
          <table:table-cell table:style-name="ce12" table:formula="of:=[.J3]/[.J9]" office:value-type="float" office:value="2.04736842105263" calcext:value-type="float">
            <text:p>2,047368</text:p>
          </table:table-cell>
          <table:table-cell table:style-name="ce12" table:formula="of:=[.K3]/[.K9]" office:value-type="float" office:value="2.41860465116279" calcext:value-type="float">
            <text:p>2,418605</text:p>
          </table:table-cell>
          <table:table-cell table:style-name="ce12" table:formula="of:=[.L3]/[.L9]" office:value-type="float" office:value="2.48249619482496" calcext:value-type="float">
            <text:p>2,482496</text:p>
          </table:table-cell>
          <table:table-cell table:style-name="ce12" table:formula="of:=[.M3]/[.M9]" office:value-type="float" office:value="2.56674473067916" calcext:value-type="float">
            <text:p>2,566745</text:p>
          </table:table-cell>
          <table:table-cell table:style-name="ce12" table:formula="of:=[.N3]/[.N9]" office:value-type="float" office:value="2.62332545311269" calcext:value-type="float">
            <text:p>2,623325</text:p>
          </table:table-cell>
          <table:table-cell table:style-name="ce12" table:formula="of:=[.O3]/[.O9]" office:value-type="float" office:value="3.02674214327542" calcext:value-type="float">
            <text:p>3,026742</text:p>
          </table:table-cell>
          <table:table-cell table:style-name="ce12" table:formula="of:=[.P3]/[.P9]" office:value-type="float" office:value="3.28709241751881" calcext:value-type="float">
            <text:p>3,287092</text:p>
          </table:table-cell>
          <table:table-cell table:style-name="ce12" table:formula="of:=[.Q3]/[.Q9]" office:value-type="float" office:value="2.48949164720675" calcext:value-type="float">
            <text:p>2,489492</text:p>
          </table:table-cell>
          <table:table-cell table:style-name="ce12" table:formula="of:=[.R3]/[.R9]" office:value-type="float" office:value="2.5268928926716" calcext:value-type="float">
            <text:p>2,526893</text:p>
          </table:table-cell>
          <table:table-cell table:style-name="ce12" table:formula="of:=[.S3]/[.S9]" office:value-type="float" office:value="2.46979196810392" calcext:value-type="float">
            <text:p>2,469792</text:p>
          </table:table-cell>
          <table:table-cell table:style-name="ce12" table:formula="of:=[.T3]/[.T9]" office:value-type="float" office:value="2.35051929334502" calcext:value-type="float">
            <text:p>2,350519</text:p>
          </table:table-cell>
          <table:table-cell table:style-name="ce12" table:formula="of:=[.U3]/[.U9]" office:value-type="float" office:value="2.69943210530115" calcext:value-type="float">
            <text:p>2,699432</text:p>
          </table:table-cell>
          <table:table-cell table:style-name="ce12" table:formula="of:=[.V3]/[.V9]" office:value-type="float" office:value="2.82738404846377" calcext:value-type="float">
            <text:p>2,827384</text:p>
          </table:table-cell>
          <table:table-cell table:style-name="ce12" table:formula="of:=[.W3]/[.W9]" office:value-type="float" office:value="3.0245504353742" calcext:value-type="float">
            <text:p>3,024550</text:p>
          </table:table-cell>
          <table:table-cell table:style-name="ce12" table:formula="of:=[.X3]/[.X9]" office:value-type="float" office:value="2.96625952541432" calcext:value-type="float">
            <text:p>2,966260</text:p>
          </table:table-cell>
          <table:table-cell table:style-name="ce12" table:formula="of:=[.Y3]/[.Y9]" office:value-type="float" office:value="2.92298804949463" calcext:value-type="float">
            <text:p>2,922988</text:p>
          </table:table-cell>
          <table:table-cell table:style-name="ce12" table:formula="of:=[.Z3]/[.Z9]" office:value-type="float" office:value="2.84152822570818" calcext:value-type="float">
            <text:p>2,841528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3" table:formula="of:=[.B3]/[.B12]" office:value-type="float" office:value="0.636363636363636" calcext:value-type="float">
            <text:p>0,636364</text:p>
          </table:table-cell>
          <table:table-cell table:style-name="ce13" table:formula="of:=[.C3]/[.C12]" office:value-type="float" office:value="0.473684210526316" calcext:value-type="float">
            <text:p>0,473684</text:p>
          </table:table-cell>
          <table:table-cell table:style-name="ce13" table:formula="of:=[.D3]/[.D12]" office:value-type="float" office:value="0.448275862068966" calcext:value-type="float">
            <text:p>0,448276</text:p>
          </table:table-cell>
          <table:table-cell table:style-name="ce13" table:formula="of:=[.E3]/[.E12]" office:value-type="float" office:value="0.612903225806452" calcext:value-type="float">
            <text:p>0,612903</text:p>
          </table:table-cell>
          <table:table-cell table:style-name="ce13" table:formula="of:=[.F3]/[.F12]" office:value-type="float" office:value="0.911764705882353" calcext:value-type="float">
            <text:p>0,911765</text:p>
          </table:table-cell>
          <table:table-cell table:style-name="ce13" table:formula="of:=[.G3]/[.G12]" office:value-type="float" office:value="1.375" calcext:value-type="float">
            <text:p>1,375000</text:p>
          </table:table-cell>
          <table:table-cell table:style-name="ce13" table:formula="of:=[.H3]/[.H12]" office:value-type="float" office:value="2.04" calcext:value-type="float">
            <text:p>2,040000</text:p>
          </table:table-cell>
          <table:table-cell table:style-name="ce13" table:formula="of:=[.I3]/[.I12]" office:value-type="float" office:value="2.81428571428571" calcext:value-type="float">
            <text:p>2,814286</text:p>
          </table:table-cell>
          <table:table-cell table:style-name="ce13" table:formula="of:=[.J3]/[.J12]" office:value-type="float" office:value="3.60185185185185" calcext:value-type="float">
            <text:p>3,601852</text:p>
          </table:table-cell>
          <table:table-cell table:style-name="ce13" table:formula="of:=[.K3]/[.K12]" office:value-type="float" office:value="4.52173913043478" calcext:value-type="float">
            <text:p>4,521739</text:p>
          </table:table-cell>
          <table:table-cell table:style-name="ce13" table:formula="of:=[.L3]/[.L12]" office:value-type="float" office:value="4.82544378698225" calcext:value-type="float">
            <text:p>4,825444</text:p>
          </table:table-cell>
          <table:table-cell table:style-name="ce13" table:formula="of:=[.M3]/[.M12]" office:value-type="float" office:value="5.14553990610329" calcext:value-type="float">
            <text:p>5,145540</text:p>
          </table:table-cell>
          <table:table-cell table:style-name="ce13" table:formula="of:=[.N3]/[.N12]" office:value-type="float" office:value="5.29673826571201" calcext:value-type="float">
            <text:p>5,296738</text:p>
          </table:table-cell>
          <table:table-cell table:style-name="ce13" table:formula="of:=[.O3]/[.O12]" office:value-type="float" office:value="6.16050854191498" calcext:value-type="float">
            <text:p>6,160509</text:p>
          </table:table-cell>
          <table:table-cell table:style-name="ce13" table:formula="of:=[.P3]/[.P12]" office:value-type="float" office:value="5.62927473979845" calcext:value-type="float">
            <text:p>5,629275</text:p>
          </table:table-cell>
          <table:table-cell table:style-name="ce13" table:formula="of:=[.Q3]/[.Q12]" office:value-type="float" office:value="2.9309506185894" calcext:value-type="float">
            <text:p>2,930951</text:p>
          </table:table-cell>
          <table:table-cell table:style-name="ce13" table:formula="of:=[.R3]/[.R12]" office:value-type="float" office:value="2.50672163863243" calcext:value-type="float">
            <text:p>2,506722</text:p>
          </table:table-cell>
          <table:table-cell table:style-name="ce13" table:formula="of:=[.S3]/[.S12]" office:value-type="float" office:value="2.36787266618029" calcext:value-type="float">
            <text:p>2,367873</text:p>
          </table:table-cell>
          <table:table-cell table:style-name="ce13" table:formula="of:=[.T3]/[.T12]" office:value-type="float" office:value="2.42943946762222" calcext:value-type="float">
            <text:p>2,429439</text:p>
          </table:table-cell>
          <table:table-cell table:style-name="ce13" table:formula="of:=[.U3]/[.U12]" office:value-type="float" office:value="2.75779052844809" calcext:value-type="float">
            <text:p>2,757791</text:p>
          </table:table-cell>
          <table:table-cell table:style-name="ce13" table:formula="of:=[.V3]/[.V12]" office:value-type="float" office:value="2.6618651665684" calcext:value-type="float">
            <text:p>2,661865</text:p>
          </table:table-cell>
          <table:table-cell table:style-name="ce13" table:formula="of:=[.W3]/[.W12]" office:value-type="float" office:value="2.87456024731366" calcext:value-type="float">
            <text:p>2,874560</text:p>
          </table:table-cell>
          <table:table-cell table:style-name="ce13" table:formula="of:=[.X3]/[.X12]" office:value-type="float" office:value="2.89113802483784" calcext:value-type="float">
            <text:p>2,891138</text:p>
          </table:table-cell>
          <table:table-cell table:style-name="ce13" table:formula="of:=[.Y3]/[.Y12]" office:value-type="float" office:value="2.8727548428853" calcext:value-type="float">
            <text:p>2,872755</text:p>
          </table:table-cell>
          <table:table-cell table:style-name="ce13" table:formula="of:=[.Z3]/[.Z12]" office:value-type="float" office:value="2.80306954344207" calcext:value-type="float">
            <text:p>2,803070</text:p>
          </table:table-cell>
          <table:table-cell/>
        </table:table-row>
        <table:table-row table:style-name="ro2" table:number-rows-repeated="3">
          <table:table-cell table:number-columns-repeated="27"/>
        </table:table-row>
        <table:table-row table:style-name="ro2">
          <table:table-cell office:value-type="string" calcext:value-type="string">
            <text:p>WL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1-11</text:p>
          </table:table-cell>
          <table:table-cell office:value-type="string" calcext:value-type="string">
            <text:p>1-12</text:p>
          </table:table-cell>
          <table:table-cell office:value-type="string" calcext:value-type="string">
            <text:p>1-13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-16</text:p>
          </table:table-cell>
          <table:table-cell office:value-type="string" calcext:value-type="string">
            <text:p>1-17</text:p>
          </table:table-cell>
          <table:table-cell office:value-type="string" calcext:value-type="string">
            <text:p>1-18</text:p>
          </table:table-cell>
          <table:table-cell office:value-type="string" calcext:value-type="string">
            <text:p>1-19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1-21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1-23</text:p>
          </table:table-cell>
          <table:table-cell office:value-type="string" calcext:value-type="string">
            <text:p>1-24</text:p>
          </table:table-cell>
          <table:table-cell office:value-type="string" calcext:value-type="string">
            <text:p>1-25</text:p>
          </table:table-cell>
          <table:table-cell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2min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2max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2avg</text:p>
          </table:table-cell>
          <table:table-cell table:number-columns-repeated="26"/>
        </table:table-row>
        <table:table-row table:style-name="ro5">
          <table:table-cell office:value-type="string" calcext:value-type="string">
            <text:p>P4min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4max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4avg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8min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8max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8avg</text:p>
          </table:table-cell>
          <table:table-cell table:number-columns-repeated="26"/>
        </table:table-row>
        <table:table-row table:style-name="ro6">
          <table:table-cell table:number-columns-repeated="27"/>
        </table:table-row>
        <table:table-row table:style-name="ro2">
          <table:table-cell/>
          <table:table-cell table:style-name="ce10" office:value-type="float" office:value="0.000007" calcext:value-type="float">
            <text:p>0,000007</text:p>
          </table:table-cell>
          <table:table-cell table:style-name="ce19" office:value-type="float" office:value="0.000009" calcext:value-type="float">
            <text:p>0,000009</text:p>
          </table:table-cell>
          <table:table-cell table:style-name="ce19" office:value-type="float" office:value="0.000013" calcext:value-type="float">
            <text:p>0,000013</text:p>
          </table:table-cell>
          <table:table-cell table:style-name="ce19" office:value-type="float" office:value="0.000019" calcext:value-type="float">
            <text:p>0,000019</text:p>
          </table:table-cell>
          <table:table-cell table:style-name="ce19" office:value-type="float" office:value="0.000031" calcext:value-type="float">
            <text:p>0,000031</text:p>
          </table:table-cell>
          <table:table-cell table:style-name="ce19" office:value-type="float" office:value="0.000055" calcext:value-type="float">
            <text:p>0,000055</text:p>
          </table:table-cell>
          <table:table-cell table:style-name="ce19" office:value-type="float" office:value="0.000102" calcext:value-type="float">
            <text:p>0,000102</text:p>
          </table:table-cell>
          <table:table-cell table:style-name="ce19" office:value-type="float" office:value="0.000197" calcext:value-type="float">
            <text:p>0,000197</text:p>
          </table:table-cell>
          <table:table-cell table:style-name="ce19" office:value-type="float" office:value="0.000389" calcext:value-type="float">
            <text:p>0,000389</text:p>
          </table:table-cell>
          <table:table-cell table:style-name="ce19" office:value-type="float" office:value="0.000832" calcext:value-type="float">
            <text:p>0,000832</text:p>
          </table:table-cell>
          <table:table-cell table:style-name="ce19" office:value-type="float" office:value="0.001631" calcext:value-type="float">
            <text:p>0,001631</text:p>
          </table:table-cell>
          <table:table-cell table:style-name="ce19" office:value-type="float" office:value="0.003288" calcext:value-type="float">
            <text:p>0,003288</text:p>
          </table:table-cell>
          <table:table-cell table:style-name="ce19" office:value-type="float" office:value="0.006658" calcext:value-type="float">
            <text:p>0,006658</text:p>
          </table:table-cell>
          <table:table-cell table:style-name="ce19" office:value-type="float" office:value="0.015506" calcext:value-type="float">
            <text:p>0,015506</text:p>
          </table:table-cell>
          <table:table-cell table:style-name="ce19" office:value-type="float" office:value="0.034074" calcext:value-type="float">
            <text:p>0,034074</text:p>
          </table:table-cell>
          <table:table-cell table:style-name="ce20" office:value-type="float" office:value="0.055436" calcext:value-type="float">
            <text:p>0,055436</text:p>
          </table:table-cell>
          <table:table-cell table:style-name="ce20" office:value-type="float" office:value="0.114304" calcext:value-type="float">
            <text:p>0,114304</text:p>
          </table:table-cell>
          <table:table-cell table:style-name="ce20" office:value-type="float" office:value="0.230439" calcext:value-type="float">
            <text:p>0,230439</text:p>
          </table:table-cell>
          <table:table-cell table:style-name="ce20" office:value-type="float" office:value="0.474591" calcext:value-type="float">
            <text:p>0,474591</text:p>
          </table:table-cell>
          <table:table-cell table:style-name="ce20" office:value-type="float" office:value="1.121803" calcext:value-type="float">
            <text:p>1,121803</text:p>
          </table:table-cell>
          <table:table-cell table:style-name="ce20" office:value-type="float" office:value="2.185189" calcext:value-type="float">
            <text:p>2,185189</text:p>
          </table:table-cell>
          <table:table-cell table:style-name="ce20" office:value-type="float" office:value="4.507917" calcext:value-type="float">
            <text:p>4,507917</text:p>
          </table:table-cell>
          <table:table-cell table:style-name="ce20" office:value-type="float" office:value="8.718166" calcext:value-type="float">
            <text:p>8,718166</text:p>
          </table:table-cell>
          <table:table-cell table:style-name="ce20" office:value-type="float" office:value="17.061946" calcext:value-type="float">
            <text:p>17,061946</text:p>
          </table:table-cell>
          <table:table-cell table:style-name="ce26" office:value-type="float" office:value="33.229442" calcext:value-type="float">
            <text:p>33,229442</text:p>
          </table:table-cell>
          <table:table-cell/>
        </table:table-row>
        <table:table-row table:style-name="ro2">
          <table:table-cell/>
          <table:table-cell table:style-name="ce10" office:value-type="float" office:value="0.00002" calcext:value-type="float">
            <text:p>0,000020</text:p>
          </table:table-cell>
          <table:table-cell table:style-name="ce19" office:value-type="float" office:value="0.000022" calcext:value-type="float">
            <text:p>0,000022</text:p>
          </table:table-cell>
          <table:table-cell table:style-name="ce19" office:value-type="float" office:value="0.000031" calcext:value-type="float">
            <text:p>0,000031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7" calcext:value-type="float">
            <text:p>0,000047</text:p>
          </table:table-cell>
          <table:table-cell table:style-name="ce19" office:value-type="float" office:value="0.000066" calcext:value-type="float">
            <text:p>0,000066</text:p>
          </table:table-cell>
          <table:table-cell table:style-name="ce19" office:value-type="float" office:value="0.000104" calcext:value-type="float">
            <text:p>0,000104</text:p>
          </table:table-cell>
          <table:table-cell table:style-name="ce19" office:value-type="float" office:value="0.000181" calcext:value-type="float">
            <text:p>0,000181</text:p>
          </table:table-cell>
          <table:table-cell table:style-name="ce19" office:value-type="float" office:value="0.000334" calcext:value-type="float">
            <text:p>0,000334</text:p>
          </table:table-cell>
          <table:table-cell table:style-name="ce19" office:value-type="float" office:value="0.00064" calcext:value-type="float">
            <text:p>0,000640</text:p>
          </table:table-cell>
          <table:table-cell table:style-name="ce19" office:value-type="float" office:value="0.001256" calcext:value-type="float">
            <text:p>0,001256</text:p>
          </table:table-cell>
          <table:table-cell table:style-name="ce19" office:value-type="float" office:value="0.002514" calcext:value-type="float">
            <text:p>0,002514</text:p>
          </table:table-cell>
          <table:table-cell table:style-name="ce19" office:value-type="float" office:value="0.005106" calcext:value-type="float">
            <text:p>0,005106</text:p>
          </table:table-cell>
          <table:table-cell table:style-name="ce19" office:value-type="float" office:value="0.01022" calcext:value-type="float">
            <text:p>0,010220</text:p>
          </table:table-cell>
          <table:table-cell table:style-name="ce19" office:value-type="float" office:value="0.020511" calcext:value-type="float">
            <text:p>0,020511</text:p>
          </table:table-cell>
          <table:table-cell table:style-name="ce20" office:value-type="float" office:value="0.029575" calcext:value-type="float">
            <text:p>0,029575</text:p>
          </table:table-cell>
          <table:table-cell table:style-name="ce20" office:value-type="float" office:value="0.059028" calcext:value-type="float">
            <text:p>0,059028</text:p>
          </table:table-cell>
          <table:table-cell table:style-name="ce20" office:value-type="float" office:value="0.116882" calcext:value-type="float">
            <text:p>0,116882</text:p>
          </table:table-cell>
          <table:table-cell table:style-name="ce20" office:value-type="float" office:value="0.243611" calcext:value-type="float">
            <text:p>0,243611</text:p>
          </table:table-cell>
          <table:table-cell table:style-name="ce20" office:value-type="float" office:value="0.544344" calcext:value-type="float">
            <text:p>0,544344</text:p>
          </table:table-cell>
          <table:table-cell table:style-name="ce20" office:value-type="float" office:value="1.138893" calcext:value-type="float">
            <text:p>1,138893</text:p>
          </table:table-cell>
          <table:table-cell table:style-name="ce20" office:value-type="float" office:value="2.076651" calcext:value-type="float">
            <text:p>2,076651</text:p>
          </table:table-cell>
          <table:table-cell table:style-name="ce20" office:value-type="float" office:value="3.949592" calcext:value-type="float">
            <text:p>3,949592</text:p>
          </table:table-cell>
          <table:table-cell table:style-name="ce20" office:value-type="float" office:value="7.736442" calcext:value-type="float">
            <text:p>7,736442</text:p>
          </table:table-cell>
          <table:table-cell table:style-name="ce26" office:value-type="float" office:value="15.384639" calcext:value-type="float">
            <text:p>15,384639</text:p>
          </table:table-cell>
          <table:table-cell/>
        </table:table-row>
        <table:table-row table:style-name="ro2">
          <table:table-cell/>
          <table:table-cell table:style-name="ce10" office:value-type="float" office:value="0.000022" calcext:value-type="float">
            <text:p>0,000022</text:p>
          </table:table-cell>
          <table:table-cell table:style-name="ce19" office:value-type="float" office:value="0.000024" calcext:value-type="float">
            <text:p>0,000024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3" calcext:value-type="float">
            <text:p>0,000043</text:p>
          </table:table-cell>
          <table:table-cell table:style-name="ce19" office:value-type="float" office:value="0.000053" calcext:value-type="float">
            <text:p>0,000053</text:p>
          </table:table-cell>
          <table:table-cell table:style-name="ce19" office:value-type="float" office:value="0.000073" calcext:value-type="float">
            <text:p>0,000073</text:p>
          </table:table-cell>
          <table:table-cell table:style-name="ce19" office:value-type="float" office:value="0.00011" calcext:value-type="float">
            <text:p>0,000110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19" office:value-type="float" office:value="0.00034" calcext:value-type="float">
            <text:p>0,000340</text:p>
          </table:table-cell>
          <table:table-cell table:style-name="ce19" office:value-type="float" office:value="0.000647" calcext:value-type="float">
            <text:p>0,000647</text:p>
          </table:table-cell>
          <table:table-cell table:style-name="ce19" office:value-type="float" office:value="0.001262" calcext:value-type="float">
            <text:p>0,001262</text:p>
          </table:table-cell>
          <table:table-cell table:style-name="ce19" office:value-type="float" office:value="0.002522" calcext:value-type="float">
            <text:p>0,002522</text:p>
          </table:table-cell>
          <table:table-cell table:style-name="ce19" office:value-type="float" office:value="0.005108" calcext:value-type="float">
            <text:p>0,005108</text:p>
          </table:table-cell>
          <table:table-cell table:style-name="ce19" office:value-type="float" office:value="0.010232" calcext:value-type="float">
            <text:p>0,010232</text:p>
          </table:table-cell>
          <table:table-cell table:style-name="ce19" office:value-type="float" office:value="0.020664" calcext:value-type="float">
            <text:p>0,020664</text:p>
          </table:table-cell>
          <table:table-cell table:style-name="ce20" office:value-type="float" office:value="0.03125" calcext:value-type="float">
            <text:p>0,031250</text:p>
          </table:table-cell>
          <table:table-cell table:style-name="ce20" office:value-type="float" office:value="0.061397" calcext:value-type="float">
            <text:p>0,061397</text:p>
          </table:table-cell>
          <table:table-cell table:style-name="ce20" office:value-type="float" office:value="0.119956" calcext:value-type="float">
            <text:p>0,119956</text:p>
          </table:table-cell>
          <table:table-cell table:style-name="ce20" office:value-type="float" office:value="0.252298" calcext:value-type="float">
            <text:p>0,252298</text:p>
          </table:table-cell>
          <table:table-cell table:style-name="ce20" office:value-type="float" office:value="0.546269" calcext:value-type="float">
            <text:p>0,546269</text:p>
          </table:table-cell>
          <table:table-cell table:style-name="ce20" office:value-type="float" office:value="1.156311" calcext:value-type="float">
            <text:p>1,156311</text:p>
          </table:table-cell>
          <table:table-cell table:style-name="ce20" office:value-type="float" office:value="2.112149" calcext:value-type="float">
            <text:p>2,112149</text:p>
          </table:table-cell>
          <table:table-cell table:style-name="ce20" office:value-type="float" office:value="3.982114" calcext:value-type="float">
            <text:p>3,982114</text:p>
          </table:table-cell>
          <table:table-cell table:style-name="ce20" office:value-type="float" office:value="7.753716" calcext:value-type="float">
            <text:p>7,753716</text:p>
          </table:table-cell>
          <table:table-cell table:style-name="ce26" office:value-type="float" office:value="18.411498" calcext:value-type="float">
            <text:p>18,411498</text:p>
          </table:table-cell>
          <table:table-cell/>
        </table:table-row>
        <table:table-row table:style-name="ro2">
          <table:table-cell/>
          <table:table-cell table:style-name="ce10" office:value-type="float" office:value="0.000021" calcext:value-type="float">
            <text:p>0,000021</text:p>
          </table:table-cell>
          <table:table-cell table:style-name="ce19" office:value-type="float" office:value="0.000023" calcext:value-type="float">
            <text:p>0,000023</text:p>
          </table:table-cell>
          <table:table-cell table:style-name="ce19" office:value-type="float" office:value="0.000034" calcext:value-type="float">
            <text:p>0,000034</text:p>
          </table:table-cell>
          <table:table-cell table:style-name="ce19" office:value-type="float" office:value="0.00004" calcext:value-type="float">
            <text:p>0,000040</text:p>
          </table:table-cell>
          <table:table-cell table:style-name="ce19" office:value-type="float" office:value="0.00005" calcext:value-type="float">
            <text:p>0,000050</text:p>
          </table:table-cell>
          <table:table-cell table:style-name="ce19" office:value-type="float" office:value="0.000069" calcext:value-type="float">
            <text:p>0,000069</text:p>
          </table:table-cell>
          <table:table-cell table:style-name="ce19" office:value-type="float" office:value="0.000107" calcext:value-type="float">
            <text:p>0,000107</text:p>
          </table:table-cell>
          <table:table-cell table:style-name="ce19" office:value-type="float" office:value="0.000184" calcext:value-type="float">
            <text:p>0,000184</text:p>
          </table:table-cell>
          <table:table-cell table:style-name="ce19" office:value-type="float" office:value="0.000337" calcext:value-type="float">
            <text:p>0,000337</text:p>
          </table:table-cell>
          <table:table-cell table:style-name="ce19" office:value-type="float" office:value="0.000643" calcext:value-type="float">
            <text:p>0,000643</text:p>
          </table:table-cell>
          <table:table-cell table:style-name="ce19" office:value-type="float" office:value="0.001259" calcext:value-type="float">
            <text:p>0,001259</text:p>
          </table:table-cell>
          <table:table-cell table:style-name="ce19" office:value-type="float" office:value="0.002518" calcext:value-type="float">
            <text:p>0,002518</text:p>
          </table:table-cell>
          <table:table-cell table:style-name="ce19" office:value-type="float" office:value="0.005107" calcext:value-type="float">
            <text:p>0,005107</text:p>
          </table:table-cell>
          <table:table-cell table:style-name="ce19" office:value-type="float" office:value="0.010226" calcext:value-type="float">
            <text:p>0,010226</text:p>
          </table:table-cell>
          <table:table-cell table:style-name="ce19" office:value-type="float" office:value="0.020587" calcext:value-type="float">
            <text:p>0,020587</text:p>
          </table:table-cell>
          <table:table-cell table:style-name="ce20" office:value-type="float" office:value="0.030412" calcext:value-type="float">
            <text:p>0,030412</text:p>
          </table:table-cell>
          <table:table-cell table:style-name="ce20" office:value-type="float" office:value="0.060213" calcext:value-type="float">
            <text:p>0,060213</text:p>
          </table:table-cell>
          <table:table-cell table:style-name="ce20" office:value-type="float" office:value="0.118419" calcext:value-type="float">
            <text:p>0,118419</text:p>
          </table:table-cell>
          <table:table-cell table:style-name="ce20" office:value-type="float" office:value="0.247955" calcext:value-type="float">
            <text:p>0,247955</text:p>
          </table:table-cell>
          <table:table-cell table:style-name="ce20" office:value-type="float" office:value="0.545306" calcext:value-type="float">
            <text:p>0,545306</text:p>
          </table:table-cell>
          <table:table-cell table:style-name="ce20" office:value-type="float" office:value="1.147602" calcext:value-type="float">
            <text:p>1,147602</text:p>
          </table:table-cell>
          <table:table-cell table:style-name="ce20" office:value-type="float" office:value="2.0944" calcext:value-type="float">
            <text:p>2,094400</text:p>
          </table:table-cell>
          <table:table-cell table:style-name="ce20" office:value-type="float" office:value="3.965853" calcext:value-type="float">
            <text:p>3,965853</text:p>
          </table:table-cell>
          <table:table-cell table:style-name="ce20" office:value-type="float" office:value="7.745079" calcext:value-type="float">
            <text:p>7,745079</text:p>
          </table:table-cell>
          <table:table-cell table:style-name="ce26" office:value-type="float" office:value="17.398068" calcext:value-type="float">
            <text:p>17,398068</text:p>
          </table:table-cell>
          <table:table-cell/>
        </table:table-row>
        <table:table-row table:style-name="ro2">
          <table:table-cell/>
          <table:table-cell table:style-name="ce10" office:value-type="float" office:value="0.000008" calcext:value-type="float">
            <text:p>0,000008</text:p>
          </table:table-cell>
          <table:table-cell table:style-name="ce19" office:value-type="float" office:value="0.000023" calcext:value-type="float">
            <text:p>0,000023</text:p>
          </table:table-cell>
          <table:table-cell table:style-name="ce19" office:value-type="float" office:value="0.000032" calcext:value-type="float">
            <text:p>0,000032</text:p>
          </table:table-cell>
          <table:table-cell table:style-name="ce19" office:value-type="float" office:value="0.000035" calcext:value-type="float">
            <text:p>0,000035</text:p>
          </table:table-cell>
          <table:table-cell table:style-name="ce19" office:value-type="float" office:value="0.000041" calcext:value-type="float">
            <text:p>0,000041</text:p>
          </table:table-cell>
          <table:table-cell table:style-name="ce19" office:value-type="float" office:value="0.000052" calcext:value-type="float">
            <text:p>0,000052</text:p>
          </table:table-cell>
          <table:table-cell table:style-name="ce19" office:value-type="float" office:value="0.000072" calcext:value-type="float">
            <text:p>0,000072</text:p>
          </table:table-cell>
          <table:table-cell table:style-name="ce19" office:value-type="float" office:value="0.000111" calcext:value-type="float">
            <text:p>0,000111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19" office:value-type="float" office:value="0.000387" calcext:value-type="float">
            <text:p>0,000387</text:p>
          </table:table-cell>
          <table:table-cell table:style-name="ce19" office:value-type="float" office:value="0.000697" calcext:value-type="float">
            <text:p>0,000697</text:p>
          </table:table-cell>
          <table:table-cell table:style-name="ce19" office:value-type="float" office:value="0.00132" calcext:value-type="float">
            <text:p>0,001320</text:p>
          </table:table-cell>
          <table:table-cell table:style-name="ce19" office:value-type="float" office:value="0.002572" calcext:value-type="float">
            <text:p>0,002572</text:p>
          </table:table-cell>
          <table:table-cell table:style-name="ce19" office:value-type="float" office:value="0.005117" calcext:value-type="float">
            <text:p>0,005117</text:p>
          </table:table-cell>
          <table:table-cell table:style-name="ce19" office:value-type="float" office:value="0.010289" calcext:value-type="float">
            <text:p>0,010289</text:p>
          </table:table-cell>
          <table:table-cell table:style-name="ce20" office:value-type="float" office:value="0.023051" calcext:value-type="float">
            <text:p>0,023051</text:p>
          </table:table-cell>
          <table:table-cell table:style-name="ce20" office:value-type="float" office:value="0.044869" calcext:value-type="float">
            <text:p>0,044869</text:p>
          </table:table-cell>
          <table:table-cell table:style-name="ce20" office:value-type="float" office:value="0.094525" calcext:value-type="float">
            <text:p>0,094525</text:p>
          </table:table-cell>
          <table:table-cell table:style-name="ce20" office:value-type="float" office:value="0.20066" calcext:value-type="float">
            <text:p>0,200660</text:p>
          </table:table-cell>
          <table:table-cell table:style-name="ce20" office:value-type="float" office:value="0.41238" calcext:value-type="float">
            <text:p>0,412380</text:p>
          </table:table-cell>
          <table:table-cell table:style-name="ce20" office:value-type="float" office:value="0.836543" calcext:value-type="float">
            <text:p>0,836543</text:p>
          </table:table-cell>
          <table:table-cell table:style-name="ce20" office:value-type="float" office:value="1.624038" calcext:value-type="float">
            <text:p>1,624038</text:p>
          </table:table-cell>
          <table:table-cell table:style-name="ce20" office:value-type="float" office:value="3.038408" calcext:value-type="float">
            <text:p>3,038408</text:p>
          </table:table-cell>
          <table:table-cell table:style-name="ce20" office:value-type="float" office:value="6.186881" calcext:value-type="float">
            <text:p>6,186881</text:p>
          </table:table-cell>
          <table:table-cell table:style-name="ce26" office:value-type="float" office:value="13.094118" calcext:value-type="float">
            <text:p>13,094118</text:p>
          </table:table-cell>
          <table:table-cell/>
        </table:table-row>
        <table:table-row table:style-name="ro1">
          <table:table-cell/>
          <table:table-cell table:style-name="ce10" office:value-type="float" office:value="0.000027" calcext:value-type="float">
            <text:p>0,000027</text:p>
          </table:table-cell>
          <table:table-cell table:style-name="ce19" office:value-type="float" office:value="0.000029" calcext:value-type="float">
            <text:p>0,000029</text:p>
          </table:table-cell>
          <table:table-cell table:style-name="ce19" office:value-type="float" office:value="0.000044" calcext:value-type="float">
            <text:p>0,000044</text:p>
          </table:table-cell>
          <table:table-cell table:style-name="ce19" office:value-type="float" office:value="0.000048" calcext:value-type="float">
            <text:p>0,000048</text:p>
          </table:table-cell>
          <table:table-cell table:style-name="ce19" office:value-type="float" office:value="0.000054" calcext:value-type="float">
            <text:p>0,000054</text:p>
          </table:table-cell>
          <table:table-cell table:style-name="ce19" office:value-type="float" office:value="0.000064" calcext:value-type="float">
            <text:p>0,000064</text:p>
          </table:table-cell>
          <table:table-cell table:style-name="ce19" office:value-type="float" office:value="0.000084" calcext:value-type="float">
            <text:p>0,000084</text:p>
          </table:table-cell>
          <table:table-cell table:style-name="ce19" office:value-type="float" office:value="0.000123" calcext:value-type="float">
            <text:p>0,000123</text:p>
          </table:table-cell>
          <table:table-cell table:style-name="ce19" office:value-type="float" office:value="0.000201" calcext:value-type="float">
            <text:p>0,000201</text:p>
          </table:table-cell>
          <table:table-cell table:style-name="ce19" office:value-type="float" office:value="0.0005" calcext:value-type="float">
            <text:p>0,000500</text:p>
          </table:table-cell>
          <table:table-cell table:style-name="ce19" office:value-type="float" office:value="0.000813" calcext:value-type="float">
            <text:p>0,000813</text:p>
          </table:table-cell>
          <table:table-cell table:style-name="ce19" office:value-type="float" office:value="0.001437" calcext:value-type="float">
            <text:p>0,001437</text:p>
          </table:table-cell>
          <table:table-cell table:style-name="ce19" office:value-type="float" office:value="0.002691" calcext:value-type="float">
            <text:p>0,002691</text:p>
          </table:table-cell>
          <table:table-cell table:style-name="ce19" office:value-type="float" office:value="0.005231" calcext:value-type="float">
            <text:p>0,005231</text:p>
          </table:table-cell>
          <table:table-cell table:style-name="ce19" office:value-type="float" office:value="0.012581" calcext:value-type="float">
            <text:p>0,012581</text:p>
          </table:table-cell>
          <table:table-cell table:style-name="ce20" office:value-type="float" office:value="0.028897" calcext:value-type="float">
            <text:p>0,028897</text:p>
          </table:table-cell>
          <table:table-cell table:style-name="ce20" office:value-type="float" office:value="0.053673" calcext:value-type="float">
            <text:p>0,053673</text:p>
          </table:table-cell>
          <table:table-cell table:style-name="ce20" office:value-type="float" office:value="0.101662" calcext:value-type="float">
            <text:p>0,101662</text:p>
          </table:table-cell>
          <table:table-cell table:style-name="ce20" office:value-type="float" office:value="0.205828" calcext:value-type="float">
            <text:p>0,205828</text:p>
          </table:table-cell>
          <table:table-cell table:style-name="ce20" office:value-type="float" office:value="0.435246" calcext:value-type="float">
            <text:p>0,435246</text:p>
          </table:table-cell>
          <table:table-cell table:style-name="ce20" office:value-type="float" office:value="0.872139" calcext:value-type="float">
            <text:p>0,872139</text:p>
          </table:table-cell>
          <table:table-cell table:style-name="ce20" office:value-type="float" office:value="1.760533" calcext:value-type="float">
            <text:p>1,760533</text:p>
          </table:table-cell>
          <table:table-cell table:style-name="ce20" office:value-type="float" office:value="3.649497" calcext:value-type="float">
            <text:p>3,649497</text:p>
          </table:table-cell>
          <table:table-cell table:style-name="ce20" office:value-type="float" office:value="7.15544" calcext:value-type="float">
            <text:p>7,155440</text:p>
          </table:table-cell>
          <table:table-cell table:style-name="ce26" office:value-type="float" office:value="14.112939" calcext:value-type="float">
            <text:p>14,112939</text:p>
          </table:table-cell>
          <table:table-cell/>
        </table:table-row>
        <table:table-row table:style-name="ro2">
          <table:table-cell/>
          <table:table-cell table:style-name="ce10" office:value-type="float" office:value="0.000016" calcext:value-type="float">
            <text:p>0,000016</text:p>
          </table:table-cell>
          <table:table-cell table:style-name="ce19" office:value-type="float" office:value="0.000025" calcext:value-type="float">
            <text:p>0,000025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" calcext:value-type="float">
            <text:p>0,000040</text:p>
          </table:table-cell>
          <table:table-cell table:style-name="ce19" office:value-type="float" office:value="0.000046" calcext:value-type="float">
            <text:p>0,000046</text:p>
          </table:table-cell>
          <table:table-cell table:style-name="ce19" office:value-type="float" office:value="0.000056" calcext:value-type="float">
            <text:p>0,000056</text:p>
          </table:table-cell>
          <table:table-cell table:style-name="ce19" office:value-type="float" office:value="0.000076" calcext:value-type="float">
            <text:p>0,000076</text:p>
          </table:table-cell>
          <table:table-cell table:style-name="ce19" office:value-type="float" office:value="0.000115" calcext:value-type="float">
            <text:p>0,000115</text:p>
          </table:table-cell>
          <table:table-cell table:style-name="ce19" office:value-type="float" office:value="0.000194" calcext:value-type="float">
            <text:p>0,000194</text:p>
          </table:table-cell>
          <table:table-cell table:style-name="ce19" office:value-type="float" office:value="0.000437" calcext:value-type="float">
            <text:p>0,000437</text:p>
          </table:table-cell>
          <table:table-cell table:style-name="ce19" office:value-type="float" office:value="0.000748" calcext:value-type="float">
            <text:p>0,000748</text:p>
          </table:table-cell>
          <table:table-cell table:style-name="ce19" office:value-type="float" office:value="0.001371" calcext:value-type="float">
            <text:p>0,001371</text:p>
          </table:table-cell>
          <table:table-cell table:style-name="ce19" office:value-type="float" office:value="0.002626" calcext:value-type="float">
            <text:p>0,002626</text:p>
          </table:table-cell>
          <table:table-cell table:style-name="ce19" office:value-type="float" office:value="0.005168" calcext:value-type="float">
            <text:p>0,005168</text:p>
          </table:table-cell>
          <table:table-cell table:style-name="ce19" office:value-type="float" office:value="0.012275" calcext:value-type="float">
            <text:p>0,012275</text:p>
          </table:table-cell>
          <table:table-cell table:style-name="ce20" office:value-type="float" office:value="0.025633" calcext:value-type="float">
            <text:p>0,025633</text:p>
          </table:table-cell>
          <table:table-cell table:style-name="ce20" office:value-type="float" office:value="0.049913" calcext:value-type="float">
            <text:p>0,049913</text:p>
          </table:table-cell>
          <table:table-cell table:style-name="ce20" office:value-type="float" office:value="0.098743" calcext:value-type="float">
            <text:p>0,098743</text:p>
          </table:table-cell>
          <table:table-cell table:style-name="ce20" office:value-type="float" office:value="0.203733" calcext:value-type="float">
            <text:p>0,203733</text:p>
          </table:table-cell>
          <table:table-cell table:style-name="ce20" office:value-type="float" office:value="0.427116" calcext:value-type="float">
            <text:p>0,427116</text:p>
          </table:table-cell>
          <table:table-cell table:style-name="ce20" office:value-type="float" office:value="0.847893" calcext:value-type="float">
            <text:p>0,847893</text:p>
          </table:table-cell>
          <table:table-cell table:style-name="ce20" office:value-type="float" office:value="1.686285" calcext:value-type="float">
            <text:p>1,686285</text:p>
          </table:table-cell>
          <table:table-cell table:style-name="ce20" office:value-type="float" office:value="3.370516" calcext:value-type="float">
            <text:p>3,370516</text:p>
          </table:table-cell>
          <table:table-cell table:style-name="ce20" office:value-type="float" office:value="6.720927" calcext:value-type="float">
            <text:p>6,720927</text:p>
          </table:table-cell>
          <table:table-cell table:style-name="ce26" office:value-type="float" office:value="13.508085" calcext:value-type="float">
            <text:p>13,508085</text:p>
          </table:table-cell>
          <table:table-cell/>
        </table:table-row>
        <table:table-row table:style-name="ro2">
          <table:table-cell/>
          <table:table-cell table:style-name="ce10" office:value-type="float" office:value="0.000007" calcext:value-type="float">
            <text:p>0,000007</text:p>
          </table:table-cell>
          <table:table-cell table:style-name="ce19" office:value-type="float" office:value="0.000013" calcext:value-type="float">
            <text:p>0,000013</text:p>
          </table:table-cell>
          <table:table-cell table:style-name="ce19" office:value-type="float" office:value="0.000027" calcext:value-type="float">
            <text:p>0,000027</text:p>
          </table:table-cell>
          <table:table-cell table:style-name="ce19" office:value-type="float" office:value="0.000029" calcext:value-type="float">
            <text:p>0,000029</text:p>
          </table:table-cell>
          <table:table-cell table:style-name="ce19" office:value-type="float" office:value="0.000032" calcext:value-type="float">
            <text:p>0,000032</text:p>
          </table:table-cell>
          <table:table-cell table:style-name="ce19" office:value-type="float" office:value="0.000038" calcext:value-type="float">
            <text:p>0,000038</text:p>
          </table:table-cell>
          <table:table-cell table:style-name="ce19" office:value-type="float" office:value="0.000049" calcext:value-type="float">
            <text:p>0,000049</text:p>
          </table:table-cell>
          <table:table-cell table:style-name="ce19" office:value-type="float" office:value="0.00007" calcext:value-type="float">
            <text:p>0,000070</text:p>
          </table:table-cell>
          <table:table-cell table:style-name="ce19" office:value-type="float" office:value="0.000106" calcext:value-type="float">
            <text:p>0,000106</text:p>
          </table:table-cell>
          <table:table-cell table:style-name="ce19" office:value-type="float" office:value="0.000175" calcext:value-type="float">
            <text:p>0,000175</text:p>
          </table:table-cell>
          <table:table-cell table:style-name="ce19" office:value-type="float" office:value="0.000308" calcext:value-type="float">
            <text:p>0,000308</text:p>
          </table:table-cell>
          <table:table-cell table:style-name="ce19" office:value-type="float" office:value="0.000574" calcext:value-type="float">
            <text:p>0,000574</text:p>
          </table:table-cell>
          <table:table-cell table:style-name="ce19" office:value-type="float" office:value="0.001123" calcext:value-type="float">
            <text:p>0,001123</text:p>
          </table:table-cell>
          <table:table-cell table:style-name="ce19" office:value-type="float" office:value="0.002338" calcext:value-type="float">
            <text:p>0,002338</text:p>
          </table:table-cell>
          <table:table-cell table:style-name="ce19" office:value-type="float" office:value="0.004852" calcext:value-type="float">
            <text:p>0,004852</text:p>
          </table:table-cell>
          <table:table-cell table:style-name="ce20" office:value-type="float" office:value="0.010396" calcext:value-type="float">
            <text:p>0,010396</text:p>
          </table:table-cell>
          <table:table-cell table:style-name="ce20" office:value-type="float" office:value="0.032403" calcext:value-type="float">
            <text:p>0,032403</text:p>
          </table:table-cell>
          <table:table-cell table:style-name="ce20" office:value-type="float" office:value="0.085555" calcext:value-type="float">
            <text:p>0,085555</text:p>
          </table:table-cell>
          <table:table-cell table:style-name="ce20" office:value-type="float" office:value="0.18555" calcext:value-type="float">
            <text:p>0,185550</text:p>
          </table:table-cell>
          <table:table-cell table:style-name="ce20" office:value-type="float" office:value="0.38671" calcext:value-type="float">
            <text:p>0,386710</text:p>
          </table:table-cell>
          <table:table-cell table:style-name="ce20" office:value-type="float" office:value="0.788654" calcext:value-type="float">
            <text:p>0,788654</text:p>
          </table:table-cell>
          <table:table-cell table:style-name="ce20" office:value-type="float" office:value="1.528347" calcext:value-type="float">
            <text:p>1,528347</text:p>
          </table:table-cell>
          <table:table-cell table:style-name="ce20" office:value-type="float" office:value="2.951621" calcext:value-type="float">
            <text:p>2,951621</text:p>
          </table:table-cell>
          <table:table-cell table:style-name="ce20" office:value-type="float" office:value="5.82831" calcext:value-type="float">
            <text:p>5,828310</text:p>
          </table:table-cell>
          <table:table-cell table:style-name="ce26" office:value-type="float" office:value="11.665928" calcext:value-type="float">
            <text:p>11,665928</text:p>
          </table:table-cell>
          <table:table-cell/>
        </table:table-row>
        <table:table-row table:style-name="ro2">
          <table:table-cell/>
          <table:table-cell table:style-name="ce10" office:value-type="float" office:value="0.000026" calcext:value-type="float">
            <text:p>0,000026</text:p>
          </table:table-cell>
          <table:table-cell table:style-name="ce19" office:value-type="float" office:value="0.00003" calcext:value-type="float">
            <text:p>0,000030</text:p>
          </table:table-cell>
          <table:table-cell table:style-name="ce19" office:value-type="float" office:value="0.000037" calcext:value-type="float">
            <text:p>0,000037</text:p>
          </table:table-cell>
          <table:table-cell table:style-name="ce19" office:value-type="float" office:value="0.00004" calcext:value-type="float">
            <text:p>0,000040</text:p>
          </table:table-cell>
          <table:table-cell table:style-name="ce19" office:value-type="float" office:value="0.000043" calcext:value-type="float">
            <text:p>0,000043</text:p>
          </table:table-cell>
          <table:table-cell table:style-name="ce19" office:value-type="float" office:value="0.000049" calcext:value-type="float">
            <text:p>0,000049</text:p>
          </table:table-cell>
          <table:table-cell table:style-name="ce19" office:value-type="float" office:value="0.00006" calcext:value-type="float">
            <text:p>0,000060</text:p>
          </table:table-cell>
          <table:table-cell table:style-name="ce19" office:value-type="float" office:value="0.00008" calcext:value-type="float">
            <text:p>0,000080</text:p>
          </table:table-cell>
          <table:table-cell table:style-name="ce19" office:value-type="float" office:value="0.00012" calcext:value-type="float">
            <text:p>0,000120</text:p>
          </table:table-cell>
          <table:table-cell table:style-name="ce19" office:value-type="float" office:value="0.000336" calcext:value-type="float">
            <text:p>0,000336</text:p>
          </table:table-cell>
          <table:table-cell table:style-name="ce19" office:value-type="float" office:value="0.000489" calcext:value-type="float">
            <text:p>0,000489</text:p>
          </table:table-cell>
          <table:table-cell table:style-name="ce19" office:value-type="float" office:value="0.000798" calcext:value-type="float">
            <text:p>0,000798</text:p>
          </table:table-cell>
          <table:table-cell table:style-name="ce19" office:value-type="float" office:value="0.001356" calcext:value-type="float">
            <text:p>0,001356</text:p>
          </table:table-cell>
          <table:table-cell table:style-name="ce19" office:value-type="float" office:value="0.002561" calcext:value-type="float">
            <text:p>0,002561</text:p>
          </table:table-cell>
          <table:table-cell table:style-name="ce19" office:value-type="float" office:value="0.00612" calcext:value-type="float">
            <text:p>0,006120</text:p>
          </table:table-cell>
          <table:table-cell table:style-name="ce20" office:value-type="float" office:value="0.027543" calcext:value-type="float">
            <text:p>0,027543</text:p>
          </table:table-cell>
          <table:table-cell table:style-name="ce20" office:value-type="float" office:value="0.064626" calcext:value-type="float">
            <text:p>0,064626</text:p>
          </table:table-cell>
          <table:table-cell table:style-name="ce20" office:value-type="float" office:value="0.10702" calcext:value-type="float">
            <text:p>0,107020</text:p>
          </table:table-cell>
          <table:table-cell table:style-name="ce20" office:value-type="float" office:value="0.223793" calcext:value-type="float">
            <text:p>0,223793</text:p>
          </table:table-cell>
          <table:table-cell table:style-name="ce20" office:value-type="float" office:value="0.421402" calcext:value-type="float">
            <text:p>0,421402</text:p>
          </table:table-cell>
          <table:table-cell table:style-name="ce20" office:value-type="float" office:value="0.884726" calcext:value-type="float">
            <text:p>0,884726</text:p>
          </table:table-cell>
          <table:table-cell table:style-name="ce20" office:value-type="float" office:value="1.694274" calcext:value-type="float">
            <text:p>1,694274</text:p>
          </table:table-cell>
          <table:table-cell table:style-name="ce20" office:value-type="float" office:value="3.143994" calcext:value-type="float">
            <text:p>3,143994</text:p>
          </table:table-cell>
          <table:table-cell table:style-name="ce20" office:value-type="float" office:value="6.105585" calcext:value-type="float">
            <text:p>6,105585</text:p>
          </table:table-cell>
          <table:table-cell table:style-name="ce26" office:value-type="float" office:value="12.359497" calcext:value-type="float">
            <text:p>12,359497</text:p>
          </table:table-cell>
          <table:table-cell/>
        </table:table-row>
        <table:table-row table:style-name="ro2">
          <table:table-cell/>
          <table:table-cell table:style-name="ce10" office:value-type="float" office:value="0.000012" calcext:value-type="float">
            <text:p>0,000012</text:p>
          </table:table-cell>
          <table:table-cell table:style-name="ce19" office:value-type="float" office:value="0.000022" calcext:value-type="float">
            <text:p>0,000022</text:p>
          </table:table-cell>
          <table:table-cell table:style-name="ce19" office:value-type="float" office:value="0.000033" calcext:value-type="float">
            <text:p>0,000033</text:p>
          </table:table-cell>
          <table:table-cell table:style-name="ce19" office:value-type="float" office:value="0.000035" calcext:value-type="float">
            <text:p>0,000035</text:p>
          </table:table-cell>
          <table:table-cell table:style-name="ce19" office:value-type="float" office:value="0.000038" calcext:value-type="float">
            <text:p>0,000038</text:p>
          </table:table-cell>
          <table:table-cell table:style-name="ce19" office:value-type="float" office:value="0.000044" calcext:value-type="float">
            <text:p>0,000044</text:p>
          </table:table-cell>
          <table:table-cell table:style-name="ce19" office:value-type="float" office:value="0.000054" calcext:value-type="float">
            <text:p>0,000054</text:p>
          </table:table-cell>
          <table:table-cell table:style-name="ce19" office:value-type="float" office:value="0.000074" calcext:value-type="float">
            <text:p>0,000074</text:p>
          </table:table-cell>
          <table:table-cell table:style-name="ce19" office:value-type="float" office:value="0.000113" calcext:value-type="float">
            <text:p>0,000113</text:p>
          </table:table-cell>
          <table:table-cell table:style-name="ce19" office:value-type="float" office:value="0.000208" calcext:value-type="float">
            <text:p>0,000208</text:p>
          </table:table-cell>
          <table:table-cell table:style-name="ce19" office:value-type="float" office:value="0.00036" calcext:value-type="float">
            <text:p>0,000360</text:p>
          </table:table-cell>
          <table:table-cell table:style-name="ce19" office:value-type="float" office:value="0.000666" calcext:value-type="float">
            <text:p>0,000666</text:p>
          </table:table-cell>
          <table:table-cell table:style-name="ce19" office:value-type="float" office:value="0.001272" calcext:value-type="float">
            <text:p>0,001272</text:p>
          </table:table-cell>
          <table:table-cell table:style-name="ce19" office:value-type="float" office:value="0.002506" calcext:value-type="float">
            <text:p>0,002506</text:p>
          </table:table-cell>
          <table:table-cell table:style-name="ce19" office:value-type="float" office:value="0.005674" calcext:value-type="float">
            <text:p>0,005674</text:p>
          </table:table-cell>
          <table:table-cell table:style-name="ce20" office:value-type="float" office:value="0.019191" calcext:value-type="float">
            <text:p>0,019191</text:p>
          </table:table-cell>
          <table:table-cell table:style-name="ce20" office:value-type="float" office:value="0.044761" calcext:value-type="float">
            <text:p>0,044761</text:p>
          </table:table-cell>
          <table:table-cell table:style-name="ce20" office:value-type="float" office:value="0.095061" calcext:value-type="float">
            <text:p>0,095061</text:p>
          </table:table-cell>
          <table:table-cell table:style-name="ce20" office:value-type="float" office:value="0.198423" calcext:value-type="float">
            <text:p>0,198423</text:p>
          </table:table-cell>
          <table:table-cell table:style-name="ce20" office:value-type="float" office:value="0.396225" calcext:value-type="float">
            <text:p>0,396225</text:p>
          </table:table-cell>
          <table:table-cell table:style-name="ce20" office:value-type="float" office:value="0.826521" calcext:value-type="float">
            <text:p>0,826521</text:p>
          </table:table-cell>
          <table:table-cell table:style-name="ce20" office:value-type="float" office:value="1.629506" calcext:value-type="float">
            <text:p>1,629506</text:p>
          </table:table-cell>
          <table:table-cell table:style-name="ce20" office:value-type="float" office:value="3.081551" calcext:value-type="float">
            <text:p>3,081551</text:p>
          </table:table-cell>
          <table:table-cell table:style-name="ce20" office:value-type="float" office:value="6.003127" calcext:value-type="float">
            <text:p>6,003127</text:p>
          </table:table-cell>
          <table:table-cell table:style-name="ce26" office:value-type="float" office:value="11.937259" calcext:value-type="float">
            <text:p>11,937259</text:p>
          </table:table-cell>
          <table:table-cell/>
        </table:table-row>
      </table:table>
      <table:table table:name="Alphabet &quot;ab&quot;" table:style-name="ta1">
        <table:shapes>
          <draw:frame draw:z-index="0" draw:style-name="gr1" draw:text-style-name="P1" svg:width="331.01mm" svg:height="186.75mm" svg:x="2.42mm" svg:y="0.53mm">
            <draw:object draw:notify-on-update-of-ranges="Laptop.B2:Laptop.I2 Laptop.A3:Laptop.A3 Laptop.B3:Laptop.I3 Laptop.A4:Laptop.A4 Laptop.B4:Laptop.I4 Laptop.A5:Laptop.A5 Laptop.B5:Laptop.I5 Laptop.A6:Laptop.A6 Laptop.B6:Laptop.I6 Laptop.A7:Laptop.A7 Laptop.B7:Laptop.I7 Laptop.A8:Laptop.A8 Laptop.B8:Laptop.I8 Laptop.A9:Laptop.A9 Laptop.B9:Laptop.I9 Laptop.A10:Laptop.A10 Laptop.B10:Laptop.I10 Laptop.A11:Laptop.A11 Laptop.B11:Laptop.I11 Laptop.A12:Laptop.A12 Laptop.B12:Laptop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0.81mm" svg:height="232.08mm" svg:x="3.02mm" svg:y="189.39mm">
            <draw:object draw:notify-on-update-of-ranges="Laptop.A22:Laptop.A22 Laptop.B22:Laptop.P22 Laptop.A23:Laptop.A23 Laptop.B23:Laptop.P23 Laptop.A24:Laptop.A24 Laptop.B24:Laptop.P24 Laptop.A25:Laptop.A25 Laptop.B25:Laptop.P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30.81mm" svg:height="232.08mm" svg:x="338.68mm" svg:y="189.65mm">
            <draw:object draw:notify-on-update-of-ranges="Laptop.B2:Laptop.Z2 Laptop.A3:Laptop.A3 Laptop.B3:Laptop.Z3 Laptop.A4:Laptop.A4 Laptop.B4:Laptop.Z4 Laptop.A5:Laptop.A5 Laptop.B5:Laptop.Z5 Laptop.A6:Laptop.A6 Laptop.B6:Laptop.Z6 Laptop.A7:Laptop.A7 Laptop.B7:Laptop.Z7 Laptop.A8:Laptop.A8 Laptop.B8:Laptop.Z8 Laptop.A9:Laptop.A9 Laptop.B9:Laptop.Z9 Laptop.A10:Laptop.A10 Laptop.B10:Laptop.Z10 Laptop.A11:Laptop.A11 Laptop.B11:Laptop.Z11 Laptop.A12:Laptop.A12 Laptop.B12:Laptop.Z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8.16mm" svg:height="182.47mm" svg:x="338.67mm" svg:y="428.97mm">
            <draw:object draw:notify-on-update-of-ranges="Laptop.A16:Laptop.A16 Laptop.A17:Laptop.A19 Laptop.A16:Laptop.A16 Laptop.A17:Laptop.A19 Laptop.A17:Laptop.A19 Laptop.Q16:Laptop.Q16 Laptop.Q17:Laptop.Q19 Laptop.R16:Laptop.R16 Laptop.R17:Laptop.R19 Laptop.S16:Laptop.S16 Laptop.S17:Laptop.S19 Laptop.T16:Laptop.T16 Laptop.T17:Laptop.T19 Laptop.U16:Laptop.U16 Laptop.U17:Laptop.U19 Laptop.V16:Laptop.V16 Laptop.V17:Laptop.V19 Laptop.W16:Laptop.W16 Laptop.W17:Laptop.W19 Laptop.X16:Laptop.X16 Laptop.X17:Laptop.X19 Laptop.Y16:Laptop.Y16 Laptop.Y17:Laptop.Y19 Laptop.Z16:Laptop.Z16 Laptop.Z17:Laptop.Z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3.89mm" svg:height="182.5mm" svg:x="519.31mm" svg:y="428.96mm">
            <draw:object draw:notify-on-update-of-ranges="Laptop.A22:Laptop.A22 Laptop.A23:Laptop.A25 Laptop.A22:Laptop.A22 Laptop.A23:Laptop.A25 Laptop.A23:Laptop.A25 Laptop.R22:Laptop.R22 Laptop.R23:Laptop.R25 Laptop.S22:Laptop.S22 Laptop.S23:Laptop.S25 Laptop.T22:Laptop.T22 Laptop.T23:Laptop.T25 Laptop.U22:Laptop.U22 Laptop.U23:Laptop.U25 Laptop.V22:Laptop.V22 Laptop.V23:Laptop.V25 Laptop.W22:Laptop.W22 Laptop.W23:Laptop.W25 Laptop.X22:Laptop.X22 Laptop.X23:Laptop.X25 Laptop.Y22:Laptop.Y22 Laptop.Y23:Laptop.Y25 Laptop.Z22:Laptop.Z22 Laptop.Z23:Laptop.Z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8.16mm" svg:height="182.47mm" svg:x="0mm" svg:y="429.01mm">
            <draw:object draw:notify-on-update-of-ranges="Laptop.A16:Laptop.A16 Laptop.A17:Laptop.A19 Laptop.A16:Laptop.A16 Laptop.A23:Laptop.A25 Laptop.A17:Laptop.A19 Laptop.B16:Laptop.B16 Laptop.B17:Laptop.B19 Laptop.C16:Laptop.C16 Laptop.C17:Laptop.C19 Laptop.D16:Laptop.D16 Laptop.D17:Laptop.D19 Laptop.E16:Laptop.E16 Laptop.E17:Laptop.E19 Laptop.F16:Laptop.F16 Laptop.F17:Laptop.F19 Laptop.G16:Laptop.G16 Laptop.G17:Laptop.G19 Laptop.H16:Laptop.H16 Laptop.H17:Laptop.H19 Laptop.I16:Laptop.I16 Laptop.I17:Laptop.I19 Laptop.J16:Laptop.J16 Laptop.J17:Laptop.J19 Laptop.K16:Laptop.K16 Laptop.K17:Laptop.K19 Laptop.L16:Laptop.L16 Laptop.L17:Laptop.L19 Laptop.M16:Laptop.M16 Laptop.M17:Laptop.M19 Laptop.N16:Laptop.N16 Laptop.N17:Laptop.N19 Laptop.O16:Laptop.O16 Laptop.O17:Laptop.O19 Laptop.P16:Laptop.P16 Laptop.P17:Laptop.P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1" draw:text-style-name="P1" svg:width="153.89mm" svg:height="182.5mm" svg:x="180.63mm" svg:y="429mm">
            <draw:object draw:notify-on-update-of-ranges="Laptop.A22:Laptop.A22 Laptop.A23:Laptop.A25 Laptop.A22:Laptop.A22 Laptop.A23:Laptop.A25 Laptop.A17:Laptop.A19 Laptop.B22:Laptop.B22 Laptop.B23:Laptop.B25 Laptop.C22:Laptop.C22 Laptop.C23:Laptop.C25 Laptop.D22:Laptop.D22 Laptop.D23:Laptop.D25 Laptop.E22:Laptop.E22 Laptop.E23:Laptop.E25 Laptop.F22:Laptop.F22 Laptop.F23:Laptop.F25 Laptop.G22:Laptop.G22 Laptop.G23:Laptop.G25 Laptop.H22:Laptop.H22 Laptop.H23:Laptop.H25 Laptop.I22:Laptop.I22 Laptop.I23:Laptop.I25 Laptop.J22:Laptop.J22 Laptop.J23:Laptop.J25 Laptop.K22:Laptop.K22 Laptop.K23:Laptop.K25 Laptop.L22:Laptop.L22 Laptop.L23:Laptop.L25 Laptop.M22:Laptop.M22 Laptop.M23:Laptop.M25 Laptop.N22:Laptop.N22 Laptop.N23:Laptop.N25 Laptop.O22:Laptop.O22 Laptop.O23:Laptop.O25 Laptop.P22:Laptop.P22 Laptop.P23:Laptop.P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Alphabet &quot;a-l&quot;" table:style-name="ta1">
        <table:shapes>
          <draw:frame draw:z-index="0" draw:style-name="gr1" draw:text-style-name="P1" svg:width="392.04mm" svg:height="145.54mm" svg:x="0mm" svg:y="0mm">
            <draw:object draw:notify-on-update-of-ranges="Laptop.B2:Laptop.P2 Laptop.A3:Laptop.A3 Laptop.B41:Laptop.P41 Laptop.A8:Laptop.A8 Laptop.B43:Laptop.P43 Laptop.A9:Laptop.A9 Laptop.B44:Laptop.P44 Laptop.A8:Laptop.A8 Laptop.B43:Laptop.P43 Laptop.A9:Laptop.A9 Laptop.B44:Laptop.P44 Laptop.A5:Laptop.A5 Laptop.B43:Laptop.P43 Laptop.A6:Laptop.A6 Laptop.B44:Laptop.P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90.35mm" svg:height="219.56mm" svg:x="2.75mm" svg:y="156.3mm">
            <draw:object draw:notify-on-update-of-ranges="Laptop.A17:Laptop.A19 Laptop.A17:Laptop.A19 Laptop.R16:Laptop.R16 Laptop.Q17:Laptop.Q19 Laptop.A17:Laptop.A19 Laptop.B16:Laptop.B16 Laptop.B17:Laptop.B19 Laptop.A17:Laptop.A19 Laptop.C16:Laptop.C16 Laptop.C17:Laptop.C19 Laptop.A17:Laptop.A19 Laptop.D16:Laptop.D16 Laptop.D17:Laptop.D19 Laptop.A17:Laptop.A19 Laptop.E16:Laptop.E16 Laptop.E17:Laptop.E19 Laptop.A17:Laptop.A19 Laptop.F16:Laptop.F16 Laptop.F17:Laptop.F19 Laptop.A17:Laptop.A19 Laptop.G16:Laptop.G16 Laptop.G17:Laptop.G19 Laptop.A17:Laptop.A19 Laptop.H16:Laptop.H16 Laptop.H17:Laptop.H19 Laptop.A17:Laptop.A19 Laptop.I16:Laptop.I16 Laptop.I17:Laptop.I19 Laptop.A17:Laptop.A19 Laptop.J16:Laptop.J16 Laptop.J17:Laptop.J19 Laptop.A17:Laptop.A19 Laptop.K16:Laptop.K16 Laptop.K17:Laptop.K19 Laptop.A17:Laptop.A19 Laptop.L16:Laptop.L16 Laptop.L17:Laptop.L19 Laptop.A17:Laptop.A19 Laptop.M16:Laptop.M16 Laptop.M17:Laptop.M19 Laptop.A17:Laptop.A19 Laptop.N16:Laptop.N16 Laptop.N17:Laptop.N19 Laptop.A17:Laptop.A19 Laptop.O16:Laptop.O16 Laptop.O17:Laptop.O19 Laptop.A17:Laptop.A19 Laptop.P16:Laptop.P16 Laptop.P17:Laptop.P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389.3mm" svg:height="225.43mm" svg:x="2.05mm" svg:y="388mm">
            <draw:object draw:notify-on-update-of-ranges="Laptop.A23:Laptop.A25 Laptop.A23:Laptop.A25 Laptop.R22:Laptop.R22 Laptop.Q23:Laptop.Q25 Laptop.A23:Laptop.A25 Laptop.B22:Laptop.B22 Laptop.B23:Laptop.B25 Laptop.A23:Laptop.A25 Laptop.C22:Laptop.C22 Laptop.C23:Laptop.C25 Laptop.A23:Laptop.A25 Laptop.D22:Laptop.D22 Laptop.D23:Laptop.D25 Laptop.A23:Laptop.A25 Laptop.E22:Laptop.E22 Laptop.E23:Laptop.E25 Laptop.A23:Laptop.A25 Laptop.F22:Laptop.F22 Laptop.F23:Laptop.F25 Laptop.A23:Laptop.A25 Laptop.G22:Laptop.G22 Laptop.G23:Laptop.G25 Laptop.A23:Laptop.A25 Laptop.H22:Laptop.H22 Laptop.H23:Laptop.H25 Laptop.A23:Laptop.A25 Laptop.I22:Laptop.I22 Laptop.I23:Laptop.I25 Laptop.A23:Laptop.A25 Laptop.J22:Laptop.J22 Laptop.J23:Laptop.J25 Laptop.A23:Laptop.A25 Laptop.K22:Laptop.K22 Laptop.K23:Laptop.K25 Laptop.A23:Laptop.A25 Laptop.L22:Laptop.L22 Laptop.L23:Laptop.L25 Laptop.A23:Laptop.A25 Laptop.M22:Laptop.M22 Laptop.M23:Laptop.M25 Laptop.A23:Laptop.A25 Laptop.N22:Laptop.N22 Laptop.N23:Laptop.N25 Laptop.A23:Laptop.A25 Laptop.O22:Laptop.O22 Laptop.O23:Laptop.O25 Laptop.A23:Laptop.A25 Laptop.P22:Laptop.P22 Laptop.P23:Laptop.P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19:31:22.26062801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3:39:48.249277037</meta:creation-date>
    <meta:generator>LibreOffice/6.0.7.3$Linux_X86_64 LibreOffice_project/00m0$Build-3</meta:generator>
    <dc:date>2019-12-02T20:13:01.481168857</dc:date>
    <meta:editing-duration>PT22M20S</meta:editing-duration>
    <meta:editing-cycles>5</meta:editing-cycles>
    <meta:document-statistic meta:table-count="3" meta:cell-count="78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1" chart:maximum="8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false" chart:origin="0" chart:interval-major="0.0000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102cm" svg:height="18.676cm" xlink:href=".." xlink:type="simple" chart:class="chart:scatter" chart:style-name="ch1">
        <chart:title svg:x="15.721cm" svg:y="0.508cm" chart:style-name="ch2">
          <text:p>Times</text:p>
        </chart:title>
        <chart:subtitle svg:x="12.85cm" svg:y="1.734cm" chart:style-name="ch3">
          <text:p>Alphabet "ab", WL [ 1-1, ..., 1-8 ]</text:p>
        </chart:subtitle>
        <chart:legend chart:legend-position="end" svg:x="29.912cm" svg:y="6.003cm" style:legend-expansion="high" chart:style-name="ch4"/>
        <chart:plot-area chart:style-name="ch5" table:cell-range-address="Laptop.A2:Laptop.I12" chart:data-source-has-labels="both" svg:x="1.965cm" svg:y="2.96cm" svg:width="27.285cm" svg:height="14.07cm">
          <chartooo:coordinate-region svg:x="3.618cm" svg:y="3.16cm" svg:width="25.538cm" svg:height="13.223cm"/>
          <chart:axis chart:dimension="x" chart:name="primary-x" chart:style-name="ch6" chartooo:axis-type="auto">
            <chart:title svg:x="14.049cm" svg:y="17.403cm" chart:style-name="ch7">
              <text:p>Word Length</text:p>
            </chart:title>
            <chart:categories table:cell-range-address="Laptop.B2:Laptop.I2"/>
          </chart:axis>
          <chart:axis chart:dimension="y" chart:name="primary-y" chart:style-name="ch8">
            <chart:title svg:x="0.451cm" svg:y="11.262cm" chart:style-name="ch9">
              <text:p>Time, sec.</text:p>
            </chart:title>
            <chart:grid chart:style-name="ch10" chart:class="major"/>
          </chart:axis>
          <chart:series chart:style-name="ch11" chart:values-cell-range-address="Laptop.B3:Laptop.I3" chart:label-cell-address="Laptop.A3:Laptop.A3" chart:class="chart:scatter">
            <chart:data-point chart:repeated="8"/>
          </chart:series>
          <chart:series chart:style-name="ch12" chart:values-cell-range-address="Laptop.B4:Laptop.I4" chart:label-cell-address="Laptop.A4:Laptop.A4" chart:class="chart:scatter">
            <chart:data-point chart:repeated="8"/>
          </chart:series>
          <chart:series chart:style-name="ch13" chart:values-cell-range-address="Laptop.B5:Laptop.I5" chart:label-cell-address="Laptop.A5:Laptop.A5" chart:class="chart:scatter">
            <chart:data-point chart:repeated="8"/>
          </chart:series>
          <chart:series chart:style-name="ch14" chart:values-cell-range-address="Laptop.B6:Laptop.I6" chart:label-cell-address="Laptop.A6:Laptop.A6" chart:class="chart:scatter">
            <chart:data-point chart:repeated="8"/>
          </chart:series>
          <chart:series chart:style-name="ch15" chart:values-cell-range-address="Laptop.B7:Laptop.I7" chart:label-cell-address="Laptop.A7:Laptop.A7" chart:class="chart:scatter">
            <chart:data-point chart:repeated="8"/>
          </chart:series>
          <chart:series chart:style-name="ch16" chart:values-cell-range-address="Laptop.B8:Laptop.I8" chart:label-cell-address="Laptop.A8:Laptop.A8" chart:class="chart:scatter">
            <chart:data-point chart:repeated="8"/>
          </chart:series>
          <chart:series chart:style-name="ch17" chart:values-cell-range-address="Laptop.B9:Laptop.I9" chart:label-cell-address="Laptop.A9:Laptop.A9" chart:class="chart:scatter">
            <chart:data-point chart:repeated="8"/>
          </chart:series>
          <chart:series chart:style-name="ch18" chart:values-cell-range-address="Laptop.B10:Laptop.I10" chart:label-cell-address="Laptop.A10:Laptop.A10" chart:class="chart:scatter">
            <chart:data-point chart:repeated="8"/>
          </chart:series>
          <chart:series chart:style-name="ch14" chart:values-cell-range-address="Laptop.B11:Laptop.I11" chart:label-cell-address="Laptop.A11:Laptop.A11" chart:class="chart:scatter">
            <chart:data-point chart:repeated="8"/>
          </chart:series>
          <chart:series chart:style-name="ch15" chart:values-cell-range-address="Laptop.B12:Laptop.I12" chart:label-cell-address="Laptop.A12:Laptop.A12" chart:class="chart:scatte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I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3:Laptop.I3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P2 min</text:p>
                <draw:g>
                  <svg:desc>Laptop.A4:Laptop.A4</svg:desc>
                </draw:g>
              </table:table-cell>
              <table:table-cell office:value-type="float" office:value="0.000019">
                <text:p>0.000019</text:p>
                <draw:g>
                  <svg:desc>Laptop.B4:Laptop.I4</svg:desc>
                </draw:g>
              </table:table-cell>
              <table:table-cell office:value-type="float" office:value="0.000021">
                <text:p>0.00002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P2 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5:Laptop.I5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P2 avg</text:p>
                <draw:g>
                  <svg:desc>Laptop.A6:Laptop.A6</svg:desc>
                </draw:g>
              </table:table-cell>
              <table:table-cell office:value-type="float" office:value="0.00002">
                <text:p>0.00002</text:p>
                <draw:g>
                  <svg:desc>Laptop.B6:Laptop.I6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P4 min</text:p>
                <draw:g>
                  <svg:desc>Laptop.A7:Laptop.A7</svg:desc>
                </draw:g>
              </table:table-cell>
              <table:table-cell office:value-type="float" office:value="0.000007">
                <text:p>0.000007</text:p>
                <draw:g>
                  <svg:desc>Laptop.B7:Laptop.I7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P4 max</text:p>
                <draw:g>
                  <svg:desc>Laptop.A8:Laptop.A8</svg:desc>
                </draw:g>
              </table:table-cell>
              <table:table-cell office:value-type="float" office:value="0.000023">
                <text:p>0.000023</text:p>
                <draw:g>
                  <svg:desc>Laptop.B8:Laptop.I8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P4 avg</text:p>
                <draw:g>
                  <svg:desc>Laptop.A9:Laptop.A9</svg:desc>
                </draw:g>
              </table:table-cell>
              <table:table-cell office:value-type="float" office:value="0.000015">
                <text:p>0.000015</text:p>
                <draw:g>
                  <svg:desc>Laptop.B9:Laptop.I9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P8 min</text:p>
                <draw:g>
                  <svg:desc>Laptop.A10:Laptop.A10</svg:desc>
                </draw:g>
              </table:table-cell>
              <table:table-cell office:value-type="float" office:value="0.000006">
                <text:p>0.000006</text:p>
                <draw:g>
                  <svg:desc>Laptop.B10:Laptop.I10</svg:desc>
                </draw:g>
              </table:table-cell>
              <table:table-cell office:value-type="float" office:value="0.000014">
                <text:p>0.00001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P8 max</text:p>
                <draw:g>
                  <svg:desc>Laptop.A11:Laptop.A11</svg:desc>
                </draw:g>
              </table:table-cell>
              <table:table-cell office:value-type="float" office:value="0.000023">
                <text:p>0.000023</text:p>
                <draw:g>
                  <svg:desc>Laptop.B11:Laptop.I11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P8 avg</text:p>
                <draw:g>
                  <svg:desc>Laptop.A12:Laptop.A12</svg:desc>
                </draw:g>
              </table:table-cell>
              <table:table-cell office:value-type="float" office:value="0.000011">
                <text:p>0.000011</text:p>
                <draw:g>
                  <svg:desc>Laptop.B12:Laptop.I12</svg:desc>
                </draw:g>
              </table:table-cell>
              <table:table-cell office:value-type="float" office:value="0.000019">
                <text:p>0.000019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">
                <text:p>0.00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39cm" svg:height="18.251cm" xlink:href=".." xlink:type="simple" chart:class="chart:scatter" chart:column-mapping="0 1 2 3 4 5 6 7 8" chart:style-name="ch1">
        <chart:title svg:x="4.14cm" svg:y="0.501cm" chart:style-name="ch2">
          <text:p>Serial speedup for Tmean</text:p>
        </chart:title>
        <chart:subtitle svg:x="3.849cm" svg:y="1.813cm" chart:style-name="ch3">
          <text:p>Alphabet "ab", WL [ 1-6, ..., 1-15 ]</text:p>
        </chart:subtitle>
        <chart:legend chart:legend-position="end" svg:x="10.374cm" svg:y="5.79cm" style:legend-expansion="high" chart:style-name="ch4"/>
        <chart:plot-area chart:style-name="ch5" table:cell-range-address="Laptop.A22:Laptop.A25 Laptop.R22:Laptop.Z25" chart:data-source-has-labels="both" svg:x="1.61cm" svg:y="3.031cm" svg:width="8.457cm" svg:height="13.582cm">
          <chartooo:coordinate-region svg:x="2.046cm" svg:y="3.23cm" svg:width="7.927cm" svg:height="12.736cm"/>
          <chart:axis chart:dimension="x" chart:name="primary-x" chart:style-name="ch6" chartooo:axis-type="auto">
            <chart:title svg:x="3.301cm" svg:y="16.978cm" chart:style-name="ch7">
              <text:p>Number of processes</text:p>
            </chart:title>
            <chart:categories table:cell-range-address="Laptop.A23:Laptop.A25"/>
            <chart:grid chart:style-name="ch8" chart:class="major"/>
          </chart:axis>
          <chart:axis chart:dimension="y" chart:name="primary-y" chart:style-name="ch9">
            <chart:title svg:x="0.451cm" svg:y="10.956cm" chart:style-name="ch10">
              <text:p>Speedup</text:p>
            </chart:title>
            <chart:grid chart:style-name="ch8" chart:class="major"/>
          </chart:axis>
          <chart:series chart:style-name="ch11" chart:values-cell-range-address="Laptop.A23:Laptop.A25" chart:label-cell-address="Laptop.A22:Laptop.A22" chart:class="chart:scatter">
            <chart:domain table:cell-range-address="Laptop.A23:Laptop.A25"/>
            <chart:data-point chart:repeated="3"/>
          </chart:series>
          <chart:series chart:style-name="ch12" chart:values-cell-range-address="Laptop.R23:Laptop.R25" chart:label-cell-address="Laptop.R22:Laptop.R22" chart:class="chart:scatter">
            <chart:data-point chart:repeated="3"/>
          </chart:series>
          <chart:series chart:style-name="ch13" chart:values-cell-range-address="Laptop.S23:Laptop.S25" chart:label-cell-address="Laptop.S22:Laptop.S22" chart:class="chart:scatter">
            <chart:data-point chart:repeated="3"/>
          </chart:series>
          <chart:series chart:style-name="ch14" chart:values-cell-range-address="Laptop.T23:Laptop.T25" chart:label-cell-address="Laptop.T22:Laptop.T22" chart:class="chart:scatter">
            <chart:data-point chart:repeated="3"/>
          </chart:series>
          <chart:series chart:style-name="ch15" chart:values-cell-range-address="Laptop.U23:Laptop.U25" chart:label-cell-address="Laptop.U22:Laptop.U22" chart:class="chart:scatter">
            <chart:data-point chart:repeated="3"/>
          </chart:series>
          <chart:series chart:style-name="ch16" chart:values-cell-range-address="Laptop.V23:Laptop.V25" chart:label-cell-address="Laptop.V22:Laptop.V22" chart:class="chart:scatter">
            <chart:data-point chart:repeated="3"/>
          </chart:series>
          <chart:series chart:style-name="ch17" chart:values-cell-range-address="Laptop.W23:Laptop.W25" chart:label-cell-address="Laptop.W22:Laptop.W22" chart:class="chart:scatter">
            <chart:data-point chart:repeated="3"/>
          </chart:series>
          <chart:series chart:style-name="ch18" chart:values-cell-range-address="Laptop.X23:Laptop.X25" chart:label-cell-address="Laptop.X22:Laptop.X22" chart:class="chart:scatter">
            <chart:data-point chart:repeated="3"/>
          </chart:series>
          <chart:series chart:style-name="ch19" chart:values-cell-range-address="Laptop.Y23:Laptop.Y25" chart:label-cell-address="Laptop.Y22:Laptop.Y22" chart:class="chart:scatter">
            <chart:data-point chart:repeated="3"/>
          </chart:series>
          <chart:series chart:style-name="ch20" chart:values-cell-range-address="Laptop.Z23:Laptop.Z25" chart:label-cell-address="Laptop.Z22:Laptop.Z22" chart:class="chart:scatter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 speedup</text:p>
                <draw:g>
                  <svg:desc>Laptop.A22:Laptop.A22</svg:desc>
                </draw:g>
              </table:table-cell>
              <table:table-cell office:value-type="string">
                <text:p>1-17</text:p>
                <draw:g>
                  <svg:desc>Laptop.R22:Laptop.R22</svg:desc>
                </draw:g>
              </table:table-cell>
              <table:table-cell office:value-type="string">
                <text:p>1-18</text:p>
                <draw:g>
                  <svg:desc>Laptop.S22:Laptop.S22</svg:desc>
                </draw:g>
              </table:table-cell>
              <table:table-cell office:value-type="string">
                <text:p>1-19</text:p>
                <draw:g>
                  <svg:desc>Laptop.T22:Laptop.T22</svg:desc>
                </draw:g>
              </table:table-cell>
              <table:table-cell office:value-type="string">
                <text:p>1-20</text:p>
                <draw:g>
                  <svg:desc>Laptop.U22:Laptop.U22</svg:desc>
                </draw:g>
              </table:table-cell>
              <table:table-cell office:value-type="string">
                <text:p>1-21</text:p>
                <draw:g>
                  <svg:desc>Laptop.V22:Laptop.V22</svg:desc>
                </draw:g>
              </table:table-cell>
              <table:table-cell office:value-type="string">
                <text:p>1-22</text:p>
                <draw:g>
                  <svg:desc>Laptop.W22:Laptop.W22</svg:desc>
                </draw:g>
              </table:table-cell>
              <table:table-cell office:value-type="string">
                <text:p>1-23</text:p>
                <draw:g>
                  <svg:desc>Laptop.X22:Laptop.X22</svg:desc>
                </draw:g>
              </table:table-cell>
              <table:table-cell office:value-type="string">
                <text:p>1-24</text:p>
                <draw:g>
                  <svg:desc>Laptop.Y22:Laptop.Y22</svg:desc>
                </draw:g>
              </table:table-cell>
              <table:table-cell office:value-type="string">
                <text:p>1-25</text:p>
                <draw:g>
                  <svg:desc>Laptop.Z22:Laptop.Z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1.73590292648108">
                <text:p>1.73590292648108</text:p>
                <draw:g>
                  <svg:desc>Laptop.R23:Laptop.R25</svg:desc>
                </draw:g>
              </table:table-cell>
              <table:table-cell office:value-type="float" office:value="1.77620108373093">
                <text:p>1.77620108373093</text:p>
                <draw:g>
                  <svg:desc>Laptop.S23:Laptop.S25</svg:desc>
                </draw:g>
              </table:table-cell>
              <table:table-cell office:value-type="float" office:value="1.81787573400136">
                <text:p>1.81787573400136</text:p>
                <draw:g>
                  <svg:desc>Laptop.T23:Laptop.T25</svg:desc>
                </draw:g>
              </table:table-cell>
              <table:table-cell office:value-type="float" office:value="2.14834823907923">
                <text:p>2.14834823907923</text:p>
                <draw:g>
                  <svg:desc>Laptop.U23:Laptop.U25</svg:desc>
                </draw:g>
              </table:table-cell>
              <table:table-cell office:value-type="float" office:value="2.1049037607572">
                <text:p>2.1049037607572</text:p>
                <draw:g>
                  <svg:desc>Laptop.V23:Laptop.V25</svg:desc>
                </draw:g>
              </table:table-cell>
              <table:table-cell office:value-type="float" office:value="2.26471134948737">
                <text:p>2.26471134948737</text:p>
                <draw:g>
                  <svg:desc>Laptop.W23:Laptop.W25</svg:desc>
                </draw:g>
              </table:table-cell>
              <table:table-cell office:value-type="float" office:value="2.27240977456446">
                <text:p>2.27240977456446</text:p>
                <draw:g>
                  <svg:desc>Laptop.X23:Laptop.X25</svg:desc>
                </draw:g>
              </table:table-cell>
              <table:table-cell office:value-type="float" office:value="2.25015492778499">
                <text:p>2.25015492778499</text:p>
                <draw:g>
                  <svg:desc>Laptop.Y23:Laptop.Y25</svg:desc>
                </draw:g>
              </table:table-cell>
              <table:table-cell office:value-type="float" office:value="2.1915855157442">
                <text:p>2.1915855157442</text:p>
                <draw:g>
                  <svg:desc>Laptop.Z23:Laptop.Z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268928926716">
                <text:p>2.5268928926716</text:p>
              </table:table-cell>
              <table:table-cell office:value-type="float" office:value="2.46979196810392">
                <text:p>2.46979196810392</text:p>
              </table:table-cell>
              <table:table-cell office:value-type="float" office:value="2.35051929334502">
                <text:p>2.35051929334502</text:p>
              </table:table-cell>
              <table:table-cell office:value-type="float" office:value="2.69943210530115">
                <text:p>2.69943210530115</text:p>
              </table:table-cell>
              <table:table-cell office:value-type="float" office:value="2.82738404846377">
                <text:p>2.82738404846377</text:p>
              </table:table-cell>
              <table:table-cell office:value-type="float" office:value="3.0245504353742">
                <text:p>3.0245504353742</text:p>
              </table:table-cell>
              <table:table-cell office:value-type="float" office:value="2.96625952541432">
                <text:p>2.96625952541432</text:p>
              </table:table-cell>
              <table:table-cell office:value-type="float" office:value="2.92298804949463">
                <text:p>2.92298804949463</text:p>
              </table:table-cell>
              <table:table-cell office:value-type="float" office:value="2.84152822570818">
                <text:p>2.841528225708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0672163863243">
                <text:p>2.50672163863243</text:p>
              </table:table-cell>
              <table:table-cell office:value-type="float" office:value="2.36787266618029">
                <text:p>2.36787266618029</text:p>
              </table:table-cell>
              <table:table-cell office:value-type="float" office:value="2.42943946762222">
                <text:p>2.42943946762222</text:p>
              </table:table-cell>
              <table:table-cell office:value-type="float" office:value="2.75779052844809">
                <text:p>2.75779052844809</text:p>
              </table:table-cell>
              <table:table-cell office:value-type="float" office:value="2.6618651665684">
                <text:p>2.6618651665684</text:p>
              </table:table-cell>
              <table:table-cell office:value-type="float" office:value="2.87456024731366">
                <text:p>2.87456024731366</text:p>
              </table:table-cell>
              <table:table-cell office:value-type="float" office:value="2.89113802483784">
                <text:p>2.89113802483784</text:p>
              </table:table-cell>
              <table:table-cell office:value-type="float" office:value="2.8727548428853">
                <text:p>2.8727548428853</text:p>
              </table:table-cell>
              <table:table-cell office:value-type="float" office:value="2.80306954344207">
                <text:p>2.803069543442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 style:data-style-name="N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5.817cm" svg:height="18.248cm" xlink:href=".." xlink:type="simple" chart:class="chart:scatter" chart:column-mapping="0 1 2 3 4 5 6 7 8 9 10 11 12 13 14" chart:style-name="ch1">
        <chart:title svg:x="4.525cm" svg:y="0.5cm" chart:style-name="ch2">
          <text:p>Serial speedup for Tmax</text:p>
        </chart:title>
        <chart:subtitle svg:x="4.062cm" svg:y="1.811cm" chart:style-name="ch3">
          <text:p>Alphabet "ab", WL [ 1-6, ..., 1-15 ]</text:p>
        </chart:subtitle>
        <chart:legend chart:legend-position="end" svg:x="10.801cm" svg:y="3.818cm" style:legend-expansion="high" chart:style-name="ch4"/>
        <chart:plot-area chart:style-name="ch5" table:cell-range-address="Laptop.A16:Laptop.P19 Laptop.A23:Laptop.A25" chart:data-source-has-labels="both" svg:x="1.619cm" svg:y="3.028cm" svg:width="8.866cm" svg:height="13.583cm">
          <chartooo:coordinate-region svg:x="2.055cm" svg:y="3.227cm" svg:width="8.336cm" svg:height="12.737cm"/>
          <chart:axis chart:dimension="x" chart:name="primary-x" chart:style-name="ch6" chartooo:axis-type="auto">
            <chart:title svg:x="3.515cm" svg:y="16.975cm" chart:style-name="ch7">
              <text:p>Number of processes</text:p>
            </chart:title>
            <chart:categories table:cell-range-address="Laptop.A17:Laptop.A19"/>
            <chart:grid chart:style-name="ch8" chart:class="major"/>
          </chart:axis>
          <chart:axis chart:dimension="y" chart:name="primary-y" chart:style-name="ch9">
            <chart:title svg:x="0.451cm" svg:y="10.953cm" chart:style-name="ch10">
              <text:p>Speedup</text:p>
            </chart:title>
            <chart:grid chart:style-name="ch8" chart:class="major"/>
          </chart:axis>
          <chart:series chart:style-name="ch11" chart:values-cell-range-address="Laptop.A23:Laptop.A25" chart:label-cell-address="Laptop.A16:Laptop.A16" chart:class="chart:scatter">
            <chart:domain table:cell-range-address="Laptop.A17:Laptop.A19"/>
            <chart:data-point chart:repeated="3"/>
          </chart:series>
          <chart:series chart:style-name="ch12" chart:values-cell-range-address="Laptop.B17:Laptop.B19" chart:label-cell-address="Laptop.B16:Laptop.B16" chart:class="chart:scatter">
            <chart:data-point chart:repeated="3"/>
          </chart:series>
          <chart:series chart:style-name="ch13" chart:values-cell-range-address="Laptop.C17:Laptop.C19" chart:label-cell-address="Laptop.C16:Laptop.C16" chart:class="chart:scatter">
            <chart:data-point chart:repeated="3"/>
          </chart:series>
          <chart:series chart:style-name="ch14" chart:values-cell-range-address="Laptop.D17:Laptop.D19" chart:label-cell-address="Laptop.D16:Laptop.D16" chart:class="chart:scatter">
            <chart:data-point chart:repeated="3"/>
          </chart:series>
          <chart:series chart:style-name="ch15" chart:values-cell-range-address="Laptop.E17:Laptop.E19" chart:label-cell-address="Laptop.E16:Laptop.E16" chart:class="chart:scatter">
            <chart:data-point chart:repeated="3"/>
          </chart:series>
          <chart:series chart:style-name="ch16" chart:values-cell-range-address="Laptop.F17:Laptop.F19" chart:label-cell-address="Laptop.F16:Laptop.F16" chart:class="chart:scatter">
            <chart:data-point chart:repeated="3"/>
          </chart:series>
          <chart:series chart:style-name="ch17" chart:values-cell-range-address="Laptop.G17:Laptop.G19" chart:label-cell-address="Laptop.G16:Laptop.G16" chart:class="chart:scatter">
            <chart:data-point chart:repeated="3"/>
          </chart:series>
          <chart:series chart:style-name="ch18" chart:values-cell-range-address="Laptop.H17:Laptop.H19" chart:label-cell-address="Laptop.H16:Laptop.H16" chart:class="chart:scatter">
            <chart:data-point chart:repeated="3"/>
          </chart:series>
          <chart:series chart:style-name="ch19" chart:values-cell-range-address="Laptop.I17:Laptop.I19" chart:label-cell-address="Laptop.I16:Laptop.I16" chart:class="chart:scatter">
            <chart:data-point chart:repeated="3"/>
          </chart:series>
          <chart:series chart:style-name="ch20" chart:values-cell-range-address="Laptop.J17:Laptop.J19" chart:label-cell-address="Laptop.J16:Laptop.J16" chart:class="chart:scatter">
            <chart:data-point chart:repeated="3"/>
          </chart:series>
          <chart:series chart:style-name="ch21" chart:values-cell-range-address="Laptop.K17:Laptop.K19" chart:label-cell-address="Laptop.K16:Laptop.K16" chart:class="chart:scatter">
            <chart:data-point chart:repeated="3"/>
          </chart:series>
          <chart:series chart:style-name="ch22" chart:values-cell-range-address="Laptop.L17:Laptop.L19" chart:label-cell-address="Laptop.L16:Laptop.L16" chart:class="chart:scatter">
            <chart:data-point chart:repeated="3"/>
          </chart:series>
          <chart:series chart:style-name="ch23" chart:values-cell-range-address="Laptop.M17:Laptop.M19" chart:label-cell-address="Laptop.M16:Laptop.M16" chart:class="chart:scatter">
            <chart:data-point chart:repeated="3"/>
          </chart:series>
          <chart:series chart:style-name="ch24" chart:values-cell-range-address="Laptop.N17:Laptop.N19" chart:label-cell-address="Laptop.N16:Laptop.N16" chart:class="chart:scatter">
            <chart:data-point chart:repeated="3"/>
          </chart:series>
          <chart:series chart:style-name="ch25" chart:values-cell-range-address="Laptop.O17:Laptop.O19" chart:label-cell-address="Laptop.O16:Laptop.O16" chart:class="chart:scatter">
            <chart:data-point chart:repeated="3"/>
          </chart:series>
          <chart:series chart:style-name="ch26" chart:values-cell-range-address="Laptop.P17:Laptop.P19" chart:label-cell-address="Laptop.P16:Laptop.P16" chart:class="chart:scatter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 speedup</text:p>
                <draw:g>
                  <svg:desc>Laptop.A16:Laptop.A16</svg:desc>
                </draw:g>
              </table:table-cell>
              <table:table-cell office:value-type="string">
                <text:p>1-1</text:p>
                <draw:g>
                  <svg:desc>Laptop.B16:Laptop.B16</svg:desc>
                </draw:g>
              </table:table-cell>
              <table:table-cell office:value-type="string">
                <text:p>1-2</text:p>
                <draw:g>
                  <svg:desc>Laptop.C16:Laptop.C16</svg:desc>
                </draw:g>
              </table:table-cell>
              <table:table-cell office:value-type="string">
                <text:p>1-3</text:p>
                <draw:g>
                  <svg:desc>Laptop.D16:Laptop.D16</svg:desc>
                </draw:g>
              </table:table-cell>
              <table:table-cell office:value-type="string">
                <text:p>1-4</text:p>
                <draw:g>
                  <svg:desc>Laptop.E16:Laptop.E16</svg:desc>
                </draw:g>
              </table:table-cell>
              <table:table-cell office:value-type="string">
                <text:p>1-5</text:p>
                <draw:g>
                  <svg:desc>Laptop.F16:Laptop.F16</svg:desc>
                </draw:g>
              </table:table-cell>
              <table:table-cell office:value-type="string">
                <text:p>1-6</text:p>
                <draw:g>
                  <svg:desc>Laptop.G16:Laptop.G16</svg:desc>
                </draw:g>
              </table:table-cell>
              <table:table-cell office:value-type="string">
                <text:p>1-7</text:p>
                <draw:g>
                  <svg:desc>Laptop.H16:Laptop.H16</svg:desc>
                </draw:g>
              </table:table-cell>
              <table:table-cell office:value-type="string">
                <text:p>1-8</text:p>
                <draw:g>
                  <svg:desc>Laptop.I16:Laptop.I16</svg:desc>
                </draw:g>
              </table:table-cell>
              <table:table-cell office:value-type="string">
                <text:p>1-9</text:p>
                <draw:g>
                  <svg:desc>Laptop.J16:Laptop.J16</svg:desc>
                </draw:g>
              </table:table-cell>
              <table:table-cell office:value-type="string">
                <text:p>1-10</text:p>
                <draw:g>
                  <svg:desc>Laptop.K16:Laptop.K16</svg:desc>
                </draw:g>
              </table:table-cell>
              <table:table-cell office:value-type="string">
                <text:p>1-11</text:p>
                <draw:g>
                  <svg:desc>Laptop.L16:Laptop.L16</svg:desc>
                </draw:g>
              </table:table-cell>
              <table:table-cell office:value-type="string">
                <text:p>1-12</text:p>
                <draw:g>
                  <svg:desc>Laptop.M16:Laptop.M16</svg:desc>
                </draw:g>
              </table:table-cell>
              <table:table-cell office:value-type="string">
                <text:p>1-13</text:p>
                <draw:g>
                  <svg:desc>Laptop.N16:Laptop.N16</svg:desc>
                </draw:g>
              </table:table-cell>
              <table:table-cell office:value-type="string">
                <text:p>1-14</text:p>
                <draw:g>
                  <svg:desc>Laptop.O16:Laptop.O16</svg:desc>
                </draw:g>
              </table:table-cell>
              <table:table-cell office:value-type="string">
                <text:p>1-15</text:p>
                <draw:g>
                  <svg:desc>Laptop.P16:Laptop.P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0.318181818181818">
                <text:p>0.318181818181818</text:p>
                <draw:g>
                  <svg:desc>Laptop.B17:Laptop.B19</svg:desc>
                </draw:g>
              </table:table-cell>
              <table:table-cell office:value-type="float" office:value="0.391304347826087">
                <text:p>0.391304347826087</text:p>
                <draw:g>
                  <svg:desc>Laptop.C17:Laptop.C19</svg:desc>
                </draw:g>
              </table:table-cell>
              <table:table-cell office:value-type="float" office:value="0.40625">
                <text:p>0.40625</text:p>
                <draw:g>
                  <svg:desc>Laptop.D17:Laptop.D19</svg:desc>
                </draw:g>
              </table:table-cell>
              <table:table-cell office:value-type="float" office:value="0.513513513513513">
                <text:p>0.513513513513513</text:p>
                <draw:g>
                  <svg:desc>Laptop.E17:Laptop.E19</svg:desc>
                </draw:g>
              </table:table-cell>
              <table:table-cell office:value-type="float" office:value="0.673913043478261">
                <text:p>0.673913043478261</text:p>
                <draw:g>
                  <svg:desc>Laptop.F17:Laptop.F19</svg:desc>
                </draw:g>
              </table:table-cell>
              <table:table-cell office:value-type="float" office:value="0.873015873015873">
                <text:p>0.873015873015873</text:p>
                <draw:g>
                  <svg:desc>Laptop.G17:Laptop.G19</svg:desc>
                </draw:g>
              </table:table-cell>
              <table:table-cell office:value-type="float" office:value="1.0625">
                <text:p>1.0625</text:p>
                <draw:g>
                  <svg:desc>Laptop.H17:Laptop.H19</svg:desc>
                </draw:g>
              </table:table-cell>
              <table:table-cell office:value-type="float" office:value="1.21604938271605">
                <text:p>1.21604938271605</text:p>
                <draw:g>
                  <svg:desc>Laptop.I17:Laptop.I19</svg:desc>
                </draw:g>
              </table:table-cell>
              <table:table-cell office:value-type="float" office:value="1.33676975945017">
                <text:p>1.33676975945017</text:p>
                <draw:g>
                  <svg:desc>Laptop.J17:Laptop.J19</svg:desc>
                </draw:g>
              </table:table-cell>
              <table:table-cell office:value-type="float" office:value="1.41737649063032">
                <text:p>1.41737649063032</text:p>
                <draw:g>
                  <svg:desc>Laptop.K17:Laptop.K19</svg:desc>
                </draw:g>
              </table:table-cell>
              <table:table-cell office:value-type="float" office:value="1.44977777777778">
                <text:p>1.44977777777778</text:p>
                <draw:g>
                  <svg:desc>Laptop.L17:Laptop.L19</svg:desc>
                </draw:g>
              </table:table-cell>
              <table:table-cell office:value-type="float" office:value="1.46328437917223">
                <text:p>1.46328437917223</text:p>
                <draw:g>
                  <svg:desc>Laptop.M17:Laptop.M19</svg:desc>
                </draw:g>
              </table:table-cell>
              <table:table-cell office:value-type="float" office:value="1.51386994088222">
                <text:p>1.51386994088222</text:p>
                <draw:g>
                  <svg:desc>Laptop.N17:Laptop.N19</svg:desc>
                </draw:g>
              </table:table-cell>
              <table:table-cell office:value-type="float" office:value="1.78517154040986">
                <text:p>1.78517154040986</text:p>
                <draw:g>
                  <svg:desc>Laptop.O17:Laptop.O19</svg:desc>
                </draw:g>
              </table:table-cell>
              <table:table-cell office:value-type="float" office:value="1.92334612779408">
                <text:p>1.92334612779408</text:p>
                <draw:g>
                  <svg:desc>Laptop.P17:Laptop.P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75">
                <text:p>0.375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7280701754386">
                <text:p>1.7280701754386</text:p>
              </table:table-cell>
              <table:table-cell office:value-type="float" office:value="2.04736842105263">
                <text:p>2.04736842105263</text:p>
              </table:table-cell>
              <table:table-cell office:value-type="float" office:value="2.41159420289855">
                <text:p>2.41159420289855</text:p>
              </table:table-cell>
              <table:table-cell office:value-type="float" office:value="2.47496206373293">
                <text:p>2.47496206373293</text:p>
              </table:table-cell>
              <table:table-cell office:value-type="float" office:value="2.56674473067916">
                <text:p>2.56674473067916</text:p>
              </table:table-cell>
              <table:table-cell office:value-type="float" office:value="2.61611001964637">
                <text:p>2.61611001964637</text:p>
              </table:table-cell>
              <table:table-cell office:value-type="float" office:value="2.94959102149515">
                <text:p>2.94959102149515</text:p>
              </table:table-cell>
              <table:table-cell office:value-type="float" office:value="3.2423636882672">
                <text:p>3.24236368826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75609756097561">
                <text:p>0.75609756097561</text:p>
              </table:table-cell>
              <table:table-cell office:value-type="float" office:value="1.17021276595745">
                <text:p>1.17021276595745</text:p>
              </table:table-cell>
              <table:table-cell office:value-type="float" office:value="1.78947368421053">
                <text:p>1.78947368421053</text:p>
              </table:table-cell>
              <table:table-cell office:value-type="float" office:value="2.55844155844156">
                <text:p>2.55844155844156</text:p>
              </table:table-cell>
              <table:table-cell office:value-type="float" office:value="3.41228070175439">
                <text:p>3.41228070175439</text:p>
              </table:table-cell>
              <table:table-cell office:value-type="float" office:value="4.16">
                <text:p>4.16</text:p>
              </table:table-cell>
              <table:table-cell office:value-type="float" office:value="4.4441416893733">
                <text:p>4.4441416893733</text:p>
              </table:table-cell>
              <table:table-cell office:value-type="float" office:value="4.92953523238381">
                <text:p>4.92953523238381</text:p>
              </table:table-cell>
              <table:table-cell office:value-type="float" office:value="5.09410864575363">
                <text:p>5.09410864575363</text:p>
              </table:table-cell>
              <table:table-cell office:value-type="float" office:value="5.70283192350129">
                <text:p>5.70283192350129</text:p>
              </table:table-cell>
              <table:table-cell office:value-type="float" office:value="2.66995768688293">
                <text:p>2.66995768688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5.39cm" svg:height="18.251cm" xlink:href=".." xlink:type="simple" chart:class="chart:scatter" chart:column-mapping="0 1 2 3 4 5 6 7 8 9 10 11 12 13 14" chart:style-name="ch1">
        <chart:title svg:x="4.14cm" svg:y="0.501cm" chart:style-name="ch2">
          <text:p>Serial speedup for Tmean</text:p>
        </chart:title>
        <chart:subtitle svg:x="3.849cm" svg:y="1.813cm" chart:style-name="ch3">
          <text:p>Alphabet "ab", WL [ 1-6, ..., 1-15 ]</text:p>
        </chart:subtitle>
        <chart:legend chart:legend-position="end" svg:x="10.374cm" svg:y="3.819cm" style:legend-expansion="high" chart:style-name="ch4"/>
        <chart:plot-area chart:style-name="ch5" table:cell-range-address="Laptop.A22:Laptop.P25 Laptop.A17:Laptop.A19" chart:data-source-has-labels="both" svg:x="1.61cm" svg:y="3.031cm" svg:width="8.457cm" svg:height="13.582cm">
          <chartooo:coordinate-region svg:x="2.046cm" svg:y="3.23cm" svg:width="7.927cm" svg:height="12.736cm"/>
          <chart:axis chart:dimension="x" chart:name="primary-x" chart:style-name="ch6" chartooo:axis-type="auto">
            <chart:title svg:x="3.301cm" svg:y="16.978cm" chart:style-name="ch7">
              <text:p>Number of processes</text:p>
            </chart:title>
            <chart:categories table:cell-range-address="Laptop.A23:Laptop.A25"/>
            <chart:grid chart:style-name="ch8" chart:class="major"/>
          </chart:axis>
          <chart:axis chart:dimension="y" chart:name="primary-y" chart:style-name="ch9">
            <chart:title svg:x="0.451cm" svg:y="10.956cm" chart:style-name="ch10">
              <text:p>Speedup</text:p>
            </chart:title>
            <chart:grid chart:style-name="ch8" chart:class="major"/>
          </chart:axis>
          <chart:series chart:style-name="ch11" chart:values-cell-range-address="Laptop.A23:Laptop.A25" chart:label-cell-address="Laptop.A22:Laptop.A22" chart:class="chart:scatter">
            <chart:domain table:cell-range-address="Laptop.A17:Laptop.A19"/>
            <chart:data-point chart:repeated="3"/>
          </chart:series>
          <chart:series chart:style-name="ch12" chart:values-cell-range-address="Laptop.B23:Laptop.B25" chart:label-cell-address="Laptop.B22:Laptop.B22" chart:class="chart:scatter">
            <chart:data-point chart:repeated="3"/>
          </chart:series>
          <chart:series chart:style-name="ch13" chart:values-cell-range-address="Laptop.C23:Laptop.C25" chart:label-cell-address="Laptop.C22:Laptop.C22" chart:class="chart:scatter">
            <chart:data-point chart:repeated="3"/>
          </chart:series>
          <chart:series chart:style-name="ch14" chart:values-cell-range-address="Laptop.D23:Laptop.D25" chart:label-cell-address="Laptop.D22:Laptop.D22" chart:class="chart:scatter">
            <chart:data-point chart:repeated="3"/>
          </chart:series>
          <chart:series chart:style-name="ch15" chart:values-cell-range-address="Laptop.E23:Laptop.E25" chart:label-cell-address="Laptop.E22:Laptop.E22" chart:class="chart:scatter">
            <chart:data-point chart:repeated="3"/>
          </chart:series>
          <chart:series chart:style-name="ch16" chart:values-cell-range-address="Laptop.F23:Laptop.F25" chart:label-cell-address="Laptop.F22:Laptop.F22" chart:class="chart:scatter">
            <chart:data-point chart:repeated="3"/>
          </chart:series>
          <chart:series chart:style-name="ch17" chart:values-cell-range-address="Laptop.G23:Laptop.G25" chart:label-cell-address="Laptop.G22:Laptop.G22" chart:class="chart:scatter">
            <chart:data-point chart:repeated="3"/>
          </chart:series>
          <chart:series chart:style-name="ch18" chart:values-cell-range-address="Laptop.H23:Laptop.H25" chart:label-cell-address="Laptop.H22:Laptop.H22" chart:class="chart:scatter">
            <chart:data-point chart:repeated="3"/>
          </chart:series>
          <chart:series chart:style-name="ch19" chart:values-cell-range-address="Laptop.I23:Laptop.I25" chart:label-cell-address="Laptop.I22:Laptop.I22" chart:class="chart:scatter">
            <chart:data-point chart:repeated="3"/>
          </chart:series>
          <chart:series chart:style-name="ch20" chart:values-cell-range-address="Laptop.J23:Laptop.J25" chart:label-cell-address="Laptop.J22:Laptop.J22" chart:class="chart:scatter">
            <chart:data-point chart:repeated="3"/>
          </chart:series>
          <chart:series chart:style-name="ch21" chart:values-cell-range-address="Laptop.K23:Laptop.K25" chart:label-cell-address="Laptop.K22:Laptop.K22" chart:class="chart:scatter">
            <chart:data-point chart:repeated="3"/>
          </chart:series>
          <chart:series chart:style-name="ch22" chart:values-cell-range-address="Laptop.L23:Laptop.L25" chart:label-cell-address="Laptop.L22:Laptop.L22" chart:class="chart:scatter">
            <chart:data-point chart:repeated="3"/>
          </chart:series>
          <chart:series chart:style-name="ch23" chart:values-cell-range-address="Laptop.M23:Laptop.M25" chart:label-cell-address="Laptop.M22:Laptop.M22" chart:class="chart:scatter">
            <chart:data-point chart:repeated="3"/>
          </chart:series>
          <chart:series chart:style-name="ch24" chart:values-cell-range-address="Laptop.N23:Laptop.N25" chart:label-cell-address="Laptop.N22:Laptop.N22" chart:class="chart:scatter">
            <chart:data-point chart:repeated="3"/>
          </chart:series>
          <chart:series chart:style-name="ch25" chart:values-cell-range-address="Laptop.O23:Laptop.O25" chart:label-cell-address="Laptop.O22:Laptop.O22" chart:class="chart:scatter">
            <chart:data-point chart:repeated="3"/>
          </chart:series>
          <chart:series chart:style-name="ch26" chart:values-cell-range-address="Laptop.P23:Laptop.P25" chart:label-cell-address="Laptop.P22:Laptop.P22" chart:class="chart:scatter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 speedup</text:p>
                <draw:g>
                  <svg:desc>Laptop.A22:Laptop.A22</svg:desc>
                </draw:g>
              </table:table-cell>
              <table:table-cell office:value-type="string">
                <text:p>1-1</text:p>
                <draw:g>
                  <svg:desc>Laptop.B22:Laptop.B22</svg:desc>
                </draw:g>
              </table:table-cell>
              <table:table-cell office:value-type="string">
                <text:p>1-2</text:p>
                <draw:g>
                  <svg:desc>Laptop.C22:Laptop.C22</svg:desc>
                </draw:g>
              </table:table-cell>
              <table:table-cell office:value-type="string">
                <text:p>1-3</text:p>
                <draw:g>
                  <svg:desc>Laptop.D22:Laptop.D22</svg:desc>
                </draw:g>
              </table:table-cell>
              <table:table-cell office:value-type="string">
                <text:p>1-4</text:p>
                <draw:g>
                  <svg:desc>Laptop.E22:Laptop.E22</svg:desc>
                </draw:g>
              </table:table-cell>
              <table:table-cell office:value-type="string">
                <text:p>1-5</text:p>
                <draw:g>
                  <svg:desc>Laptop.F22:Laptop.F22</svg:desc>
                </draw:g>
              </table:table-cell>
              <table:table-cell office:value-type="string">
                <text:p>1-6</text:p>
                <draw:g>
                  <svg:desc>Laptop.G22:Laptop.G22</svg:desc>
                </draw:g>
              </table:table-cell>
              <table:table-cell office:value-type="string">
                <text:p>1-7</text:p>
                <draw:g>
                  <svg:desc>Laptop.H22:Laptop.H22</svg:desc>
                </draw:g>
              </table:table-cell>
              <table:table-cell office:value-type="string">
                <text:p>1-8</text:p>
                <draw:g>
                  <svg:desc>Laptop.I22:Laptop.I22</svg:desc>
                </draw:g>
              </table:table-cell>
              <table:table-cell office:value-type="string">
                <text:p>1-9</text:p>
                <draw:g>
                  <svg:desc>Laptop.J22:Laptop.J22</svg:desc>
                </draw:g>
              </table:table-cell>
              <table:table-cell office:value-type="string">
                <text:p>1-10</text:p>
                <draw:g>
                  <svg:desc>Laptop.K22:Laptop.K22</svg:desc>
                </draw:g>
              </table:table-cell>
              <table:table-cell office:value-type="string">
                <text:p>1-11</text:p>
                <draw:g>
                  <svg:desc>Laptop.L22:Laptop.L22</svg:desc>
                </draw:g>
              </table:table-cell>
              <table:table-cell office:value-type="string">
                <text:p>1-12</text:p>
                <draw:g>
                  <svg:desc>Laptop.M22:Laptop.M22</svg:desc>
                </draw:g>
              </table:table-cell>
              <table:table-cell office:value-type="string">
                <text:p>1-13</text:p>
                <draw:g>
                  <svg:desc>Laptop.N22:Laptop.N22</svg:desc>
                </draw:g>
              </table:table-cell>
              <table:table-cell office:value-type="string">
                <text:p>1-14</text:p>
                <draw:g>
                  <svg:desc>Laptop.O22:Laptop.O22</svg:desc>
                </draw:g>
              </table:table-cell>
              <table:table-cell office:value-type="string">
                <text:p>1-15</text:p>
                <draw:g>
                  <svg:desc>Laptop.P22:Laptop.P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0.35">
                <text:p>0.35</text:p>
                <draw:g>
                  <svg:desc>Laptop.B23:Laptop.B25</svg:desc>
                </draw:g>
              </table:table-cell>
              <table:table-cell office:value-type="float" office:value="0.409090909090909">
                <text:p>0.409090909090909</text:p>
                <draw:g>
                  <svg:desc>Laptop.C23:Laptop.C25</svg:desc>
                </draw:g>
              </table:table-cell>
              <table:table-cell office:value-type="float" office:value="0.448275862068966">
                <text:p>0.448275862068966</text:p>
                <draw:g>
                  <svg:desc>Laptop.D23:Laptop.D25</svg:desc>
                </draw:g>
              </table:table-cell>
              <table:table-cell office:value-type="float" office:value="0.558823529411765">
                <text:p>0.558823529411765</text:p>
                <draw:g>
                  <svg:desc>Laptop.E23:Laptop.E25</svg:desc>
                </draw:g>
              </table:table-cell>
              <table:table-cell office:value-type="float" office:value="0.75609756097561">
                <text:p>0.75609756097561</text:p>
                <draw:g>
                  <svg:desc>Laptop.F23:Laptop.F25</svg:desc>
                </draw:g>
              </table:table-cell>
              <table:table-cell office:value-type="float" office:value="0.982142857142857">
                <text:p>0.982142857142857</text:p>
                <draw:g>
                  <svg:desc>Laptop.G23:Laptop.G25</svg:desc>
                </draw:g>
              </table:table-cell>
              <table:table-cell office:value-type="float" office:value="1.2">
                <text:p>1.2</text:p>
                <draw:g>
                  <svg:desc>Laptop.H23:Laptop.H25</svg:desc>
                </draw:g>
              </table:table-cell>
              <table:table-cell office:value-type="float" office:value="1.37762237762238">
                <text:p>1.37762237762238</text:p>
                <draw:g>
                  <svg:desc>Laptop.I23:Laptop.I25</svg:desc>
                </draw:g>
              </table:table-cell>
              <table:table-cell office:value-type="float" office:value="1.5136186770428">
                <text:p>1.5136186770428</text:p>
                <draw:g>
                  <svg:desc>Laptop.J23:Laptop.J25</svg:desc>
                </draw:g>
              </table:table-cell>
              <table:table-cell office:value-type="float" office:value="1.65407554671968">
                <text:p>1.65407554671968</text:p>
                <draw:g>
                  <svg:desc>Laptop.K23:Laptop.K25</svg:desc>
                </draw:g>
              </table:table-cell>
              <table:table-cell office:value-type="float" office:value="1.67971163748713">
                <text:p>1.67971163748713</text:p>
                <draw:g>
                  <svg:desc>Laptop.L23:Laptop.L25</svg:desc>
                </draw:g>
              </table:table-cell>
              <table:table-cell office:value-type="float" office:value="1.7027446918695">
                <text:p>1.7027446918695</text:p>
                <draw:g>
                  <svg:desc>Laptop.M23:Laptop.M25</svg:desc>
                </draw:g>
              </table:table-cell>
              <table:table-cell office:value-type="float" office:value="1.65869456900847">
                <text:p>1.65869456900847</text:p>
                <draw:g>
                  <svg:desc>Laptop.N23:Laptop.N25</svg:desc>
                </draw:g>
              </table:table-cell>
              <table:table-cell office:value-type="float" office:value="1.94286430271896">
                <text:p>1.94286430271896</text:p>
                <draw:g>
                  <svg:desc>Laptop.O23:Laptop.O25</svg:desc>
                </draw:g>
              </table:table-cell>
              <table:table-cell office:value-type="float" office:value="2.1135094901377">
                <text:p>2.1135094901377</text:p>
                <draw:g>
                  <svg:desc>Laptop.P23:Laptop.P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0.704545454545455">
                <text:p>0.704545454545455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7280701754386">
                <text:p>1.7280701754386</text:p>
              </table:table-cell>
              <table:table-cell office:value-type="float" office:value="2.04736842105263">
                <text:p>2.04736842105263</text:p>
              </table:table-cell>
              <table:table-cell office:value-type="float" office:value="2.41860465116279">
                <text:p>2.41860465116279</text:p>
              </table:table-cell>
              <table:table-cell office:value-type="float" office:value="2.48249619482496">
                <text:p>2.48249619482496</text:p>
              </table:table-cell>
              <table:table-cell office:value-type="float" office:value="2.56674473067916">
                <text:p>2.56674473067916</text:p>
              </table:table-cell>
              <table:table-cell office:value-type="float" office:value="2.62332545311269">
                <text:p>2.62332545311269</text:p>
              </table:table-cell>
              <table:table-cell office:value-type="float" office:value="3.02674214327542">
                <text:p>3.02674214327542</text:p>
              </table:table-cell>
              <table:table-cell office:value-type="float" office:value="3.28709241751881">
                <text:p>3.287092417518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1.375">
                <text:p>1.375</text:p>
              </table:table-cell>
              <table:table-cell office:value-type="float" office:value="2.04">
                <text:p>2.04</text:p>
              </table:table-cell>
              <table:table-cell office:value-type="float" office:value="2.81428571428571">
                <text:p>2.81428571428571</text:p>
              </table:table-cell>
              <table:table-cell office:value-type="float" office:value="3.60185185185185">
                <text:p>3.60185185185185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4.82544378698225">
                <text:p>4.82544378698225</text:p>
              </table:table-cell>
              <table:table-cell office:value-type="float" office:value="5.14553990610329">
                <text:p>5.14553990610329</text:p>
              </table:table-cell>
              <table:table-cell office:value-type="float" office:value="5.29673826571201">
                <text:p>5.29673826571201</text:p>
              </table:table-cell>
              <table:table-cell office:value-type="float" office:value="6.16050854191498">
                <text:p>6.16050854191498</text:p>
              </table:table-cell>
              <table:table-cell office:value-type="float" office:value="5.62927473979845">
                <text:p>5.629274739798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1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9.205cm" svg:height="14.555cm" xlink:href=".." xlink:type="simple" chart:class="chart:scatter" chart:style-name="ch1">
        <chart:title svg:x="18.812cm" svg:y="0.426cm" chart:style-name="ch2">
          <text:p>Times</text:p>
        </chart:title>
        <chart:subtitle svg:x="16.417cm" svg:y="1.57cm" chart:style-name="ch3">
          <text:p>Alphabet "ab", 4 processes</text:p>
        </chart:subtitle>
        <chart:legend chart:legend-position="end" svg:x="36.015cm" svg:y="4.927cm" style:legend-expansion="high" chart:style-name="ch4"/>
        <chart:plot-area chart:style-name="ch5" table:cell-range-address="Laptop.B2:Laptop.P2 Laptop.A3:Laptop.A3 Laptop.B41:Laptop.P41 Laptop.A8:Laptop.A9 Laptop.B43:Laptop.P44 Laptop.A5:Laptop.A6" chart:data-source-has-labels="both" svg:x="2.087cm" svg:y="2.714cm" svg:width="33.144cm" svg:height="10.277cm">
          <chartooo:coordinate-region svg:x="3.74cm" svg:y="2.914cm" svg:width="31.305cm" svg:height="9.43cm"/>
          <chart:axis chart:dimension="x" chart:name="primary-x" chart:style-name="ch6" chartooo:axis-type="auto">
            <chart:title svg:x="17.101cm" svg:y="13.282cm" chart:style-name="ch7">
              <text:p>Word Length</text:p>
            </chart:title>
            <chart:categories table:cell-range-address="Laptop.B2:Laptop.P2"/>
          </chart:axis>
          <chart:axis chart:dimension="y" chart:name="primary-y" chart:style-name="ch8">
            <chart:title svg:x="0.451cm" svg:y="9.119cm" chart:style-name="ch9">
              <text:p>Time, sec.</text:p>
            </chart:title>
            <chart:grid chart:style-name="ch10" chart:class="major"/>
          </chart:axis>
          <chart:series chart:style-name="ch11" chart:values-cell-range-address="Laptop.B41:Laptop.P41" chart:label-cell-address="Laptop.A3:Laptop.A3" chart:class="chart:scatter">
            <chart:data-point chart:repeated="15"/>
          </chart:series>
          <chart:series chart:style-name="ch12" chart:values-cell-range-address="Laptop.B43:Laptop.P43" chart:label-cell-address="Laptop.A8:Laptop.A8" chart:class="chart:scatter">
            <chart:data-point chart:repeated="15"/>
          </chart:series>
          <chart:series chart:style-name="ch13" chart:values-cell-range-address="Laptop.B44:Laptop.P44" chart:label-cell-address="Laptop.A9:Laptop.A9" chart:class="chart:scatter">
            <chart:data-point chart:repeated="15"/>
          </chart:series>
          <chart:series chart:style-name="ch14" chart:values-cell-range-address="Laptop.B43:Laptop.P43" chart:label-cell-address="Laptop.A8:Laptop.A8" chart:class="chart:scatter">
            <chart:data-point chart:repeated="15"/>
          </chart:series>
          <chart:series chart:style-name="ch15" chart:values-cell-range-address="Laptop.B44:Laptop.P44" chart:label-cell-address="Laptop.A9:Laptop.A9" chart:class="chart:scatter">
            <chart:data-point chart:repeated="15"/>
          </chart:series>
          <chart:series chart:style-name="ch16" chart:values-cell-range-address="Laptop.B43:Laptop.P43" chart:label-cell-address="Laptop.A5:Laptop.A5" chart:class="chart:scatter">
            <chart:data-point chart:repeated="15"/>
          </chart:series>
          <chart:series chart:style-name="ch17" chart:values-cell-range-address="Laptop.B44:Laptop.P44" chart:label-cell-address="Laptop.A6:Laptop.A6" chart:class="chart:scatter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P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  <table:table-cell office:value-type="string">
                <text:p>1-9</text:p>
              </table:table-cell>
              <table:table-cell office:value-type="string">
                <text:p>1-10</text:p>
              </table:table-cell>
              <table:table-cell office:value-type="string">
                <text:p>1-11</text:p>
              </table:table-cell>
              <table:table-cell office:value-type="string">
                <text:p>1-12</text:p>
              </table:table-cell>
              <table:table-cell office:value-type="string">
                <text:p>1-13</text:p>
              </table:table-cell>
              <table:table-cell office:value-type="string">
                <text:p>1-14</text:p>
              </table:table-cell>
              <table:table-cell office:value-type="string">
                <text:p>1-15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41:Laptop.P41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832">
                <text:p>0.000832</text:p>
              </table:table-cell>
              <table:table-cell office:value-type="float" office:value="0.001631">
                <text:p>0.001631</text:p>
              </table:table-cell>
              <table:table-cell office:value-type="float" office:value="0.003288">
                <text:p>0.003288</text:p>
              </table:table-cell>
              <table:table-cell office:value-type="float" office:value="0.006658">
                <text:p>0.006658</text:p>
              </table:table-cell>
              <table:table-cell office:value-type="float" office:value="0.015506">
                <text:p>0.015506</text:p>
              </table:table-cell>
              <table:table-cell office:value-type="float" office:value="0.034074">
                <text:p>0.034074</text:p>
              </table:table-cell>
            </table:table-row>
            <table:table-row>
              <table:table-cell office:value-type="string">
                <text:p>P4 max</text:p>
                <draw:g>
                  <svg:desc>Laptop.A8:Laptop.A8</svg:desc>
                </draw:g>
              </table:table-cell>
              <table:table-cell office:value-type="float" office:value="0.000022">
                <text:p>0.000022</text:p>
                <draw:g>
                  <svg:desc>Laptop.B43:Laptop.P43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4 avg</text:p>
                <draw:g>
                  <svg:desc>Laptop.A9:Laptop.A9</svg:desc>
                </draw:g>
              </table:table-cell>
              <table:table-cell office:value-type="float" office:value="0.000021">
                <text:p>0.000021</text:p>
                <draw:g>
                  <svg:desc>Laptop.B44:Laptop.P44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  <table:table-row>
              <table:table-cell office:value-type="string">
                <text:p>P4 max</text:p>
                <draw:g>
                  <svg:desc>Laptop.A8:Laptop.A8</svg:desc>
                </draw:g>
              </table:table-cell>
              <table:table-cell office:value-type="float" office:value="0.000022">
                <text:p>0.000022</text:p>
                <draw:g>
                  <svg:desc>Laptop.B43:Laptop.P43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4 avg</text:p>
                <draw:g>
                  <svg:desc>Laptop.A9:Laptop.A9</svg:desc>
                </draw:g>
              </table:table-cell>
              <table:table-cell office:value-type="float" office:value="0.000021">
                <text:p>0.000021</text:p>
                <draw:g>
                  <svg:desc>Laptop.B44:Laptop.P44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  <table:table-row>
              <table:table-cell office:value-type="string">
                <text:p>P2 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43:Laptop.P43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34">
                <text:p>0.00034</text:p>
              </table:table-cell>
              <table:table-cell office:value-type="float" office:value="0.000647">
                <text:p>0.000647</text:p>
              </table:table-cell>
              <table:table-cell office:value-type="float" office:value="0.001262">
                <text:p>0.001262</text:p>
              </table:table-cell>
              <table:table-cell office:value-type="float" office:value="0.002522">
                <text:p>0.002522</text:p>
              </table:table-cell>
              <table:table-cell office:value-type="float" office:value="0.005108">
                <text:p>0.005108</text:p>
              </table:table-cell>
              <table:table-cell office:value-type="float" office:value="0.010232">
                <text:p>0.010232</text:p>
              </table:table-cell>
              <table:table-cell office:value-type="float" office:value="0.020664">
                <text:p>0.020664</text:p>
              </table:table-cell>
            </table:table-row>
            <table:table-row>
              <table:table-cell office:value-type="string">
                <text:p>P2 avg</text:p>
                <draw:g>
                  <svg:desc>Laptop.A6:Laptop.A6</svg:desc>
                </draw:g>
              </table:table-cell>
              <table:table-cell office:value-type="float" office:value="0.000021">
                <text:p>0.000021</text:p>
                <draw:g>
                  <svg:desc>Laptop.B44:Laptop.P44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643">
                <text:p>0.000643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18">
                <text:p>0.002518</text:p>
              </table:table-cell>
              <table:table-cell office:value-type="float" office:value="0.005107">
                <text:p>0.005107</text:p>
              </table:table-cell>
              <table:table-cell office:value-type="float" office:value="0.010226">
                <text:p>0.010226</text:p>
              </table:table-cell>
              <table:table-cell office:value-type="float" office:value="0.020587">
                <text:p>0.0205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9.036cm" svg:height="21.957cm" xlink:href=".." xlink:type="simple" chart:class="chart:scatter" chart:column-mapping="0 1 2 3 4 5 6 7 8 9 10 11 12 13 14" chart:style-name="ch1">
        <chart:title svg:x="16.637cm" svg:y="0.574cm" chart:style-name="ch2">
          <text:p>Serial speedup for Tmax</text:p>
        </chart:title>
        <chart:subtitle svg:x="16.77cm" svg:y="1.866cm" chart:style-name="ch3">
          <text:p>Alphabet "ab", WL 1-15</text:p>
        </chart:subtitle>
        <chart:legend chart:legend-position="end" svg:x="37.031cm" svg:y="6.944cm" style:legend-expansion="high" chart:style-name="ch4"/>
        <chart:plot-area chart:style-name="ch5" table:cell-range-address="Laptop.A16:Laptop.P19 Laptop.R16:Laptop.R16 Laptop.Q17:Laptop.Q19" chart:data-source-has-labels="both" svg:x="3.5cm" svg:y="3.158cm" svg:width="32.751cm" svg:height="17.087cm">
          <chartooo:coordinate-region svg:x="5.153cm" svg:y="3.358cm" svg:width="31.004cm" svg:height="16.24cm"/>
          <chart:axis chart:dimension="x" chart:name="primary-x" chart:style-name="ch6" chartooo:axis-type="auto">
            <chart:title svg:x="17.338cm" svg:y="20.684cm" chart:style-name="ch7">
              <text:p>Number of processes</text:p>
            </chart:title>
            <chart:categories table:cell-range-address="Laptop.A17:Laptop.A19"/>
            <chart:grid chart:style-name="ch8" chart:class="major"/>
          </chart:axis>
          <chart:axis chart:dimension="y" chart:name="primary-y" chart:style-name="ch9">
            <chart:title svg:x="0.451cm" svg:y="11.275cm" chart:style-name="ch7">
              <text:p>Speedup</text:p>
            </chart:title>
            <chart:grid chart:style-name="ch8" chart:class="major"/>
          </chart:axis>
          <chart:series chart:style-name="ch10" chart:values-cell-range-address="Laptop.Q17:Laptop.Q19" chart:label-cell-address="Laptop.R16:Laptop.R16" chart:class="chart:scatter">
            <chart:domain table:cell-range-address="Laptop.A17:Laptop.A19"/>
            <chart:data-point chart:repeated="3"/>
          </chart:series>
          <chart:series chart:style-name="ch11" chart:values-cell-range-address="Laptop.B17:Laptop.B19" chart:label-cell-address="Laptop.B16:Laptop.B16" chart:class="chart:scatter">
            <chart:data-point chart:repeated="3"/>
          </chart:series>
          <chart:series chart:style-name="ch12" chart:values-cell-range-address="Laptop.C17:Laptop.C19" chart:label-cell-address="Laptop.C16:Laptop.C16" chart:class="chart:scatter">
            <chart:data-point chart:repeated="3"/>
          </chart:series>
          <chart:series chart:style-name="ch13" chart:values-cell-range-address="Laptop.D17:Laptop.D19" chart:label-cell-address="Laptop.D16:Laptop.D16" chart:class="chart:scatter">
            <chart:data-point chart:repeated="3"/>
          </chart:series>
          <chart:series chart:style-name="ch14" chart:values-cell-range-address="Laptop.E17:Laptop.E19" chart:label-cell-address="Laptop.E16:Laptop.E16" chart:class="chart:scatter">
            <chart:data-point chart:repeated="3"/>
          </chart:series>
          <chart:series chart:style-name="ch15" chart:values-cell-range-address="Laptop.F17:Laptop.F19" chart:label-cell-address="Laptop.F16:Laptop.F16" chart:class="chart:scatter">
            <chart:data-point chart:repeated="3"/>
          </chart:series>
          <chart:series chart:style-name="ch16" chart:values-cell-range-address="Laptop.G17:Laptop.G19" chart:label-cell-address="Laptop.G16:Laptop.G16" chart:class="chart:scatter">
            <chart:data-point chart:repeated="3"/>
          </chart:series>
          <chart:series chart:style-name="ch17" chart:values-cell-range-address="Laptop.H17:Laptop.H19" chart:label-cell-address="Laptop.H16:Laptop.H16" chart:class="chart:scatter">
            <chart:data-point chart:repeated="3"/>
          </chart:series>
          <chart:series chart:style-name="ch18" chart:values-cell-range-address="Laptop.I17:Laptop.I19" chart:label-cell-address="Laptop.I16:Laptop.I16" chart:class="chart:scatter">
            <chart:data-point chart:repeated="3"/>
          </chart:series>
          <chart:series chart:style-name="ch19" chart:values-cell-range-address="Laptop.J17:Laptop.J19" chart:label-cell-address="Laptop.J16:Laptop.J16" chart:class="chart:scatter">
            <chart:data-point chart:repeated="3"/>
          </chart:series>
          <chart:series chart:style-name="ch20" chart:values-cell-range-address="Laptop.K17:Laptop.K19" chart:label-cell-address="Laptop.K16:Laptop.K16" chart:class="chart:scatter">
            <chart:data-point chart:repeated="3"/>
          </chart:series>
          <chart:series chart:style-name="ch21" chart:values-cell-range-address="Laptop.L17:Laptop.L19" chart:label-cell-address="Laptop.L16:Laptop.L16" chart:class="chart:scatter">
            <chart:data-point chart:repeated="3"/>
          </chart:series>
          <chart:series chart:style-name="ch22" chart:values-cell-range-address="Laptop.M17:Laptop.M19" chart:label-cell-address="Laptop.M16:Laptop.M16" chart:class="chart:scatter">
            <chart:data-point chart:repeated="3"/>
          </chart:series>
          <chart:series chart:style-name="ch23" chart:values-cell-range-address="Laptop.N17:Laptop.N19" chart:label-cell-address="Laptop.N16:Laptop.N16" chart:class="chart:scatter">
            <chart:data-point chart:repeated="3"/>
          </chart:series>
          <chart:series chart:style-name="ch24" chart:values-cell-range-address="Laptop.O17:Laptop.O19" chart:label-cell-address="Laptop.O16:Laptop.O16" chart:class="chart:scatter">
            <chart:data-point chart:repeated="3"/>
          </chart:series>
          <chart:series chart:style-name="ch25" chart:values-cell-range-address="Laptop.P17:Laptop.P19" chart:label-cell-address="Laptop.P16:Laptop.P16" chart:class="chart:scatter">
            <chart:data-point chart:repeated="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-17</text:p>
                <draw:g>
                  <svg:desc>Laptop.R16:Laptop.R16</svg:desc>
                </draw:g>
              </table:table-cell>
              <table:table-cell office:value-type="string">
                <text:p>1-1</text:p>
                <draw:g>
                  <svg:desc>Laptop.B16:Laptop.B16</svg:desc>
                </draw:g>
              </table:table-cell>
              <table:table-cell office:value-type="string">
                <text:p>1-2</text:p>
                <draw:g>
                  <svg:desc>Laptop.C16:Laptop.C16</svg:desc>
                </draw:g>
              </table:table-cell>
              <table:table-cell office:value-type="string">
                <text:p>1-3</text:p>
                <draw:g>
                  <svg:desc>Laptop.D16:Laptop.D16</svg:desc>
                </draw:g>
              </table:table-cell>
              <table:table-cell office:value-type="string">
                <text:p>1-4</text:p>
                <draw:g>
                  <svg:desc>Laptop.E16:Laptop.E16</svg:desc>
                </draw:g>
              </table:table-cell>
              <table:table-cell office:value-type="string">
                <text:p>1-5</text:p>
                <draw:g>
                  <svg:desc>Laptop.F16:Laptop.F16</svg:desc>
                </draw:g>
              </table:table-cell>
              <table:table-cell office:value-type="string">
                <text:p>1-6</text:p>
                <draw:g>
                  <svg:desc>Laptop.G16:Laptop.G16</svg:desc>
                </draw:g>
              </table:table-cell>
              <table:table-cell office:value-type="string">
                <text:p>1-7</text:p>
                <draw:g>
                  <svg:desc>Laptop.H16:Laptop.H16</svg:desc>
                </draw:g>
              </table:table-cell>
              <table:table-cell office:value-type="string">
                <text:p>1-8</text:p>
                <draw:g>
                  <svg:desc>Laptop.I16:Laptop.I16</svg:desc>
                </draw:g>
              </table:table-cell>
              <table:table-cell office:value-type="string">
                <text:p>1-9</text:p>
                <draw:g>
                  <svg:desc>Laptop.J16:Laptop.J16</svg:desc>
                </draw:g>
              </table:table-cell>
              <table:table-cell office:value-type="string">
                <text:p>1-10</text:p>
                <draw:g>
                  <svg:desc>Laptop.K16:Laptop.K16</svg:desc>
                </draw:g>
              </table:table-cell>
              <table:table-cell office:value-type="string">
                <text:p>1-11</text:p>
                <draw:g>
                  <svg:desc>Laptop.L16:Laptop.L16</svg:desc>
                </draw:g>
              </table:table-cell>
              <table:table-cell office:value-type="string">
                <text:p>1-12</text:p>
                <draw:g>
                  <svg:desc>Laptop.M16:Laptop.M16</svg:desc>
                </draw:g>
              </table:table-cell>
              <table:table-cell office:value-type="string">
                <text:p>1-13</text:p>
                <draw:g>
                  <svg:desc>Laptop.N16:Laptop.N16</svg:desc>
                </draw:g>
              </table:table-cell>
              <table:table-cell office:value-type="string">
                <text:p>1-14</text:p>
                <draw:g>
                  <svg:desc>Laptop.O16:Laptop.O16</svg:desc>
                </draw:g>
              </table:table-cell>
              <table:table-cell office:value-type="string">
                <text:p>1-15</text:p>
                <draw:g>
                  <svg:desc>Laptop.P16:Laptop.P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1.55968826491855">
                <text:p>1.55968826491855</text:p>
                <draw:g>
                  <svg:desc>Laptop.Q17:Laptop.Q19</svg:desc>
                </draw:g>
              </table:table-cell>
              <table:table-cell office:value-type="float" office:value="0.318181818181818">
                <text:p>0.318181818181818</text:p>
                <draw:g>
                  <svg:desc>Laptop.B17:Laptop.B19</svg:desc>
                </draw:g>
              </table:table-cell>
              <table:table-cell office:value-type="float" office:value="0.391304347826087">
                <text:p>0.391304347826087</text:p>
                <draw:g>
                  <svg:desc>Laptop.C17:Laptop.C19</svg:desc>
                </draw:g>
              </table:table-cell>
              <table:table-cell office:value-type="float" office:value="0.40625">
                <text:p>0.40625</text:p>
                <draw:g>
                  <svg:desc>Laptop.D17:Laptop.D19</svg:desc>
                </draw:g>
              </table:table-cell>
              <table:table-cell office:value-type="float" office:value="0.513513513513513">
                <text:p>0.513513513513513</text:p>
                <draw:g>
                  <svg:desc>Laptop.E17:Laptop.E19</svg:desc>
                </draw:g>
              </table:table-cell>
              <table:table-cell office:value-type="float" office:value="0.673913043478261">
                <text:p>0.673913043478261</text:p>
                <draw:g>
                  <svg:desc>Laptop.F17:Laptop.F19</svg:desc>
                </draw:g>
              </table:table-cell>
              <table:table-cell office:value-type="float" office:value="0.873015873015873">
                <text:p>0.873015873015873</text:p>
                <draw:g>
                  <svg:desc>Laptop.G17:Laptop.G19</svg:desc>
                </draw:g>
              </table:table-cell>
              <table:table-cell office:value-type="float" office:value="1.0625">
                <text:p>1.0625</text:p>
                <draw:g>
                  <svg:desc>Laptop.H17:Laptop.H19</svg:desc>
                </draw:g>
              </table:table-cell>
              <table:table-cell office:value-type="float" office:value="1.21604938271605">
                <text:p>1.21604938271605</text:p>
                <draw:g>
                  <svg:desc>Laptop.I17:Laptop.I19</svg:desc>
                </draw:g>
              </table:table-cell>
              <table:table-cell office:value-type="float" office:value="1.33676975945017">
                <text:p>1.33676975945017</text:p>
                <draw:g>
                  <svg:desc>Laptop.J17:Laptop.J19</svg:desc>
                </draw:g>
              </table:table-cell>
              <table:table-cell office:value-type="float" office:value="1.41737649063032">
                <text:p>1.41737649063032</text:p>
                <draw:g>
                  <svg:desc>Laptop.K17:Laptop.K19</svg:desc>
                </draw:g>
              </table:table-cell>
              <table:table-cell office:value-type="float" office:value="1.44977777777778">
                <text:p>1.44977777777778</text:p>
                <draw:g>
                  <svg:desc>Laptop.L17:Laptop.L19</svg:desc>
                </draw:g>
              </table:table-cell>
              <table:table-cell office:value-type="float" office:value="1.46328437917223">
                <text:p>1.46328437917223</text:p>
                <draw:g>
                  <svg:desc>Laptop.M17:Laptop.M19</svg:desc>
                </draw:g>
              </table:table-cell>
              <table:table-cell office:value-type="float" office:value="1.51386994088222">
                <text:p>1.51386994088222</text:p>
                <draw:g>
                  <svg:desc>Laptop.N17:Laptop.N19</svg:desc>
                </draw:g>
              </table:table-cell>
              <table:table-cell office:value-type="float" office:value="1.78517154040986">
                <text:p>1.78517154040986</text:p>
                <draw:g>
                  <svg:desc>Laptop.O17:Laptop.O19</svg:desc>
                </draw:g>
              </table:table-cell>
              <table:table-cell office:value-type="float" office:value="1.92334612779408">
                <text:p>1.92334612779408</text:p>
                <draw:g>
                  <svg:desc>Laptop.P17:Laptop.P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3626204238921">
                <text:p>2.13626204238921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75">
                <text:p>0.375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7280701754386">
                <text:p>1.7280701754386</text:p>
              </table:table-cell>
              <table:table-cell office:value-type="float" office:value="2.04736842105263">
                <text:p>2.04736842105263</text:p>
              </table:table-cell>
              <table:table-cell office:value-type="float" office:value="2.41159420289855">
                <text:p>2.41159420289855</text:p>
              </table:table-cell>
              <table:table-cell office:value-type="float" office:value="2.47496206373293">
                <text:p>2.47496206373293</text:p>
              </table:table-cell>
              <table:table-cell office:value-type="float" office:value="2.56674473067916">
                <text:p>2.56674473067916</text:p>
              </table:table-cell>
              <table:table-cell office:value-type="float" office:value="2.61611001964637">
                <text:p>2.61611001964637</text:p>
              </table:table-cell>
              <table:table-cell office:value-type="float" office:value="2.94959102149515">
                <text:p>2.94959102149515</text:p>
              </table:table-cell>
              <table:table-cell office:value-type="float" office:value="3.2423636882672">
                <text:p>3.24236368826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3084255842558">
                <text:p>2.13084255842558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75609756097561">
                <text:p>0.75609756097561</text:p>
              </table:table-cell>
              <table:table-cell office:value-type="float" office:value="1.17021276595745">
                <text:p>1.17021276595745</text:p>
              </table:table-cell>
              <table:table-cell office:value-type="float" office:value="1.78947368421053">
                <text:p>1.78947368421053</text:p>
              </table:table-cell>
              <table:table-cell office:value-type="float" office:value="2.55844155844156">
                <text:p>2.55844155844156</text:p>
              </table:table-cell>
              <table:table-cell office:value-type="float" office:value="3.41228070175439">
                <text:p>3.41228070175439</text:p>
              </table:table-cell>
              <table:table-cell office:value-type="float" office:value="4.16">
                <text:p>4.16</text:p>
              </table:table-cell>
              <table:table-cell office:value-type="float" office:value="4.4441416893733">
                <text:p>4.4441416893733</text:p>
              </table:table-cell>
              <table:table-cell office:value-type="float" office:value="4.92953523238381">
                <text:p>4.92953523238381</text:p>
              </table:table-cell>
              <table:table-cell office:value-type="float" office:value="5.09410864575363">
                <text:p>5.09410864575363</text:p>
              </table:table-cell>
              <table:table-cell office:value-type="float" office:value="5.70283192350129">
                <text:p>5.70283192350129</text:p>
              </table:table-cell>
              <table:table-cell office:value-type="float" office:value="2.66995768688293">
                <text:p>2.669957686882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8.931cm" svg:height="22.544cm" xlink:href=".." xlink:type="simple" chart:class="chart:scatter" chart:column-mapping="0 1 2 3 4 5 6 7 8 9 10 11 12 13 14" chart:style-name="ch1">
        <chart:title svg:x="16.426cm" svg:y="0.585cm" chart:style-name="ch2">
          <text:p>Serial speedup for Tmean</text:p>
        </chart:title>
        <chart:subtitle svg:x="16.717cm" svg:y="1.888cm" chart:style-name="ch3">
          <text:p>Alphabet "ab", WL 1-15</text:p>
        </chart:subtitle>
        <chart:legend chart:legend-position="end" svg:x="36.926cm" svg:y="7.238cm" style:legend-expansion="high" chart:style-name="ch4"/>
        <chart:plot-area chart:style-name="ch5" table:cell-range-address="Laptop.A22:Laptop.P25 Laptop.R22:Laptop.R22 Laptop.Q23:Laptop.Q25" chart:data-source-has-labels="both" svg:x="2.081cm" svg:y="3.191cm" svg:width="34.067cm" svg:height="17.63cm">
          <chartooo:coordinate-region svg:x="3.734cm" svg:y="3.391cm" svg:width="32.32cm" svg:height="16.783cm"/>
          <chart:axis chart:dimension="x" chart:name="primary-x" chart:style-name="ch6" chartooo:axis-type="auto">
            <chart:title svg:x="16.577cm" svg:y="21.271cm" chart:style-name="ch7">
              <text:p>Number of processes</text:p>
            </chart:title>
            <chart:categories table:cell-range-address="Laptop.A23:Laptop.A25"/>
            <chart:grid chart:style-name="ch8" chart:class="major"/>
          </chart:axis>
          <chart:axis chart:dimension="y" chart:name="primary-y" chart:style-name="ch9">
            <chart:title svg:x="0.451cm" svg:y="13.14cm" chart:style-name="ch10">
              <text:p>Speedup</text:p>
            </chart:title>
            <chart:grid chart:style-name="ch8" chart:class="major"/>
          </chart:axis>
          <chart:series chart:style-name="ch11" chart:values-cell-range-address="Laptop.Q23:Laptop.Q25" chart:label-cell-address="Laptop.R22:Laptop.R22" chart:class="chart:scatter">
            <chart:domain table:cell-range-address="Laptop.A23:Laptop.A25"/>
            <chart:data-point chart:repeated="3"/>
          </chart:series>
          <chart:series chart:style-name="ch12" chart:values-cell-range-address="Laptop.B23:Laptop.B25" chart:label-cell-address="Laptop.B22:Laptop.B22" chart:class="chart:scatter">
            <chart:data-point chart:repeated="3"/>
          </chart:series>
          <chart:series chart:style-name="ch13" chart:values-cell-range-address="Laptop.C23:Laptop.C25" chart:label-cell-address="Laptop.C22:Laptop.C22" chart:class="chart:scatter">
            <chart:data-point chart:repeated="3"/>
          </chart:series>
          <chart:series chart:style-name="ch14" chart:values-cell-range-address="Laptop.D23:Laptop.D25" chart:label-cell-address="Laptop.D22:Laptop.D22" chart:class="chart:scatter">
            <chart:data-point chart:repeated="3"/>
          </chart:series>
          <chart:series chart:style-name="ch15" chart:values-cell-range-address="Laptop.E23:Laptop.E25" chart:label-cell-address="Laptop.E22:Laptop.E22" chart:class="chart:scatter">
            <chart:data-point chart:repeated="3"/>
          </chart:series>
          <chart:series chart:style-name="ch16" chart:values-cell-range-address="Laptop.F23:Laptop.F25" chart:label-cell-address="Laptop.F22:Laptop.F22" chart:class="chart:scatter">
            <chart:data-point chart:repeated="3"/>
          </chart:series>
          <chart:series chart:style-name="ch17" chart:values-cell-range-address="Laptop.G23:Laptop.G25" chart:label-cell-address="Laptop.G22:Laptop.G22" chart:class="chart:scatter">
            <chart:data-point chart:repeated="3"/>
          </chart:series>
          <chart:series chart:style-name="ch18" chart:values-cell-range-address="Laptop.H23:Laptop.H25" chart:label-cell-address="Laptop.H22:Laptop.H22" chart:class="chart:scatter">
            <chart:data-point chart:repeated="3"/>
          </chart:series>
          <chart:series chart:style-name="ch19" chart:values-cell-range-address="Laptop.I23:Laptop.I25" chart:label-cell-address="Laptop.I22:Laptop.I22" chart:class="chart:scatter">
            <chart:data-point chart:repeated="3"/>
          </chart:series>
          <chart:series chart:style-name="ch20" chart:values-cell-range-address="Laptop.J23:Laptop.J25" chart:label-cell-address="Laptop.J22:Laptop.J22" chart:class="chart:scatter">
            <chart:data-point chart:repeated="3"/>
          </chart:series>
          <chart:series chart:style-name="ch21" chart:values-cell-range-address="Laptop.K23:Laptop.K25" chart:label-cell-address="Laptop.K22:Laptop.K22" chart:class="chart:scatter">
            <chart:data-point chart:repeated="3"/>
          </chart:series>
          <chart:series chart:style-name="ch22" chart:values-cell-range-address="Laptop.L23:Laptop.L25" chart:label-cell-address="Laptop.L22:Laptop.L22" chart:class="chart:scatter">
            <chart:data-point chart:repeated="3"/>
          </chart:series>
          <chart:series chart:style-name="ch23" chart:values-cell-range-address="Laptop.M23:Laptop.M25" chart:label-cell-address="Laptop.M22:Laptop.M22" chart:class="chart:scatter">
            <chart:data-point chart:repeated="3"/>
          </chart:series>
          <chart:series chart:style-name="ch24" chart:values-cell-range-address="Laptop.N23:Laptop.N25" chart:label-cell-address="Laptop.N22:Laptop.N22" chart:class="chart:scatter">
            <chart:data-point chart:repeated="3"/>
          </chart:series>
          <chart:series chart:style-name="ch25" chart:values-cell-range-address="Laptop.O23:Laptop.O25" chart:label-cell-address="Laptop.O22:Laptop.O22" chart:class="chart:scatter">
            <chart:data-point chart:repeated="3"/>
          </chart:series>
          <chart:series chart:style-name="ch26" chart:values-cell-range-address="Laptop.P23:Laptop.P25" chart:label-cell-address="Laptop.P22:Laptop.P22" chart:class="chart:scatter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-17</text:p>
                <draw:g>
                  <svg:desc>Laptop.R22:Laptop.R22</svg:desc>
                </draw:g>
              </table:table-cell>
              <table:table-cell office:value-type="string">
                <text:p>1-1</text:p>
                <draw:g>
                  <svg:desc>Laptop.B22:Laptop.B22</svg:desc>
                </draw:g>
              </table:table-cell>
              <table:table-cell office:value-type="string">
                <text:p>1-2</text:p>
                <draw:g>
                  <svg:desc>Laptop.C22:Laptop.C22</svg:desc>
                </draw:g>
              </table:table-cell>
              <table:table-cell office:value-type="string">
                <text:p>1-3</text:p>
                <draw:g>
                  <svg:desc>Laptop.D22:Laptop.D22</svg:desc>
                </draw:g>
              </table:table-cell>
              <table:table-cell office:value-type="string">
                <text:p>1-4</text:p>
                <draw:g>
                  <svg:desc>Laptop.E22:Laptop.E22</svg:desc>
                </draw:g>
              </table:table-cell>
              <table:table-cell office:value-type="string">
                <text:p>1-5</text:p>
                <draw:g>
                  <svg:desc>Laptop.F22:Laptop.F22</svg:desc>
                </draw:g>
              </table:table-cell>
              <table:table-cell office:value-type="string">
                <text:p>1-6</text:p>
                <draw:g>
                  <svg:desc>Laptop.G22:Laptop.G22</svg:desc>
                </draw:g>
              </table:table-cell>
              <table:table-cell office:value-type="string">
                <text:p>1-7</text:p>
                <draw:g>
                  <svg:desc>Laptop.H22:Laptop.H22</svg:desc>
                </draw:g>
              </table:table-cell>
              <table:table-cell office:value-type="string">
                <text:p>1-8</text:p>
                <draw:g>
                  <svg:desc>Laptop.I22:Laptop.I22</svg:desc>
                </draw:g>
              </table:table-cell>
              <table:table-cell office:value-type="string">
                <text:p>1-9</text:p>
                <draw:g>
                  <svg:desc>Laptop.J22:Laptop.J22</svg:desc>
                </draw:g>
              </table:table-cell>
              <table:table-cell office:value-type="string">
                <text:p>1-10</text:p>
                <draw:g>
                  <svg:desc>Laptop.K22:Laptop.K22</svg:desc>
                </draw:g>
              </table:table-cell>
              <table:table-cell office:value-type="string">
                <text:p>1-11</text:p>
                <draw:g>
                  <svg:desc>Laptop.L22:Laptop.L22</svg:desc>
                </draw:g>
              </table:table-cell>
              <table:table-cell office:value-type="string">
                <text:p>1-12</text:p>
                <draw:g>
                  <svg:desc>Laptop.M22:Laptop.M22</svg:desc>
                </draw:g>
              </table:table-cell>
              <table:table-cell office:value-type="string">
                <text:p>1-13</text:p>
                <draw:g>
                  <svg:desc>Laptop.N22:Laptop.N22</svg:desc>
                </draw:g>
              </table:table-cell>
              <table:table-cell office:value-type="string">
                <text:p>1-14</text:p>
                <draw:g>
                  <svg:desc>Laptop.O22:Laptop.O22</svg:desc>
                </draw:g>
              </table:table-cell>
              <table:table-cell office:value-type="string">
                <text:p>1-15</text:p>
                <draw:g>
                  <svg:desc>Laptop.P22:Laptop.P2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2">
                <text:p>2</text:p>
                <draw:g>
                  <svg:desc>Laptop.A23:Laptop.A25</svg:desc>
                </draw:g>
              </table:table-cell>
              <table:table-cell office:value-type="float" office:value="1.67147078333233">
                <text:p>1.67147078333233</text:p>
                <draw:g>
                  <svg:desc>Laptop.Q23:Laptop.Q25</svg:desc>
                </draw:g>
              </table:table-cell>
              <table:table-cell office:value-type="float" office:value="0.35">
                <text:p>0.35</text:p>
                <draw:g>
                  <svg:desc>Laptop.B23:Laptop.B25</svg:desc>
                </draw:g>
              </table:table-cell>
              <table:table-cell office:value-type="float" office:value="0.409090909090909">
                <text:p>0.409090909090909</text:p>
                <draw:g>
                  <svg:desc>Laptop.C23:Laptop.C25</svg:desc>
                </draw:g>
              </table:table-cell>
              <table:table-cell office:value-type="float" office:value="0.448275862068966">
                <text:p>0.448275862068966</text:p>
                <draw:g>
                  <svg:desc>Laptop.D23:Laptop.D25</svg:desc>
                </draw:g>
              </table:table-cell>
              <table:table-cell office:value-type="float" office:value="0.558823529411765">
                <text:p>0.558823529411765</text:p>
                <draw:g>
                  <svg:desc>Laptop.E23:Laptop.E25</svg:desc>
                </draw:g>
              </table:table-cell>
              <table:table-cell office:value-type="float" office:value="0.75609756097561">
                <text:p>0.75609756097561</text:p>
                <draw:g>
                  <svg:desc>Laptop.F23:Laptop.F25</svg:desc>
                </draw:g>
              </table:table-cell>
              <table:table-cell office:value-type="float" office:value="0.982142857142857">
                <text:p>0.982142857142857</text:p>
                <draw:g>
                  <svg:desc>Laptop.G23:Laptop.G25</svg:desc>
                </draw:g>
              </table:table-cell>
              <table:table-cell office:value-type="float" office:value="1.2">
                <text:p>1.2</text:p>
                <draw:g>
                  <svg:desc>Laptop.H23:Laptop.H25</svg:desc>
                </draw:g>
              </table:table-cell>
              <table:table-cell office:value-type="float" office:value="1.37762237762238">
                <text:p>1.37762237762238</text:p>
                <draw:g>
                  <svg:desc>Laptop.I23:Laptop.I25</svg:desc>
                </draw:g>
              </table:table-cell>
              <table:table-cell office:value-type="float" office:value="1.5136186770428">
                <text:p>1.5136186770428</text:p>
                <draw:g>
                  <svg:desc>Laptop.J23:Laptop.J25</svg:desc>
                </draw:g>
              </table:table-cell>
              <table:table-cell office:value-type="float" office:value="1.65407554671968">
                <text:p>1.65407554671968</text:p>
                <draw:g>
                  <svg:desc>Laptop.K23:Laptop.K25</svg:desc>
                </draw:g>
              </table:table-cell>
              <table:table-cell office:value-type="float" office:value="1.67971163748713">
                <text:p>1.67971163748713</text:p>
                <draw:g>
                  <svg:desc>Laptop.L23:Laptop.L25</svg:desc>
                </draw:g>
              </table:table-cell>
              <table:table-cell office:value-type="float" office:value="1.7027446918695">
                <text:p>1.7027446918695</text:p>
                <draw:g>
                  <svg:desc>Laptop.M23:Laptop.M25</svg:desc>
                </draw:g>
              </table:table-cell>
              <table:table-cell office:value-type="float" office:value="1.65869456900847">
                <text:p>1.65869456900847</text:p>
                <draw:g>
                  <svg:desc>Laptop.N23:Laptop.N25</svg:desc>
                </draw:g>
              </table:table-cell>
              <table:table-cell office:value-type="float" office:value="1.94286430271896">
                <text:p>1.94286430271896</text:p>
                <draw:g>
                  <svg:desc>Laptop.O23:Laptop.O25</svg:desc>
                </draw:g>
              </table:table-cell>
              <table:table-cell office:value-type="float" office:value="2.1135094901377">
                <text:p>2.1135094901377</text:p>
                <draw:g>
                  <svg:desc>Laptop.P23:Laptop.P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8949164720675">
                <text:p>2.4894916472067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0.704545454545455">
                <text:p>0.704545454545455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7280701754386">
                <text:p>1.7280701754386</text:p>
              </table:table-cell>
              <table:table-cell office:value-type="float" office:value="2.04736842105263">
                <text:p>2.04736842105263</text:p>
              </table:table-cell>
              <table:table-cell office:value-type="float" office:value="2.41860465116279">
                <text:p>2.41860465116279</text:p>
              </table:table-cell>
              <table:table-cell office:value-type="float" office:value="2.48249619482496">
                <text:p>2.48249619482496</text:p>
              </table:table-cell>
              <table:table-cell office:value-type="float" office:value="2.56674473067916">
                <text:p>2.56674473067916</text:p>
              </table:table-cell>
              <table:table-cell office:value-type="float" office:value="2.62332545311269">
                <text:p>2.62332545311269</text:p>
              </table:table-cell>
              <table:table-cell office:value-type="float" office:value="3.02674214327542">
                <text:p>3.02674214327542</text:p>
              </table:table-cell>
              <table:table-cell office:value-type="float" office:value="3.28709241751881">
                <text:p>3.287092417518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9309506185894">
                <text:p>2.9309506185894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1.375">
                <text:p>1.375</text:p>
              </table:table-cell>
              <table:table-cell office:value-type="float" office:value="2.04">
                <text:p>2.04</text:p>
              </table:table-cell>
              <table:table-cell office:value-type="float" office:value="2.81428571428571">
                <text:p>2.81428571428571</text:p>
              </table:table-cell>
              <table:table-cell office:value-type="float" office:value="3.60185185185185">
                <text:p>3.60185185185185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4.82544378698225">
                <text:p>4.82544378698225</text:p>
              </table:table-cell>
              <table:table-cell office:value-type="float" office:value="5.14553990610329">
                <text:p>5.14553990610329</text:p>
              </table:table-cell>
              <table:table-cell office:value-type="float" office:value="5.29673826571201">
                <text:p>5.29673826571201</text:p>
              </table:table-cell>
              <table:table-cell office:value-type="float" office:value="6.16050854191498">
                <text:p>6.16050854191498</text:p>
              </table:table-cell>
              <table:table-cell office:value-type="float" office:value="5.62927473979845">
                <text:p>5.629274739798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8" chart:maximum="15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false" chart:minimum="0" chart:maximum="0.04" chart:origin="0" chart:interval-major="0.00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82cm" svg:height="23.209cm" xlink:href=".." xlink:type="simple" chart:class="chart:scatter" chart:style-name="ch1">
        <chart:title svg:x="15.711cm" svg:y="0.599cm" chart:style-name="ch2">
          <text:p>Times</text:p>
        </chart:title>
        <chart:subtitle svg:x="12.695cm" svg:y="1.916cm" chart:style-name="ch3">
          <text:p>Alphabet "ab", WL [ 1-8, ..., 1-15 ]</text:p>
        </chart:subtitle>
        <chart:legend chart:legend-position="end" svg:x="31.347cm" svg:y="10.568cm" style:legend-expansion="high" chart:style-name="ch4"/>
        <chart:plot-area chart:style-name="ch5" table:cell-range-address="Laptop.A22:Laptop.P25" chart:data-source-has-labels="both" svg:x="1.964cm" svg:y="3.233cm" svg:width="28.722cm" svg:height="18.239cm">
          <chartooo:coordinate-region svg:x="3.617cm" svg:y="3.432cm" svg:width="26.882cm" svg:height="17.393cm"/>
          <chart:axis chart:dimension="x" chart:name="primary-x" chart:style-name="ch6" chartooo:axis-type="auto">
            <chart:title svg:x="14.767cm" svg:y="21.936cm" chart:style-name="ch7">
              <text:p>Word Length</text:p>
            </chart:title>
            <chart:categories table:cell-range-address="Laptop.B22:Laptop.P22"/>
          </chart:axis>
          <chart:axis chart:dimension="y" chart:name="primary-y" chart:style-name="ch8">
            <chart:title svg:x="0.451cm" svg:y="13.619cm" chart:style-name="ch9">
              <text:p>Time, sec.</text:p>
            </chart:title>
            <chart:grid chart:style-name="ch10" chart:class="major"/>
          </chart:axis>
          <chart:series chart:style-name="ch11" chart:values-cell-range-address="Laptop.B23:Laptop.P23" chart:label-cell-address="Laptop.A23:Laptop.A23" chart:class="chart:scatter">
            <chart:data-point chart:repeated="15"/>
          </chart:series>
          <chart:series chart:style-name="ch12" chart:values-cell-range-address="Laptop.B24:Laptop.P24" chart:label-cell-address="Laptop.A24:Laptop.A24" chart:class="chart:scatter">
            <chart:data-point chart:repeated="15"/>
          </chart:series>
          <chart:series chart:style-name="ch13" chart:values-cell-range-address="Laptop.B25:Laptop.P25" chart:label-cell-address="Laptop.A25:Laptop.A25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2:Laptop.P2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  <table:table-cell office:value-type="string">
                <text:p>1-9</text:p>
              </table:table-cell>
              <table:table-cell office:value-type="string">
                <text:p>1-10</text:p>
              </table:table-cell>
              <table:table-cell office:value-type="string">
                <text:p>1-11</text:p>
              </table:table-cell>
              <table:table-cell office:value-type="string">
                <text:p>1-12</text:p>
              </table:table-cell>
              <table:table-cell office:value-type="string">
                <text:p>1-13</text:p>
              </table:table-cell>
              <table:table-cell office:value-type="string">
                <text:p>1-14</text:p>
              </table:table-cell>
              <table:table-cell office:value-type="string">
                <text:p>1-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Laptop.A23:Laptop.A23</svg:desc>
                </draw:g>
              </table:table-cell>
              <table:table-cell office:value-type="float" office:value="0.35">
                <text:p>0.35</text:p>
                <draw:g>
                  <svg:desc>Laptop.B23:Laptop.P23</svg:desc>
                </draw:g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75609756097561">
                <text:p>0.75609756097561</text:p>
              </table:table-cell>
              <table:table-cell office:value-type="float" office:value="0.982142857142857">
                <text:p>0.982142857142857</text:p>
              </table:table-cell>
              <table:table-cell office:value-type="float" office:value="1.2">
                <text:p>1.2</text:p>
              </table:table-cell>
              <table:table-cell office:value-type="float" office:value="1.37762237762238">
                <text:p>1.37762237762238</text:p>
              </table:table-cell>
              <table:table-cell office:value-type="float" office:value="1.5136186770428">
                <text:p>1.5136186770428</text:p>
              </table:table-cell>
              <table:table-cell office:value-type="float" office:value="1.65407554671968">
                <text:p>1.65407554671968</text:p>
              </table:table-cell>
              <table:table-cell office:value-type="float" office:value="1.67971163748713">
                <text:p>1.67971163748713</text:p>
              </table:table-cell>
              <table:table-cell office:value-type="float" office:value="1.7027446918695">
                <text:p>1.7027446918695</text:p>
              </table:table-cell>
              <table:table-cell office:value-type="float" office:value="1.65869456900847">
                <text:p>1.65869456900847</text:p>
              </table:table-cell>
              <table:table-cell office:value-type="float" office:value="1.94286430271896">
                <text:p>1.94286430271896</text:p>
              </table:table-cell>
              <table:table-cell office:value-type="float" office:value="2.1135094901377">
                <text:p>2.1135094901377</text:p>
              </table:table-cell>
            </table:table-row>
            <table:table-row>
              <table:table-cell office:value-type="string">
                <text:p>4</text:p>
                <draw:g>
                  <svg:desc>Laptop.A24:Laptop.A24</svg:desc>
                </draw:g>
              </table:table-cell>
              <table:table-cell office:value-type="float" office:value="0.466666666666667">
                <text:p>0.466666666666667</text:p>
                <draw:g>
                  <svg:desc>Laptop.B24:Laptop.P24</svg:desc>
                </draw:g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0.704545454545455">
                <text:p>0.704545454545455</text:p>
              </table:table-cell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7280701754386">
                <text:p>1.7280701754386</text:p>
              </table:table-cell>
              <table:table-cell office:value-type="float" office:value="2.04736842105263">
                <text:p>2.04736842105263</text:p>
              </table:table-cell>
              <table:table-cell office:value-type="float" office:value="2.41860465116279">
                <text:p>2.41860465116279</text:p>
              </table:table-cell>
              <table:table-cell office:value-type="float" office:value="2.48249619482496">
                <text:p>2.48249619482496</text:p>
              </table:table-cell>
              <table:table-cell office:value-type="float" office:value="2.56674473067916">
                <text:p>2.56674473067916</text:p>
              </table:table-cell>
              <table:table-cell office:value-type="float" office:value="2.62332545311269">
                <text:p>2.62332545311269</text:p>
              </table:table-cell>
              <table:table-cell office:value-type="float" office:value="3.02674214327542">
                <text:p>3.02674214327542</text:p>
              </table:table-cell>
              <table:table-cell office:value-type="float" office:value="3.28709241751881">
                <text:p>3.28709241751881</text:p>
              </table:table-cell>
            </table:table-row>
            <table:table-row>
              <table:table-cell office:value-type="string">
                <text:p>8</text:p>
                <draw:g>
                  <svg:desc>Laptop.A25:Laptop.A25</svg:desc>
                </draw:g>
              </table:table-cell>
              <table:table-cell office:value-type="float" office:value="0.636363636363636">
                <text:p>0.636363636363636</text:p>
                <draw:g>
                  <svg:desc>Laptop.B25:Laptop.P25</svg:desc>
                </draw:g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1.375">
                <text:p>1.375</text:p>
              </table:table-cell>
              <table:table-cell office:value-type="float" office:value="2.04">
                <text:p>2.04</text:p>
              </table:table-cell>
              <table:table-cell office:value-type="float" office:value="2.81428571428571">
                <text:p>2.81428571428571</text:p>
              </table:table-cell>
              <table:table-cell office:value-type="float" office:value="3.60185185185185">
                <text:p>3.60185185185185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4.82544378698225">
                <text:p>4.82544378698225</text:p>
              </table:table-cell>
              <table:table-cell office:value-type="float" office:value="5.14553990610329">
                <text:p>5.14553990610329</text:p>
              </table:table-cell>
              <table:table-cell office:value-type="float" office:value="5.29673826571201">
                <text:p>5.29673826571201</text:p>
              </table:table-cell>
              <table:table-cell office:value-type="float" office:value="6.16050854191498">
                <text:p>6.16050854191498</text:p>
              </table:table-cell>
              <table:table-cell office:value-type="float" office:value="5.62927473979845">
                <text:p>5.62927473979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7">
      <number:number number:decimal-places="6" loext:min-decimal-places="6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100">
      <style:chart-properties chart:display-label="true" chart:logarithmic="false" chart:minimum="16" chart:maximum="25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false" chart:minimum="0" chart:maximum="35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00864b" draw:fill-color="#00864b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8ccfb7" draw:fill-color="#8ccfb7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d99116" draw:fill-color="#d99116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3.082cm" svg:height="23.209cm" xlink:href=".." xlink:type="simple" chart:class="chart:scatter" chart:style-name="ch1">
        <chart:title svg:x="15.711cm" svg:y="0.599cm" chart:style-name="ch2">
          <text:p>Times</text:p>
        </chart:title>
        <chart:subtitle svg:x="12.695cm" svg:y="1.916cm" chart:style-name="ch3">
          <text:p>Alphabet "ab", WL [ 1-8, ..., 1-15 ]</text:p>
        </chart:subtitle>
        <chart:legend chart:legend-position="end" svg:x="29.892cm" svg:y="8.269cm" style:legend-expansion="high" chart:style-name="ch4"/>
        <chart:plot-area chart:style-name="ch5" table:cell-range-address="Laptop.A2:Laptop.Z12" chart:data-source-has-labels="both" svg:x="1.964cm" svg:y="3.233cm" svg:width="27.267cm" svg:height="18.239cm">
          <chartooo:coordinate-region svg:x="3.617cm" svg:y="3.233cm" svg:width="25.241cm" svg:height="17.592cm"/>
          <chart:axis chart:dimension="x" chart:name="primary-x" chart:style-name="ch6" chartooo:axis-type="auto">
            <chart:title svg:x="14.039cm" svg:y="21.936cm" chart:style-name="ch7">
              <text:p>Word Length</text:p>
            </chart:title>
            <chart:categories table:cell-range-address="Laptop.B2:Laptop.Z2"/>
          </chart:axis>
          <chart:axis chart:dimension="y" chart:name="primary-y" chart:style-name="ch8">
            <chart:title svg:x="0.451cm" svg:y="13.619cm" chart:style-name="ch9">
              <text:p>Time, sec.</text:p>
            </chart:title>
            <chart:grid chart:style-name="ch10" chart:class="major"/>
          </chart:axis>
          <chart:series chart:style-name="ch11" chart:values-cell-range-address="Laptop.B3:Laptop.Z3" chart:label-cell-address="Laptop.A3:Laptop.A3" chart:class="chart:scatter">
            <chart:data-point chart:repeated="25"/>
          </chart:series>
          <chart:series chart:style-name="ch12" chart:values-cell-range-address="Laptop.B4:Laptop.Z4" chart:label-cell-address="Laptop.A4:Laptop.A4" chart:class="chart:scatter">
            <chart:data-point chart:repeated="25"/>
          </chart:series>
          <chart:series chart:style-name="ch13" chart:values-cell-range-address="Laptop.B5:Laptop.Z5" chart:label-cell-address="Laptop.A5:Laptop.A5" chart:class="chart:scatter">
            <chart:data-point chart:repeated="25"/>
          </chart:series>
          <chart:series chart:style-name="ch14" chart:values-cell-range-address="Laptop.B6:Laptop.Z6" chart:label-cell-address="Laptop.A6:Laptop.A6" chart:class="chart:scatter">
            <chart:data-point chart:repeated="25"/>
          </chart:series>
          <chart:series chart:style-name="ch15" chart:values-cell-range-address="Laptop.B7:Laptop.Z7" chart:label-cell-address="Laptop.A7:Laptop.A7" chart:class="chart:scatter">
            <chart:data-point chart:repeated="25"/>
          </chart:series>
          <chart:series chart:style-name="ch16" chart:values-cell-range-address="Laptop.B8:Laptop.Z8" chart:label-cell-address="Laptop.A8:Laptop.A8" chart:class="chart:scatter">
            <chart:data-point chart:repeated="25"/>
          </chart:series>
          <chart:series chart:style-name="ch17" chart:values-cell-range-address="Laptop.B9:Laptop.Z9" chart:label-cell-address="Laptop.A9:Laptop.A9" chart:class="chart:scatter">
            <chart:data-point chart:repeated="25"/>
          </chart:series>
          <chart:series chart:style-name="ch18" chart:values-cell-range-address="Laptop.B10:Laptop.Z10" chart:label-cell-address="Laptop.A10:Laptop.A10" chart:class="chart:scatter">
            <chart:data-point chart:repeated="25"/>
          </chart:series>
          <chart:series chart:style-name="ch19" chart:values-cell-range-address="Laptop.B11:Laptop.Z11" chart:label-cell-address="Laptop.A11:Laptop.A11" chart:class="chart:scatter">
            <chart:data-point chart:repeated="25"/>
          </chart:series>
          <chart:series chart:style-name="ch20" chart:values-cell-range-address="Laptop.B12:Laptop.Z12" chart:label-cell-address="Laptop.A12:Laptop.A12" chart:class="chart:scatter">
            <chart:data-point chart:repeated="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1</text:p>
                <draw:g>
                  <svg:desc>Laptop.B2:Laptop.Z2</svg:desc>
                </draw:g>
              </table:table-cell>
              <table:table-cell office:value-type="string">
                <text:p>1-2</text:p>
              </table:table-cell>
              <table:table-cell office:value-type="string">
                <text:p>1-3</text:p>
              </table:table-cell>
              <table:table-cell office:value-type="string">
                <text:p>1-4</text:p>
              </table:table-cell>
              <table:table-cell office:value-type="string">
                <text:p>1-5</text:p>
              </table:table-cell>
              <table:table-cell office:value-type="string">
                <text:p>1-6</text:p>
              </table:table-cell>
              <table:table-cell office:value-type="string">
                <text:p>1-7</text:p>
              </table:table-cell>
              <table:table-cell office:value-type="string">
                <text:p>1-8</text:p>
              </table:table-cell>
              <table:table-cell office:value-type="string">
                <text:p>1-9</text:p>
              </table:table-cell>
              <table:table-cell office:value-type="string">
                <text:p>1-10</text:p>
              </table:table-cell>
              <table:table-cell office:value-type="string">
                <text:p>1-11</text:p>
              </table:table-cell>
              <table:table-cell office:value-type="string">
                <text:p>1-12</text:p>
              </table:table-cell>
              <table:table-cell office:value-type="string">
                <text:p>1-13</text:p>
              </table:table-cell>
              <table:table-cell office:value-type="string">
                <text:p>1-14</text:p>
              </table:table-cell>
              <table:table-cell office:value-type="string">
                <text:p>1-15</text:p>
              </table:table-cell>
              <table:table-cell office:value-type="string">
                <text:p>1-16</text:p>
              </table:table-cell>
              <table:table-cell office:value-type="string">
                <text:p>1-17</text:p>
              </table:table-cell>
              <table:table-cell office:value-type="string">
                <text:p>1-18</text:p>
              </table:table-cell>
              <table:table-cell office:value-type="string">
                <text:p>1-19</text:p>
              </table:table-cell>
              <table:table-cell office:value-type="string">
                <text:p>1-20</text:p>
              </table:table-cell>
              <table:table-cell office:value-type="string">
                <text:p>1-21</text:p>
              </table:table-cell>
              <table:table-cell office:value-type="string">
                <text:p>1-22</text:p>
              </table:table-cell>
              <table:table-cell office:value-type="string">
                <text:p>1-23</text:p>
              </table:table-cell>
              <table:table-cell office:value-type="string">
                <text:p>1-24</text:p>
              </table:table-cell>
              <table:table-cell office:value-type="string">
                <text:p>1-25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Laptop.A3:Laptop.A3</svg:desc>
                </draw:g>
              </table:table-cell>
              <table:table-cell office:value-type="float" office:value="0.000007">
                <text:p>0.000007</text:p>
                <draw:g>
                  <svg:desc>Laptop.B3:Laptop.Z3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389">
                <text:p>0.000389</text:p>
              </table:table-cell>
              <table:table-cell office:value-type="float" office:value="0.000832">
                <text:p>0.000832</text:p>
              </table:table-cell>
              <table:table-cell office:value-type="float" office:value="0.001631">
                <text:p>0.001631</text:p>
              </table:table-cell>
              <table:table-cell office:value-type="float" office:value="0.003288">
                <text:p>0.003288</text:p>
              </table:table-cell>
              <table:table-cell office:value-type="float" office:value="0.006658">
                <text:p>0.006658</text:p>
              </table:table-cell>
              <table:table-cell office:value-type="float" office:value="0.015506">
                <text:p>0.015506</text:p>
              </table:table-cell>
              <table:table-cell office:value-type="float" office:value="0.034074">
                <text:p>0.034074</text:p>
              </table:table-cell>
              <table:table-cell office:value-type="float" office:value="0.055436">
                <text:p>0.055436</text:p>
              </table:table-cell>
              <table:table-cell office:value-type="float" office:value="0.114304">
                <text:p>0.114304</text:p>
              </table:table-cell>
              <table:table-cell office:value-type="float" office:value="0.230439">
                <text:p>0.230439</text:p>
              </table:table-cell>
              <table:table-cell office:value-type="float" office:value="0.474591">
                <text:p>0.474591</text:p>
              </table:table-cell>
              <table:table-cell office:value-type="float" office:value="1.121803">
                <text:p>1.121803</text:p>
              </table:table-cell>
              <table:table-cell office:value-type="float" office:value="2.185189">
                <text:p>2.185189</text:p>
              </table:table-cell>
              <table:table-cell office:value-type="float" office:value="4.507917">
                <text:p>4.507917</text:p>
              </table:table-cell>
              <table:table-cell office:value-type="float" office:value="8.718166">
                <text:p>8.718166</text:p>
              </table:table-cell>
              <table:table-cell office:value-type="float" office:value="17.061946">
                <text:p>17.061946</text:p>
              </table:table-cell>
              <table:table-cell office:value-type="float" office:value="33.229442">
                <text:p>33.229442</text:p>
              </table:table-cell>
            </table:table-row>
            <table:table-row>
              <table:table-cell office:value-type="string">
                <text:p>P2 min</text:p>
                <draw:g>
                  <svg:desc>Laptop.A4:Laptop.A4</svg:desc>
                </draw:g>
              </table:table-cell>
              <table:table-cell office:value-type="float" office:value="0.000019">
                <text:p>0.000019</text:p>
                <draw:g>
                  <svg:desc>Laptop.B4:Laptop.Z4</svg:desc>
                </draw:g>
              </table:table-cell>
              <table:table-cell office:value-type="float" office:value="0.000021">
                <text:p>0.00002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419">
                <text:p>0.000419</text:p>
              </table:table-cell>
              <table:table-cell office:value-type="float" office:value="0.000818">
                <text:p>0.000818</text:p>
              </table:table-cell>
              <table:table-cell office:value-type="float" office:value="0.001616">
                <text:p>0.001616</text:p>
              </table:table-cell>
              <table:table-cell office:value-type="float" office:value="0.003631">
                <text:p>0.003631</text:p>
              </table:table-cell>
              <table:table-cell office:value-type="float" office:value="0.007276">
                <text:p>0.007276</text:p>
              </table:table-cell>
              <table:table-cell office:value-type="float" office:value="0.014528">
                <text:p>0.014528</text:p>
              </table:table-cell>
              <table:table-cell office:value-type="float" office:value="0.030789">
                <text:p>0.030789</text:p>
              </table:table-cell>
              <table:table-cell office:value-type="float" office:value="0.063581">
                <text:p>0.063581</text:p>
              </table:table-cell>
              <table:table-cell office:value-type="float" office:value="0.128882">
                <text:p>0.128882</text:p>
              </table:table-cell>
              <table:table-cell office:value-type="float" office:value="0.258843">
                <text:p>0.258843</text:p>
              </table:table-cell>
              <table:table-cell office:value-type="float" office:value="0.520044">
                <text:p>0.520044</text:p>
              </table:table-cell>
              <table:table-cell office:value-type="float" office:value="1.035222">
                <text:p>1.035222</text:p>
              </table:table-cell>
              <table:table-cell office:value-type="float" office:value="1.986688">
                <text:p>1.986688</text:p>
              </table:table-cell>
              <table:table-cell office:value-type="float" office:value="3.831908">
                <text:p>3.831908</text:p>
              </table:table-cell>
              <table:table-cell office:value-type="float" office:value="7.570622">
                <text:p>7.570622</text:p>
              </table:table-cell>
              <table:table-cell office:value-type="float" office:value="15.150021">
                <text:p>15.150021</text:p>
              </table:table-cell>
            </table:table-row>
            <table:table-row>
              <table:table-cell office:value-type="string">
                <text:p>P2 max</text:p>
                <draw:g>
                  <svg:desc>Laptop.A5:Laptop.A5</svg:desc>
                </draw:g>
              </table:table-cell>
              <table:table-cell office:value-type="float" office:value="0.000022">
                <text:p>0.000022</text:p>
                <draw:g>
                  <svg:desc>Laptop.B5:Laptop.Z5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587">
                <text:p>0.000587</text:p>
              </table:table-cell>
              <table:table-cell office:value-type="float" office:value="0.001125">
                <text:p>0.001125</text:p>
              </table:table-cell>
              <table:table-cell office:value-type="float" office:value="0.002247">
                <text:p>0.002247</text:p>
              </table:table-cell>
              <table:table-cell office:value-type="float" office:value="0.004398">
                <text:p>0.004398</text:p>
              </table:table-cell>
              <table:table-cell office:value-type="float" office:value="0.008686">
                <text:p>0.008686</text:p>
              </table:table-cell>
              <table:table-cell office:value-type="float" office:value="0.017716">
                <text:p>0.017716</text:p>
              </table:table-cell>
              <table:table-cell office:value-type="float" office:value="0.035543">
                <text:p>0.035543</text:p>
              </table:table-cell>
              <table:table-cell office:value-type="float" office:value="0.068114">
                <text:p>0.068114</text:p>
              </table:table-cell>
              <table:table-cell office:value-type="float" office:value="0.130592">
                <text:p>0.130592</text:p>
              </table:table-cell>
              <table:table-cell office:value-type="float" office:value="0.263295">
                <text:p>0.263295</text:p>
              </table:table-cell>
              <table:table-cell office:value-type="float" office:value="0.524295">
                <text:p>0.524295</text:p>
              </table:table-cell>
              <table:table-cell office:value-type="float" office:value="1.041061">
                <text:p>1.041061</text:p>
              </table:table-cell>
              <table:table-cell office:value-type="float" office:value="1.99432">
                <text:p>1.99432</text:p>
              </table:table-cell>
              <table:table-cell office:value-type="float" office:value="3.84115">
                <text:p>3.84115</text:p>
              </table:table-cell>
              <table:table-cell office:value-type="float" office:value="7.594508">
                <text:p>7.594508</text:p>
              </table:table-cell>
              <table:table-cell office:value-type="float" office:value="15.174548">
                <text:p>15.174548</text:p>
              </table:table-cell>
            </table:table-row>
            <table:table-row>
              <table:table-cell office:value-type="string">
                <text:p>P2 avg</text:p>
                <draw:g>
                  <svg:desc>Laptop.A6:Laptop.A6</svg:desc>
                </draw:g>
              </table:table-cell>
              <table:table-cell office:value-type="float" office:value="0.00002">
                <text:p>0.00002</text:p>
                <draw:g>
                  <svg:desc>Laptop.B6:Laptop.Z6</svg:desc>
                </draw:g>
              </table:table-cell>
              <table:table-cell office:value-type="float" office:value="0.000022">
                <text:p>0.00002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257">
                <text:p>0.000257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971">
                <text:p>0.000971</text:p>
              </table:table-cell>
              <table:table-cell office:value-type="float" office:value="0.001931">
                <text:p>0.001931</text:p>
              </table:table-cell>
              <table:table-cell office:value-type="float" office:value="0.004014">
                <text:p>0.004014</text:p>
              </table:table-cell>
              <table:table-cell office:value-type="float" office:value="0.007981">
                <text:p>0.007981</text:p>
              </table:table-cell>
              <table:table-cell office:value-type="float" office:value="0.016122">
                <text:p>0.016122</text:p>
              </table:table-cell>
              <table:table-cell office:value-type="float" office:value="0.033166">
                <text:p>0.033166</text:p>
              </table:table-cell>
              <table:table-cell office:value-type="float" office:value="0.065847">
                <text:p>0.065847</text:p>
              </table:table-cell>
              <table:table-cell office:value-type="float" office:value="0.129737">
                <text:p>0.129737</text:p>
              </table:table-cell>
              <table:table-cell office:value-type="float" office:value="0.261069">
                <text:p>0.261069</text:p>
              </table:table-cell>
              <table:table-cell office:value-type="float" office:value="0.52217">
                <text:p>0.52217</text:p>
              </table:table-cell>
              <table:table-cell office:value-type="float" office:value="1.038142">
                <text:p>1.038142</text:p>
              </table:table-cell>
              <table:table-cell office:value-type="float" office:value="1.990504">
                <text:p>1.990504</text:p>
              </table:table-cell>
              <table:table-cell office:value-type="float" office:value="3.836529">
                <text:p>3.836529</text:p>
              </table:table-cell>
              <table:table-cell office:value-type="float" office:value="7.582565">
                <text:p>7.582565</text:p>
              </table:table-cell>
              <table:table-cell office:value-type="float" office:value="15.162284">
                <text:p>15.162284</text:p>
              </table:table-cell>
            </table:table-row>
            <table:table-row>
              <table:table-cell office:value-type="string">
                <text:p>P4 min</text:p>
                <draw:g>
                  <svg:desc>Laptop.A7:Laptop.A7</svg:desc>
                </draw:g>
              </table:table-cell>
              <table:table-cell office:value-type="float" office:value="0.000007">
                <text:p>0.000007</text:p>
                <draw:g>
                  <svg:desc>Laptop.B7:Laptop.Z7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279">
                <text:p>0.001279</text:p>
              </table:table-cell>
              <table:table-cell office:value-type="float" office:value="0.002531">
                <text:p>0.002531</text:p>
              </table:table-cell>
              <table:table-cell office:value-type="float" office:value="0.005052">
                <text:p>0.005052</text:p>
              </table:table-cell>
              <table:table-cell office:value-type="float" office:value="0.010146">
                <text:p>0.010146</text:p>
              </table:table-cell>
              <table:table-cell office:value-type="float" office:value="0.020519">
                <text:p>0.020519</text:p>
              </table:table-cell>
              <table:table-cell office:value-type="float" office:value="0.041312">
                <text:p>0.041312</text:p>
              </table:table-cell>
              <table:table-cell office:value-type="float" office:value="0.083284">
                <text:p>0.083284</text:p>
              </table:table-cell>
              <table:table-cell office:value-type="float" office:value="0.168733">
                <text:p>0.168733</text:p>
              </table:table-cell>
              <table:table-cell office:value-type="float" office:value="0.380217">
                <text:p>0.380217</text:p>
              </table:table-cell>
              <table:table-cell office:value-type="float" office:value="0.745353">
                <text:p>0.745353</text:p>
              </table:table-cell>
              <table:table-cell office:value-type="float" office:value="1.468966">
                <text:p>1.468966</text:p>
              </table:table-cell>
              <table:table-cell office:value-type="float" office:value="2.918233">
                <text:p>2.918233</text:p>
              </table:table-cell>
              <table:table-cell office:value-type="float" office:value="5.809031">
                <text:p>5.809031</text:p>
              </table:table-cell>
              <table:table-cell office:value-type="float" office:value="11.602818">
                <text:p>11.602818</text:p>
              </table:table-cell>
            </table:table-row>
            <table:table-row>
              <table:table-cell office:value-type="string">
                <text:p>P4 max</text:p>
                <draw:g>
                  <svg:desc>Laptop.A8:Laptop.A8</svg:desc>
                </draw:g>
              </table:table-cell>
              <table:table-cell office:value-type="float" office:value="0.000023">
                <text:p>0.000023</text:p>
                <draw:g>
                  <svg:desc>Laptop.B8:Laptop.Z8</svg:desc>
                </draw:g>
              </table:table-cell>
              <table:table-cell office:value-type="float" office:value="0.000024">
                <text:p>0.000024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5">
                <text:p>0.000345</text:p>
              </table:table-cell>
              <table:table-cell office:value-type="float" office:value="0.000659">
                <text:p>0.000659</text:p>
              </table:table-cell>
              <table:table-cell office:value-type="float" office:value="0.001281">
                <text:p>0.001281</text:p>
              </table:table-cell>
              <table:table-cell office:value-type="float" office:value="0.002545">
                <text:p>0.002545</text:p>
              </table:table-cell>
              <table:table-cell office:value-type="float" office:value="0.005257">
                <text:p>0.005257</text:p>
              </table:table-cell>
              <table:table-cell office:value-type="float" office:value="0.010509">
                <text:p>0.010509</text:p>
              </table:table-cell>
              <table:table-cell office:value-type="float" office:value="0.02595">
                <text:p>0.02595</text:p>
              </table:table-cell>
              <table:table-cell office:value-type="float" office:value="0.05333">
                <text:p>0.05333</text:p>
              </table:table-cell>
              <table:table-cell office:value-type="float" office:value="0.115059">
                <text:p>0.115059</text:p>
              </table:table-cell>
              <table:table-cell office:value-type="float" office:value="0.234233">
                <text:p>0.234233</text:p>
              </table:table-cell>
              <table:table-cell office:value-type="float" office:value="0.449589">
                <text:p>0.449589</text:p>
              </table:table-cell>
              <table:table-cell office:value-type="float" office:value="0.806998">
                <text:p>0.806998</text:p>
              </table:table-cell>
              <table:table-cell office:value-type="float" office:value="1.518203">
                <text:p>1.518203</text:p>
              </table:table-cell>
              <table:table-cell office:value-type="float" office:value="2.948897">
                <text:p>2.948897</text:p>
              </table:table-cell>
              <table:table-cell office:value-type="float" office:value="5.868357">
                <text:p>5.868357</text:p>
              </table:table-cell>
              <table:table-cell office:value-type="float" office:value="11.77757">
                <text:p>11.77757</text:p>
              </table:table-cell>
            </table:table-row>
            <table:table-row>
              <table:table-cell office:value-type="string">
                <text:p>P4 avg</text:p>
                <draw:g>
                  <svg:desc>Laptop.A9:Laptop.A9</svg:desc>
                </draw:g>
              </table:table-cell>
              <table:table-cell office:value-type="float" office:value="0.000015">
                <text:p>0.000015</text:p>
                <draw:g>
                  <svg:desc>Laptop.B9:Laptop.Z9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657">
                <text:p>0.000657</text:p>
              </table:table-cell>
              <table:table-cell office:value-type="float" office:value="0.001281">
                <text:p>0.001281</text:p>
              </table:table-cell>
              <table:table-cell office:value-type="float" office:value="0.002538">
                <text:p>0.002538</text:p>
              </table:table-cell>
              <table:table-cell office:value-type="float" office:value="0.005123">
                <text:p>0.005123</text:p>
              </table:table-cell>
              <table:table-cell office:value-type="float" office:value="0.010366">
                <text:p>0.010366</text:p>
              </table:table-cell>
              <table:table-cell office:value-type="float" office:value="0.022268">
                <text:p>0.022268</text:p>
              </table:table-cell>
              <table:table-cell office:value-type="float" office:value="0.045235">
                <text:p>0.045235</text:p>
              </table:table-cell>
              <table:table-cell office:value-type="float" office:value="0.093303">
                <text:p>0.093303</text:p>
              </table:table-cell>
              <table:table-cell office:value-type="float" office:value="0.201909">
                <text:p>0.201909</text:p>
              </table:table-cell>
              <table:table-cell office:value-type="float" office:value="0.41557">
                <text:p>0.41557</text:p>
              </table:table-cell>
              <table:table-cell office:value-type="float" office:value="0.772866">
                <text:p>0.772866</text:p>
              </table:table-cell>
              <table:table-cell office:value-type="float" office:value="1.490442">
                <text:p>1.490442</text:p>
              </table:table-cell>
              <table:table-cell office:value-type="float" office:value="2.939111">
                <text:p>2.939111</text:p>
              </table:table-cell>
              <table:table-cell office:value-type="float" office:value="5.837159">
                <text:p>5.837159</text:p>
              </table:table-cell>
              <table:table-cell office:value-type="float" office:value="11.694215">
                <text:p>11.694215</text:p>
              </table:table-cell>
            </table:table-row>
            <table:table-row>
              <table:table-cell office:value-type="string">
                <text:p>P8 min</text:p>
                <draw:g>
                  <svg:desc>Laptop.A10:Laptop.A10</svg:desc>
                </draw:g>
              </table:table-cell>
              <table:table-cell office:value-type="float" office:value="0.000006">
                <text:p>0.000006</text:p>
                <draw:g>
                  <svg:desc>Laptop.B10:Laptop.Z10</svg:desc>
                </draw:g>
              </table:table-cell>
              <table:table-cell office:value-type="float" office:value="0.000014">
                <text:p>0.00001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295">
                <text:p>0.000295</text:p>
              </table:table-cell>
              <table:table-cell office:value-type="float" office:value="0.00057">
                <text:p>0.00057</text:p>
              </table:table-cell>
              <table:table-cell office:value-type="float" office:value="0.001157">
                <text:p>0.001157</text:p>
              </table:table-cell>
              <table:table-cell office:value-type="float" office:value="0.002362">
                <text:p>0.002362</text:p>
              </table:table-cell>
              <table:table-cell office:value-type="float" office:value="0.004816">
                <text:p>0.004816</text:p>
              </table:table-cell>
              <table:table-cell office:value-type="float" office:value="0.010217">
                <text:p>0.010217</text:p>
              </table:table-cell>
              <table:table-cell office:value-type="float" office:value="0.029233">
                <text:p>0.029233</text:p>
              </table:table-cell>
              <table:table-cell office:value-type="float" office:value="0.077519">
                <text:p>0.077519</text:p>
              </table:table-cell>
              <table:table-cell office:value-type="float" office:value="0.171837">
                <text:p>0.171837</text:p>
              </table:table-cell>
              <table:table-cell office:value-type="float" office:value="0.369079">
                <text:p>0.369079</text:p>
              </table:table-cell>
              <table:table-cell office:value-type="float" office:value="0.714877">
                <text:p>0.714877</text:p>
              </table:table-cell>
              <table:table-cell office:value-type="float" office:value="1.419889">
                <text:p>1.419889</text:p>
              </table:table-cell>
              <table:table-cell office:value-type="float" office:value="2.830257">
                <text:p>2.830257</text:p>
              </table:table-cell>
              <table:table-cell office:value-type="float" office:value="5.690051">
                <text:p>5.690051</text:p>
              </table:table-cell>
              <table:table-cell office:value-type="float" office:value="11.478524">
                <text:p>11.478524</text:p>
              </table:table-cell>
            </table:table-row>
            <table:table-row>
              <table:table-cell office:value-type="string">
                <text:p>P8 max</text:p>
                <draw:g>
                  <svg:desc>Laptop.A11:Laptop.A11</svg:desc>
                </draw:g>
              </table:table-cell>
              <table:table-cell office:value-type="float" office:value="0.000023">
                <text:p>0.000023</text:p>
                <draw:g>
                  <svg:desc>Laptop.B11:Laptop.Z11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2">
                <text:p>0.0002</text:p>
              </table:table-cell>
              <table:table-cell office:value-type="float" office:value="0.000367">
                <text:p>0.0003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1307">
                <text:p>0.001307</text:p>
              </table:table-cell>
              <table:table-cell office:value-type="float" office:value="0.002719">
                <text:p>0.002719</text:p>
              </table:table-cell>
              <table:table-cell office:value-type="float" office:value="0.012762">
                <text:p>0.012762</text:p>
              </table:table-cell>
              <table:table-cell office:value-type="float" office:value="0.026016">
                <text:p>0.026016</text:p>
              </table:table-cell>
              <table:table-cell office:value-type="float" office:value="0.067715">
                <text:p>0.067715</text:p>
              </table:table-cell>
              <table:table-cell office:value-type="float" office:value="0.14361">
                <text:p>0.14361</text:p>
              </table:table-cell>
              <table:table-cell office:value-type="float" office:value="0.248029">
                <text:p>0.248029</text:p>
              </table:table-cell>
              <table:table-cell office:value-type="float" office:value="0.465381">
                <text:p>0.465381</text:p>
              </table:table-cell>
              <table:table-cell office:value-type="float" office:value="0.879306">
                <text:p>0.879306</text:p>
              </table:table-cell>
              <table:table-cell office:value-type="float" office:value="1.682266">
                <text:p>1.682266</text:p>
              </table:table-cell>
              <table:table-cell office:value-type="float" office:value="3.222648">
                <text:p>3.222648</text:p>
              </table:table-cell>
              <table:table-cell office:value-type="float" office:value="6.341344">
                <text:p>6.341344</text:p>
              </table:table-cell>
              <table:table-cell office:value-type="float" office:value="12.507539">
                <text:p>12.507539</text:p>
              </table:table-cell>
            </table:table-row>
            <table:table-row>
              <table:table-cell office:value-type="string">
                <text:p>P8 avg</text:p>
                <draw:g>
                  <svg:desc>Laptop.A12:Laptop.A12</svg:desc>
                </draw:g>
              </table:table-cell>
              <table:table-cell office:value-type="float" office:value="0.000011">
                <text:p>0.000011</text:p>
                <draw:g>
                  <svg:desc>Laptop.B12:Laptop.Z12</svg:desc>
                </draw:g>
              </table:table-cell>
              <table:table-cell office:value-type="float" office:value="0.000019">
                <text:p>0.000019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7">
                <text:p>0.00007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338">
                <text:p>0.000338</text:p>
              </table:table-cell>
              <table:table-cell office:value-type="float" office:value="0.000639">
                <text:p>0.000639</text:p>
              </table:table-cell>
              <table:table-cell office:value-type="float" office:value="0.001257">
                <text:p>0.001257</text:p>
              </table:table-cell>
              <table:table-cell office:value-type="float" office:value="0.002517">
                <text:p>0.002517</text:p>
              </table:table-cell>
              <table:table-cell office:value-type="float" office:value="0.006053">
                <text:p>0.006053</text:p>
              </table:table-cell>
              <table:table-cell office:value-type="float" office:value="0.018914">
                <text:p>0.018914</text:p>
              </table:table-cell>
              <table:table-cell office:value-type="float" office:value="0.045599">
                <text:p>0.045599</text:p>
              </table:table-cell>
              <table:table-cell office:value-type="float" office:value="0.097319">
                <text:p>0.097319</text:p>
              </table:table-cell>
              <table:table-cell office:value-type="float" office:value="0.19535">
                <text:p>0.19535</text:p>
              </table:table-cell>
              <table:table-cell office:value-type="float" office:value="0.406776">
                <text:p>0.406776</text:p>
              </table:table-cell>
              <table:table-cell office:value-type="float" office:value="0.820924">
                <text:p>0.820924</text:p>
              </table:table-cell>
              <table:table-cell office:value-type="float" office:value="1.568211">
                <text:p>1.568211</text:p>
              </table:table-cell>
              <table:table-cell office:value-type="float" office:value="3.015479">
                <text:p>3.015479</text:p>
              </table:table-cell>
              <table:table-cell office:value-type="float" office:value="5.939228">
                <text:p>5.939228</text:p>
              </table:table-cell>
              <table:table-cell office:value-type="float" office:value="11.854662">
                <text:p>11.8546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maximum="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1">
      <style:chart-properties chart:symbol-type="named-symbol" chart:symbol-name="x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817cm" svg:height="18.248cm" xlink:href=".." xlink:type="simple" chart:class="chart:scatter" chart:column-mapping="0 1 2 3 4 5 6 7 8 9" chart:style-name="ch1">
        <chart:title svg:x="4.525cm" svg:y="0.5cm" chart:style-name="ch2">
          <text:p>Serial speedup for Tmax</text:p>
        </chart:title>
        <chart:subtitle svg:x="4.062cm" svg:y="1.811cm" chart:style-name="ch3">
          <text:p>Alphabet "ab", WL [ 1-6, ..., 1-15 ]</text:p>
        </chart:subtitle>
        <chart:legend chart:legend-position="end" svg:x="10.801cm" svg:y="5.46cm" style:legend-expansion="high" chart:style-name="ch4"/>
        <chart:plot-area chart:style-name="ch5" table:cell-range-address="Laptop.A16:Laptop.A19 Laptop.Q16:Laptop.Z19" chart:data-source-has-labels="both" svg:x="1.619cm" svg:y="3.028cm" svg:width="8.866cm" svg:height="13.583cm">
          <chartooo:coordinate-region svg:x="2.055cm" svg:y="3.227cm" svg:width="8.336cm" svg:height="12.737cm"/>
          <chart:axis chart:dimension="x" chart:name="primary-x" chart:style-name="ch6" chartooo:axis-type="auto">
            <chart:title svg:x="3.515cm" svg:y="16.975cm" chart:style-name="ch7">
              <text:p>Number of processes</text:p>
            </chart:title>
            <chart:categories table:cell-range-address="Laptop.A17:Laptop.A19"/>
            <chart:grid chart:style-name="ch8" chart:class="major"/>
          </chart:axis>
          <chart:axis chart:dimension="y" chart:name="primary-y" chart:style-name="ch9">
            <chart:title svg:x="0.451cm" svg:y="10.953cm" chart:style-name="ch10">
              <text:p>Speedup</text:p>
            </chart:title>
            <chart:grid chart:style-name="ch8" chart:class="major"/>
          </chart:axis>
          <chart:series chart:style-name="ch11" chart:values-cell-range-address="Laptop.A17:Laptop.A19" chart:label-cell-address="Laptop.A16:Laptop.A16" chart:class="chart:scatter">
            <chart:domain table:cell-range-address="Laptop.A17:Laptop.A19"/>
            <chart:data-point chart:repeated="3"/>
          </chart:series>
          <chart:series chart:style-name="ch12" chart:values-cell-range-address="Laptop.Q17:Laptop.Q19" chart:label-cell-address="Laptop.Q16:Laptop.Q16" chart:class="chart:scatter">
            <chart:data-point chart:repeated="3"/>
          </chart:series>
          <chart:series chart:style-name="ch13" chart:values-cell-range-address="Laptop.R17:Laptop.R19" chart:label-cell-address="Laptop.R16:Laptop.R16" chart:class="chart:scatter">
            <chart:data-point chart:repeated="3"/>
          </chart:series>
          <chart:series chart:style-name="ch14" chart:values-cell-range-address="Laptop.S17:Laptop.S19" chart:label-cell-address="Laptop.S16:Laptop.S16" chart:class="chart:scatter">
            <chart:data-point chart:repeated="3"/>
          </chart:series>
          <chart:series chart:style-name="ch15" chart:values-cell-range-address="Laptop.T17:Laptop.T19" chart:label-cell-address="Laptop.T16:Laptop.T16" chart:class="chart:scatter">
            <chart:data-point chart:repeated="3"/>
          </chart:series>
          <chart:series chart:style-name="ch16" chart:values-cell-range-address="Laptop.U17:Laptop.U19" chart:label-cell-address="Laptop.U16:Laptop.U16" chart:class="chart:scatter">
            <chart:data-point chart:repeated="3"/>
          </chart:series>
          <chart:series chart:style-name="ch17" chart:values-cell-range-address="Laptop.V17:Laptop.V19" chart:label-cell-address="Laptop.V16:Laptop.V16" chart:class="chart:scatter">
            <chart:data-point chart:repeated="3"/>
          </chart:series>
          <chart:series chart:style-name="ch18" chart:values-cell-range-address="Laptop.W17:Laptop.W19" chart:label-cell-address="Laptop.W16:Laptop.W16" chart:class="chart:scatter">
            <chart:data-point chart:repeated="3"/>
          </chart:series>
          <chart:series chart:style-name="ch19" chart:values-cell-range-address="Laptop.X17:Laptop.X19" chart:label-cell-address="Laptop.X16:Laptop.X16" chart:class="chart:scatter">
            <chart:data-point chart:repeated="3"/>
          </chart:series>
          <chart:series chart:style-name="ch20" chart:values-cell-range-address="Laptop.Y17:Laptop.Y19" chart:label-cell-address="Laptop.Y16:Laptop.Y16" chart:class="chart:scatter">
            <chart:data-point chart:repeated="3"/>
          </chart:series>
          <chart:series chart:style-name="ch21" chart:values-cell-range-address="Laptop.Z17:Laptop.Z19" chart:label-cell-address="Laptop.Z16:Laptop.Z16" chart:class="chart:scatte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inear speedup</text:p>
                <draw:g>
                  <svg:desc>Laptop.A16:Laptop.A16</svg:desc>
                </draw:g>
              </table:table-cell>
              <table:table-cell office:value-type="string">
                <text:p>1-16</text:p>
                <draw:g>
                  <svg:desc>Laptop.Q16:Laptop.Q16</svg:desc>
                </draw:g>
              </table:table-cell>
              <table:table-cell office:value-type="string">
                <text:p>1-17</text:p>
                <draw:g>
                  <svg:desc>Laptop.R16:Laptop.R16</svg:desc>
                </draw:g>
              </table:table-cell>
              <table:table-cell office:value-type="string">
                <text:p>1-18</text:p>
                <draw:g>
                  <svg:desc>Laptop.S16:Laptop.S16</svg:desc>
                </draw:g>
              </table:table-cell>
              <table:table-cell office:value-type="string">
                <text:p>1-19</text:p>
                <draw:g>
                  <svg:desc>Laptop.T16:Laptop.T16</svg:desc>
                </draw:g>
              </table:table-cell>
              <table:table-cell office:value-type="string">
                <text:p>1-20</text:p>
                <draw:g>
                  <svg:desc>Laptop.U16:Laptop.U16</svg:desc>
                </draw:g>
              </table:table-cell>
              <table:table-cell office:value-type="string">
                <text:p>1-21</text:p>
                <draw:g>
                  <svg:desc>Laptop.V16:Laptop.V16</svg:desc>
                </draw:g>
              </table:table-cell>
              <table:table-cell office:value-type="string">
                <text:p>1-22</text:p>
                <draw:g>
                  <svg:desc>Laptop.W16:Laptop.W16</svg:desc>
                </draw:g>
              </table:table-cell>
              <table:table-cell office:value-type="string">
                <text:p>1-23</text:p>
                <draw:g>
                  <svg:desc>Laptop.X16:Laptop.X16</svg:desc>
                </draw:g>
              </table:table-cell>
              <table:table-cell office:value-type="string">
                <text:p>1-24</text:p>
                <draw:g>
                  <svg:desc>Laptop.Y16:Laptop.Y16</svg:desc>
                </draw:g>
              </table:table-cell>
              <table:table-cell office:value-type="string">
                <text:p>1-25</text:p>
                <draw:g>
                  <svg:desc>Laptop.Z16:Laptop.Z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2">
                <text:p>2</text:p>
                <draw:g>
                  <svg:desc>Laptop.A17:Laptop.A19</svg:desc>
                </draw:g>
              </table:table-cell>
              <table:table-cell office:value-type="float" office:value="1.55968826491855">
                <text:p>1.55968826491855</text:p>
                <draw:g>
                  <svg:desc>Laptop.Q17:Laptop.Q19</svg:desc>
                </draw:g>
              </table:table-cell>
              <table:table-cell office:value-type="float" office:value="1.67812784449599">
                <text:p>1.67812784449599</text:p>
                <draw:g>
                  <svg:desc>Laptop.R17:Laptop.R19</svg:desc>
                </draw:g>
              </table:table-cell>
              <table:table-cell office:value-type="float" office:value="1.76457210242588">
                <text:p>1.76457210242588</text:p>
                <draw:g>
                  <svg:desc>Laptop.S17:Laptop.S19</svg:desc>
                </draw:g>
              </table:table-cell>
              <table:table-cell office:value-type="float" office:value="1.80250669401242">
                <text:p>1.80250669401242</text:p>
                <draw:g>
                  <svg:desc>Laptop.T17:Laptop.T19</svg:desc>
                </draw:g>
              </table:table-cell>
              <table:table-cell office:value-type="float" office:value="2.1396408510476">
                <text:p>2.1396408510476</text:p>
                <draw:g>
                  <svg:desc>Laptop.U17:Laptop.U19</svg:desc>
                </draw:g>
              </table:table-cell>
              <table:table-cell office:value-type="float" office:value="2.09900188365523">
                <text:p>2.09900188365523</text:p>
                <draw:g>
                  <svg:desc>Laptop.V17:Laptop.V19</svg:desc>
                </draw:g>
              </table:table-cell>
              <table:table-cell office:value-type="float" office:value="2.26037797344458">
                <text:p>2.26037797344458</text:p>
                <draw:g>
                  <svg:desc>Laptop.W17:Laptop.W19</svg:desc>
                </draw:g>
              </table:table-cell>
              <table:table-cell office:value-type="float" office:value="2.26967600848704">
                <text:p>2.26967600848704</text:p>
                <draw:g>
                  <svg:desc>Laptop.X17:Laptop.X19</svg:desc>
                </draw:g>
              </table:table-cell>
              <table:table-cell office:value-type="float" office:value="2.24661637067207">
                <text:p>2.24661637067207</text:p>
                <draw:g>
                  <svg:desc>Laptop.Y17:Laptop.Y19</svg:desc>
                </draw:g>
              </table:table-cell>
              <table:table-cell office:value-type="float" office:value="2.18981428639588">
                <text:p>2.18981428639588</text:p>
                <draw:g>
                  <svg:desc>Laptop.Z17:Laptop.Z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3626204238921">
                <text:p>2.13626204238921</text:p>
              </table:table-cell>
              <table:table-cell office:value-type="float" office:value="2.1433339583724">
                <text:p>2.1433339583724</text:p>
              </table:table-cell>
              <table:table-cell office:value-type="float" office:value="2.00278987302167">
                <text:p>2.00278987302167</text:p>
              </table:table-cell>
              <table:table-cell office:value-type="float" office:value="2.02614917624758">
                <text:p>2.02614917624758</text:p>
              </table:table-cell>
              <table:table-cell office:value-type="float" office:value="2.49517448158207">
                <text:p>2.49517448158207</text:p>
              </table:table-cell>
              <table:table-cell office:value-type="float" office:value="2.70779977149881">
                <text:p>2.70779977149881</text:p>
              </table:table-cell>
              <table:table-cell office:value-type="float" office:value="2.96924521951281">
                <text:p>2.96924521951281</text:p>
              </table:table-cell>
              <table:table-cell office:value-type="float" office:value="2.95641590737147">
                <text:p>2.95641590737147</text:p>
              </table:table-cell>
              <table:table-cell office:value-type="float" office:value="2.90744854138901">
                <text:p>2.90744854138901</text:p>
              </table:table-cell>
              <table:table-cell office:value-type="float" office:value="2.82141749104442">
                <text:p>2.82141749104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3084255842558">
                <text:p>2.13084255842558</text:p>
              </table:table-cell>
              <table:table-cell office:value-type="float" office:value="1.68801594919885">
                <text:p>1.68801594919885</text:p>
              </table:table-cell>
              <table:table-cell office:value-type="float" office:value="1.60461667014832">
                <text:p>1.60461667014832</text:p>
              </table:table-cell>
              <table:table-cell office:value-type="float" office:value="1.91344963693762">
                <text:p>1.91344963693762</text:p>
              </table:table-cell>
              <table:table-cell office:value-type="float" office:value="2.41050451135736">
                <text:p>2.41050451135736</text:p>
              </table:table-cell>
              <table:table-cell office:value-type="float" office:value="2.48512918142262">
                <text:p>2.48512918142262</text:p>
              </table:table-cell>
              <table:table-cell office:value-type="float" office:value="2.67966956474184">
                <text:p>2.67966956474184</text:p>
              </table:table-cell>
              <table:table-cell office:value-type="float" office:value="2.7052802540023">
                <text:p>2.7052802540023</text:p>
              </table:table-cell>
              <table:table-cell office:value-type="float" office:value="2.69058830430899">
                <text:p>2.69058830430899</text:p>
              </table:table-cell>
              <table:table-cell office:value-type="float" office:value="2.65675301911911">
                <text:p>2.656753019119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